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8"/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5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6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7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11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12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15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16" style:family="table-cell" style:parent-style-name="Default" style:data-style-name="N48">
      <style:text-properties fo:font-weight="bold" style:font-weight-asian="bold" style:font-weight-complex="bold"/>
    </style:style>
    <style:style style:name="ce17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2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23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5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28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29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style:vertical-align="automatic"/>
    </style:style>
    <style:style style:name="ce32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34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40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41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42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44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45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46" style:family="table-cell" style:parent-style-name="Default" style:data-style-name="N3"/>
    <style:style style:name="ce4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8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9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50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1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52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53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54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5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58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59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6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61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62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63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64" style:family="table-cell" style:parent-style-name="Default" style:data-style-name="N0"/>
    <style:style style:name="ce65" style:family="table-cell" style:parent-style-name="Default" style:data-style-name="N0">
      <style:table-cell-properties style:vertical-align="middle"/>
    </style:style>
    <style:style style:name="ce6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7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6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72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7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77" style:family="table-cell" style:parent-style-name="Default" style:data-style-name="N3"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79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81" style:family="table-cell" style:parent-style-name="Default" style:data-style-name="N0"/>
    <style:style style:name="ce8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84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85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86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87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8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89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9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9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4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9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6" style:family="table-cell" style:parent-style-name="Default" style:data-style-name="N3"/>
    <style:style style:name="ce97" style:family="table-cell" style:parent-style-name="Default" style:data-style-name="N0">
      <style:text-properties fo:color="#FF0000"/>
    </style:style>
    <style:style style:name="ce98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99" style:family="table-cell" style:parent-style-name="Default" style:data-style-name="N3">
      <style:table-cell-properties fo:background-color="transparent"/>
    </style:style>
    <style:style style:name="ce100" style:family="table-cell" style:parent-style-name="Default" style:data-style-name="N0"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102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10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5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2.4606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9pt" style:use-optimal-row-height="false" fo:break-before="auto"/>
    </style:style>
    <style:style style:name="ro3" style:family="table-row">
      <style:table-row-properties style:row-height="19.1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7.1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2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style-name="ce1"/>
          <table:table-cell table:style-name="ce2"/>
          <table:table-cell office:value-type="string" table:style-name="ce3">
            <text:p>中華民國110年08月底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5">
            <text:p>戶 <text:s text:c="3"/>數</text:p>
          </table:table-cell>
          <table:table-cell office:value-type="string" table:style-name="ce6">
            <text:p>人 <text:s text:c="7"/>口 <text:s text:c="7"/>數</text:p>
          </table:table-cell>
          <table:table-cell table:number-columns-repeated="2" table:style-name="ce7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0">
            <text:p>計</text:p>
          </table:table-cell>
          <table:table-cell office:value-type="string" table:style-name="ce11">
            <text:p>男</text:p>
          </table:table-cell>
          <table:table-cell office:value-type="string" table:style-name="ce12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13">
            <text:p>總　 <text:s/>計</text:p>
          </table:table-cell>
          <table:table-cell office:value-type="float" office:value="8988241" table:style-name="ce14">
            <text:p>8,988,241</text:p>
          </table:table-cell>
          <table:table-cell office:value-type="float" office:value="23451837" table:style-name="ce15">
            <text:p>23,451,837</text:p>
          </table:table-cell>
          <table:table-cell office:value-type="float" office:value="11616647" table:style-name="ce15">
            <text:p>11,616,647</text:p>
          </table:table-cell>
          <table:table-cell office:value-type="float" office:value="11835190" table:style-name="ce16">
            <text:p>11,835,190</text:p>
          </table:table-cell>
          <table:table-cell table:number-columns-repeated="16379"/>
        </table:table-row>
        <table:table-row table:style-name="ro3">
          <table:table-cell office:value-type="string" table:style-name="ce13">
            <text:p>新 北 市</text:p>
          </table:table-cell>
          <table:table-cell office:value-type="float" office:value="1617196" table:style-name="ce14">
            <text:p>1,617,196</text:p>
          </table:table-cell>
          <table:table-cell office:value-type="float" office:value="4019898" table:style-name="ce17">
            <text:p>4,019,898</text:p>
          </table:table-cell>
          <table:table-cell office:value-type="float" office:value="1962811" table:style-name="ce17">
            <text:p>1,962,811</text:p>
          </table:table-cell>
          <table:table-cell office:value-type="float" office:value="2057087" table:style-name="ce16">
            <text:p>2,057,087</text:p>
          </table:table-cell>
          <table:table-cell table:number-columns-repeated="16379"/>
        </table:table-row>
        <table:table-row table:style-name="ro4">
          <table:table-cell office:value-type="string" table:style-name="ce18">
            <text:p>臺 北 市</text:p>
          </table:table-cell>
          <table:table-cell office:value-type="float" office:value="1056924" table:style-name="ce14">
            <text:p>1,056,924</text:p>
          </table:table-cell>
          <table:table-cell office:value-type="float" office:value="2553798" table:style-name="ce17">
            <text:p>2,553,798</text:p>
          </table:table-cell>
          <table:table-cell office:value-type="float" office:value="1215490" table:style-name="ce17">
            <text:p>1,215,490</text:p>
          </table:table-cell>
          <table:table-cell office:value-type="float" office:value="1338308" table:style-name="ce16">
            <text:p>1,338,308</text:p>
          </table:table-cell>
          <table:table-cell table:number-columns-repeated="16379"/>
        </table:table-row>
        <table:table-row table:style-name="ro4">
          <table:table-cell office:value-type="string" table:style-name="ce18">
            <text:p>桃 園 市</text:p>
          </table:table-cell>
          <table:table-cell office:value-type="float" office:value="857766" table:style-name="ce14">
            <text:p>857,766</text:p>
          </table:table-cell>
          <table:table-cell office:value-type="float" office:value="2272976" table:style-name="ce17">
            <text:p>2,272,976</text:p>
          </table:table-cell>
          <table:table-cell office:value-type="float" office:value="1125790" table:style-name="ce17">
            <text:p>1,125,790</text:p>
          </table:table-cell>
          <table:table-cell office:value-type="float" office:value="1147186" table:style-name="ce16">
            <text:p>1,147,186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臺 中 市</text:p>
          </table:table-cell>
          <table:table-cell office:value-type="float" office:value="1012934" table:style-name="ce14">
            <text:p>1,012,934</text:p>
          </table:table-cell>
          <table:table-cell office:value-type="float" office:value="2818139" table:style-name="ce17">
            <text:p>2,818,139</text:p>
          </table:table-cell>
          <table:table-cell office:value-type="float" office:value="1383455" table:style-name="ce17">
            <text:p>1,383,455</text:p>
          </table:table-cell>
          <table:table-cell office:value-type="float" office:value="1434684" table:style-name="ce16">
            <text:p>1,434,684</text:p>
          </table:table-cell>
          <table:table-cell table:number-columns-repeated="16379"/>
        </table:table-row>
        <table:table-row table:style-name="ro4">
          <table:table-cell office:value-type="string" table:style-name="ce18">
            <text:p>臺 南 市</text:p>
          </table:table-cell>
          <table:table-cell office:value-type="float" office:value="708201" table:style-name="ce14">
            <text:p>708,201</text:p>
          </table:table-cell>
          <table:table-cell office:value-type="float" office:value="1867554" table:style-name="ce17">
            <text:p>1,867,554</text:p>
          </table:table-cell>
          <table:table-cell office:value-type="float" office:value="930017" table:style-name="ce17">
            <text:p>930,017</text:p>
          </table:table-cell>
          <table:table-cell office:value-type="float" office:value="937537" table:style-name="ce16">
            <text:p>937,537</text:p>
          </table:table-cell>
          <table:table-cell table:number-columns-repeated="16379"/>
        </table:table-row>
        <table:table-row table:style-name="ro5">
          <table:table-cell office:value-type="string" table:style-name="ce13">
            <text:p>高 雄 市</text:p>
          </table:table-cell>
          <table:table-cell office:value-type="float" office:value="1126351" table:style-name="ce14">
            <text:p>1,126,351</text:p>
          </table:table-cell>
          <table:table-cell office:value-type="float" office:value="2753530" table:style-name="ce20">
            <text:p>2,753,530</text:p>
          </table:table-cell>
          <table:table-cell office:value-type="float" office:value="1357350" table:style-name="ce17">
            <text:p>1,357,350</text:p>
          </table:table-cell>
          <table:table-cell office:value-type="float" office:value="1396180" table:style-name="ce16">
            <text:p>1,396,180</text:p>
          </table:table-cell>
          <table:table-cell table:number-columns-repeated="16379"/>
        </table:table-row>
        <table:table-row table:style-name="ro2">
          <table:table-cell office:value-type="string" table:style-name="ce13">
            <text:p>臺 灣 省</text:p>
          </table:table-cell>
          <table:table-cell office:value-type="float" office:value="2563069" table:style-name="ce14">
            <text:p>2,563,069</text:p>
          </table:table-cell>
          <table:table-cell office:value-type="float" office:value="7012518" table:style-name="ce20">
            <text:p>7,012,518</text:p>
          </table:table-cell>
          <table:table-cell office:value-type="float" office:value="3564174" table:style-name="ce17">
            <text:p>3,564,174</text:p>
          </table:table-cell>
          <table:table-cell office:value-type="float" office:value="3448344" table:style-name="ce16">
            <text:p>3,448,344</text:p>
          </table:table-cell>
          <table:table-cell table:number-columns-repeated="16379"/>
        </table:table-row>
        <table:table-row table:style-name="ro6">
          <table:table-cell office:value-type="string" table:style-name="ce21">
            <text:p>宜蘭縣</text:p>
          </table:table-cell>
          <table:table-cell office:value-type="float" office:value="173779" table:style-name="ce22">
            <text:p>173,779</text:p>
          </table:table-cell>
          <table:table-cell office:value-type="float" office:value="451635" table:style-name="ce23">
            <text:p>451,635</text:p>
          </table:table-cell>
          <table:table-cell office:value-type="float" office:value="227469" table:style-name="ce23">
            <text:p>227,469</text:p>
          </table:table-cell>
          <table:table-cell office:value-type="float" office:value="224166" table:style-name="ce23">
            <text:p>224,166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新竹縣</text:p>
          </table:table-cell>
          <table:table-cell office:value-type="float" office:value="208982" table:style-name="ce22">
            <text:p>208,982</text:p>
          </table:table-cell>
          <table:table-cell office:value-type="float" office:value="573858" table:style-name="ce23">
            <text:p>573,858</text:p>
          </table:table-cell>
          <table:table-cell office:value-type="float" office:value="292925" table:style-name="ce23">
            <text:p>292,925</text:p>
          </table:table-cell>
          <table:table-cell office:value-type="float" office:value="280933" table:style-name="ce23">
            <text:p>280,933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苗栗縣</text:p>
          </table:table-cell>
          <table:table-cell office:value-type="float" office:value="194854" table:style-name="ce22">
            <text:p>194,854</text:p>
          </table:table-cell>
          <table:table-cell office:value-type="float" office:value="539879" table:style-name="ce23">
            <text:p>539,879</text:p>
          </table:table-cell>
          <table:table-cell office:value-type="float" office:value="278270" table:style-name="ce23">
            <text:p>278,270</text:p>
          </table:table-cell>
          <table:table-cell office:value-type="float" office:value="261609" table:style-name="ce23">
            <text:p>261,609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彰化縣</text:p>
          </table:table-cell>
          <table:table-cell office:value-type="float" office:value="398439" table:style-name="ce22">
            <text:p>398,439</text:p>
          </table:table-cell>
          <table:table-cell office:value-type="float" office:value="1259246" table:style-name="ce23">
            <text:p>1,259,246</text:p>
          </table:table-cell>
          <table:table-cell office:value-type="float" office:value="639807" table:style-name="ce23">
            <text:p>639,807</text:p>
          </table:table-cell>
          <table:table-cell office:value-type="float" office:value="619439" table:style-name="ce23">
            <text:p>619,439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南投縣</text:p>
          </table:table-cell>
          <table:table-cell office:value-type="float" office:value="179844" table:style-name="ce22">
            <text:p>179,844</text:p>
          </table:table-cell>
          <table:table-cell office:value-type="float" office:value="487185" table:style-name="ce23">
            <text:p>487,185</text:p>
          </table:table-cell>
          <table:table-cell office:value-type="float" office:value="248876" table:style-name="ce23">
            <text:p>248,876</text:p>
          </table:table-cell>
          <table:table-cell office:value-type="float" office:value="238309" table:style-name="ce23">
            <text:p>238,309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雲林縣</text:p>
          </table:table-cell>
          <table:table-cell office:value-type="float" office:value="244698" table:style-name="ce22">
            <text:p>244,698</text:p>
          </table:table-cell>
          <table:table-cell office:value-type="float" office:value="672557" table:style-name="ce23">
            <text:p>672,557</text:p>
          </table:table-cell>
          <table:table-cell office:value-type="float" office:value="347675" table:style-name="ce23">
            <text:p>347,675</text:p>
          </table:table-cell>
          <table:table-cell office:value-type="float" office:value="324882" table:style-name="ce23">
            <text:p>324,88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嘉義縣</text:p>
          </table:table-cell>
          <table:table-cell office:value-type="float" office:value="185023" table:style-name="ce22">
            <text:p>185,023</text:p>
          </table:table-cell>
          <table:table-cell office:value-type="float" office:value="495662" table:style-name="ce23">
            <text:p>495,662</text:p>
          </table:table-cell>
          <table:table-cell office:value-type="float" office:value="257076" table:style-name="ce23">
            <text:p>257,076</text:p>
          </table:table-cell>
          <table:table-cell office:value-type="float" office:value="238586" table:style-name="ce23">
            <text:p>238,58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4">
            <text:p>屏東縣</text:p>
          </table:table-cell>
          <table:table-cell office:value-type="float" office:value="292802" table:style-name="ce22">
            <text:p>292,802</text:p>
          </table:table-cell>
          <table:table-cell office:value-type="float" office:value="807159" table:style-name="ce23">
            <text:p>807,159</text:p>
          </table:table-cell>
          <table:table-cell office:value-type="float" office:value="411043" table:style-name="ce23">
            <text:p>411,043</text:p>
          </table:table-cell>
          <table:table-cell office:value-type="float" office:value="396116" table:style-name="ce23">
            <text:p>396,11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4">
            <text:p>臺東縣</text:p>
          </table:table-cell>
          <table:table-cell office:value-type="float" office:value="83975" table:style-name="ce22">
            <text:p>83,975</text:p>
          </table:table-cell>
          <table:table-cell office:value-type="float" office:value="213956" table:style-name="ce25">
            <text:p>213,956</text:p>
          </table:table-cell>
          <table:table-cell office:value-type="float" office:value="109831" table:style-name="ce23">
            <text:p>109,831</text:p>
          </table:table-cell>
          <table:table-cell office:value-type="float" office:value="104125" table:style-name="ce23">
            <text:p>104,12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4">
            <text:p>花蓮縣</text:p>
          </table:table-cell>
          <table:table-cell office:value-type="float" office:value="127796" table:style-name="ce22">
            <text:p>127,796</text:p>
          </table:table-cell>
          <table:table-cell office:value-type="float" office:value="322506" table:style-name="ce23">
            <text:p>322,506</text:p>
          </table:table-cell>
          <table:table-cell office:value-type="float" office:value="163003" table:style-name="ce23">
            <text:p>163,003</text:p>
          </table:table-cell>
          <table:table-cell office:value-type="float" office:value="159503" table:style-name="ce23">
            <text:p>159,50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澎湖縣</text:p>
          </table:table-cell>
          <table:table-cell office:value-type="float" office:value="41835" table:style-name="ce22">
            <text:p>41,835</text:p>
          </table:table-cell>
          <table:table-cell office:value-type="float" office:value="105645" table:style-name="ce23">
            <text:p>105,645</text:p>
          </table:table-cell>
          <table:table-cell office:value-type="float" office:value="54330" table:style-name="ce23">
            <text:p>54,330</text:p>
          </table:table-cell>
          <table:table-cell office:value-type="float" office:value="51315" table:style-name="ce23">
            <text:p>51,31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6">
            <text:p>基隆市</text:p>
          </table:table-cell>
          <table:table-cell office:value-type="float" office:value="156127" table:style-name="ce22">
            <text:p>156,127</text:p>
          </table:table-cell>
          <table:table-cell office:value-type="float" office:value="365591" table:style-name="ce23">
            <text:p>365,591</text:p>
          </table:table-cell>
          <table:table-cell office:value-type="float" office:value="182283" table:style-name="ce23">
            <text:p>182,283</text:p>
          </table:table-cell>
          <table:table-cell office:value-type="float" office:value="183308" table:style-name="ce23">
            <text:p>183,30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新竹市</text:p>
          </table:table-cell>
          <table:table-cell office:value-type="float" office:value="173286" table:style-name="ce22">
            <text:p>173,286</text:p>
          </table:table-cell>
          <table:table-cell office:value-type="float" office:value="452781" table:style-name="ce23">
            <text:p>452,781</text:p>
          </table:table-cell>
          <table:table-cell office:value-type="float" office:value="223599" table:style-name="ce23">
            <text:p>223,599</text:p>
          </table:table-cell>
          <table:table-cell office:value-type="float" office:value="229182" table:style-name="ce23">
            <text:p>229,18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4">
            <text:p>嘉義市</text:p>
          </table:table-cell>
          <table:table-cell office:value-type="float" office:value="101629" table:style-name="ce22">
            <text:p>101,629</text:p>
          </table:table-cell>
          <table:table-cell office:value-type="float" office:value="264858" table:style-name="ce23">
            <text:p>264,858</text:p>
          </table:table-cell>
          <table:table-cell office:value-type="float" office:value="127987" table:style-name="ce23">
            <text:p>127,987</text:p>
          </table:table-cell>
          <table:table-cell office:value-type="float" office:value="136871" table:style-name="ce23">
            <text:p>136,871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13">
            <text:p>福 建 省</text:p>
          </table:table-cell>
          <table:table-cell office:value-type="float" office:value="45800" table:style-name="ce14">
            <text:p>45,800</text:p>
          </table:table-cell>
          <table:table-cell office:value-type="float" office:value="153424" table:style-name="ce20">
            <text:p>153,424</text:p>
          </table:table-cell>
          <table:table-cell office:value-type="float" office:value="77560" table:style-name="ce20">
            <text:p>77,560</text:p>
          </table:table-cell>
          <table:table-cell office:value-type="float" office:value="75864" table:style-name="ce20">
            <text:p>75,86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4">
            <text:p>金門縣</text:p>
          </table:table-cell>
          <table:table-cell office:value-type="float" office:value="42320" table:style-name="ce22">
            <text:p>42,320</text:p>
          </table:table-cell>
          <table:table-cell office:value-type="float" office:value="140004" table:style-name="ce23">
            <text:p>140,004</text:p>
          </table:table-cell>
          <table:table-cell office:value-type="float" office:value="69796" table:style-name="ce23">
            <text:p>69,796</text:p>
          </table:table-cell>
          <table:table-cell office:value-type="float" office:value="70208" table:style-name="ce23">
            <text:p>70,208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27">
            <text:p>連江縣</text:p>
          </table:table-cell>
          <table:table-cell office:value-type="float" office:value="3480" table:style-name="ce28">
            <text:p>3,480</text:p>
          </table:table-cell>
          <table:table-cell office:value-type="float" office:value="13420" table:style-name="ce29">
            <text:p>13,420</text:p>
          </table:table-cell>
          <table:table-cell office:value-type="float" office:value="7764" table:style-name="ce29">
            <text:p>7,764</text:p>
          </table:table-cell>
          <table:table-cell office:value-type="float" office:value="5656" table:style-name="ce29">
            <text:p>5,656</text:p>
          </table:table-cell>
          <table:table-cell table:number-columns-repeated="16379" table:style-name="ce1"/>
        </table:table-row>
        <table:table-row table:style-name="ro7">
          <table:table-cell table:style-name="ce30"/>
          <table:table-cell table:number-columns-repeated="2" table:style-name="ce2"/>
          <table:table-cell table:style-name="ce31"/>
          <table:table-cell office:value-type="string" table:style-name="ce32">
            <text:p><text:s text:c="7"/>內政部戶政司 民國110年9月10日編製</text:p>
          </table:table-cell>
          <table:table-cell table:style-name="ce31"/>
          <table:table-cell table:number-columns-repeated="16378"/>
        </table:table-row>
        <table:table-row table:style-name="ro4">
          <table:table-cell table:style-name="ce24"/>
          <table:table-cell table:number-columns-repeated="3" table:style-name="ce2"/>
          <table:table-cell table:style-name="ce33"/>
          <table:table-cell table:number-columns-repeated="16379" table:style-name="ce1"/>
        </table:table-row>
        <table:table-row table:style-name="ro4">
          <table:table-cell table:style-name="ce24"/>
          <table:table-cell table:number-columns-repeated="4" table:style-name="ce2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2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36">
            <text:p>人 <text:s text:c="7"/>口 <text:s text:c="7"/>數</text:p>
          </table:table-cell>
          <table:table-cell table:number-columns-repeated="2" table:style-name="ce3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7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39">
            <text:p>新北市</text:p>
          </table:table-cell>
          <table:table-cell office:value-type="float" office:value="1617196" table:style-name="ce40">
            <text:p>1,617,196</text:p>
          </table:table-cell>
          <table:table-cell office:value-type="float" office:value="4019898" table:style-name="ce41">
            <text:p>4,019,898</text:p>
          </table:table-cell>
          <table:table-cell office:value-type="float" office:value="1962811" table:style-name="ce41">
            <text:p>1,962,811</text:p>
          </table:table-cell>
          <table:table-cell office:value-type="float" office:value="2057087" table:style-name="ce42">
            <text:p>2,057,087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板橋區</text:p>
          </table:table-cell>
          <table:table-cell office:value-type="float" office:value="219159" table:style-name="ce44">
            <text:p>219,159</text:p>
          </table:table-cell>
          <table:table-cell office:value-type="float" office:value="555168" table:style-name="ce45">
            <text:p>555,168</text:p>
          </table:table-cell>
          <table:table-cell office:value-type="float" office:value="269792" table:style-name="ce45">
            <text:p>269,792</text:p>
          </table:table-cell>
          <table:table-cell office:value-type="float" office:value="285376" table:style-name="ce46">
            <text:p>285,376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三重區</text:p>
          </table:table-cell>
          <table:table-cell office:value-type="float" office:value="155242" table:style-name="ce44">
            <text:p>155,242</text:p>
          </table:table-cell>
          <table:table-cell office:value-type="float" office:value="383042" table:style-name="ce45">
            <text:p>383,042</text:p>
          </table:table-cell>
          <table:table-cell office:value-type="float" office:value="187866" table:style-name="ce45">
            <text:p>187,866</text:p>
          </table:table-cell>
          <table:table-cell office:value-type="float" office:value="195176" table:style-name="ce46">
            <text:p>195,176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中和區</text:p>
          </table:table-cell>
          <table:table-cell office:value-type="float" office:value="169641" table:style-name="ce44">
            <text:p>169,641</text:p>
          </table:table-cell>
          <table:table-cell office:value-type="float" office:value="408472" table:style-name="ce45">
            <text:p>408,472</text:p>
          </table:table-cell>
          <table:table-cell office:value-type="float" office:value="197463" table:style-name="ce45">
            <text:p>197,463</text:p>
          </table:table-cell>
          <table:table-cell office:value-type="float" office:value="211009" table:style-name="ce46">
            <text:p>211,009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永和區</text:p>
          </table:table-cell>
          <table:table-cell office:value-type="float" office:value="91733" table:style-name="ce44">
            <text:p>91,733</text:p>
          </table:table-cell>
          <table:table-cell office:value-type="float" office:value="217238" table:style-name="ce45">
            <text:p>217,238</text:p>
          </table:table-cell>
          <table:table-cell office:value-type="float" office:value="102884" table:style-name="ce45">
            <text:p>102,884</text:p>
          </table:table-cell>
          <table:table-cell office:value-type="float" office:value="114354" table:style-name="ce46">
            <text:p>114,354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新莊區</text:p>
          </table:table-cell>
          <table:table-cell office:value-type="float" office:value="162368" table:style-name="ce44">
            <text:p>162,368</text:p>
          </table:table-cell>
          <table:table-cell office:value-type="float" office:value="422399" table:style-name="ce45">
            <text:p>422,399</text:p>
          </table:table-cell>
          <table:table-cell office:value-type="float" office:value="205712" table:style-name="ce45">
            <text:p>205,712</text:p>
          </table:table-cell>
          <table:table-cell office:value-type="float" office:value="216687" table:style-name="ce46">
            <text:p>216,68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新店區</text:p>
          </table:table-cell>
          <table:table-cell office:value-type="float" office:value="130663" table:style-name="ce44">
            <text:p>130,663</text:p>
          </table:table-cell>
          <table:table-cell office:value-type="float" office:value="301550" table:style-name="ce45">
            <text:p>301,550</text:p>
          </table:table-cell>
          <table:table-cell office:value-type="float" office:value="144569" table:style-name="ce45">
            <text:p>144,569</text:p>
          </table:table-cell>
          <table:table-cell office:value-type="float" office:value="156981" table:style-name="ce46">
            <text:p>156,98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樹林區</text:p>
          </table:table-cell>
          <table:table-cell office:value-type="float" office:value="67715" table:style-name="ce44">
            <text:p>67,715</text:p>
          </table:table-cell>
          <table:table-cell office:value-type="float" office:value="182573" table:style-name="ce45">
            <text:p>182,573</text:p>
          </table:table-cell>
          <table:table-cell office:value-type="float" office:value="90952" table:style-name="ce45">
            <text:p>90,952</text:p>
          </table:table-cell>
          <table:table-cell office:value-type="float" office:value="91621" table:style-name="ce46">
            <text:p>91,62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鶯歌區</text:p>
          </table:table-cell>
          <table:table-cell office:value-type="float" office:value="32432" table:style-name="ce44">
            <text:p>32,432</text:p>
          </table:table-cell>
          <table:table-cell office:value-type="float" office:value="88101" table:style-name="ce45">
            <text:p>88,101</text:p>
          </table:table-cell>
          <table:table-cell office:value-type="float" office:value="44096" table:style-name="ce45">
            <text:p>44,096</text:p>
          </table:table-cell>
          <table:table-cell office:value-type="float" office:value="44005" table:style-name="ce46">
            <text:p>44,00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三峽區</text:p>
          </table:table-cell>
          <table:table-cell office:value-type="float" office:value="44766" table:style-name="ce44">
            <text:p>44,766</text:p>
          </table:table-cell>
          <table:table-cell office:value-type="float" office:value="116361" table:style-name="ce45">
            <text:p>116,361</text:p>
          </table:table-cell>
          <table:table-cell office:value-type="float" office:value="58151" table:style-name="ce45">
            <text:p>58,151</text:p>
          </table:table-cell>
          <table:table-cell office:value-type="float" office:value="58210" table:style-name="ce46">
            <text:p>58,21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淡水區</text:p>
          </table:table-cell>
          <table:table-cell office:value-type="float" office:value="84383" table:style-name="ce44">
            <text:p>84,383</text:p>
          </table:table-cell>
          <table:table-cell office:value-type="float" office:value="184689" table:style-name="ce45">
            <text:p>184,689</text:p>
          </table:table-cell>
          <table:table-cell office:value-type="float" office:value="88362" table:style-name="ce45">
            <text:p>88,362</text:p>
          </table:table-cell>
          <table:table-cell office:value-type="float" office:value="96327" table:style-name="ce46">
            <text:p>96,32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汐止區</text:p>
          </table:table-cell>
          <table:table-cell office:value-type="float" office:value="91823" table:style-name="ce44">
            <text:p>91,823</text:p>
          </table:table-cell>
          <table:table-cell office:value-type="float" office:value="205663" table:style-name="ce45">
            <text:p>205,663</text:p>
          </table:table-cell>
          <table:table-cell office:value-type="float" office:value="100090" table:style-name="ce45">
            <text:p>100,090</text:p>
          </table:table-cell>
          <table:table-cell office:value-type="float" office:value="105573" table:style-name="ce46">
            <text:p>105,57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瑞芳區</text:p>
          </table:table-cell>
          <table:table-cell office:value-type="float" office:value="16138" table:style-name="ce44">
            <text:p>16,138</text:p>
          </table:table-cell>
          <table:table-cell office:value-type="float" office:value="38701" table:style-name="ce45">
            <text:p>38,701</text:p>
          </table:table-cell>
          <table:table-cell office:value-type="float" office:value="19505" table:style-name="ce45">
            <text:p>19,505</text:p>
          </table:table-cell>
          <table:table-cell office:value-type="float" office:value="19196" table:style-name="ce46">
            <text:p>19,19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土城區</text:p>
          </table:table-cell>
          <table:table-cell office:value-type="float" office:value="90289" table:style-name="ce44">
            <text:p>90,289</text:p>
          </table:table-cell>
          <table:table-cell office:value-type="float" office:value="237975" table:style-name="ce45">
            <text:p>237,975</text:p>
          </table:table-cell>
          <table:table-cell office:value-type="float" office:value="117019" table:style-name="ce45">
            <text:p>117,019</text:p>
          </table:table-cell>
          <table:table-cell office:value-type="float" office:value="120956" table:style-name="ce46">
            <text:p>120,95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蘆洲區</text:p>
          </table:table-cell>
          <table:table-cell office:value-type="float" office:value="73829" table:style-name="ce44">
            <text:p>73,829</text:p>
          </table:table-cell>
          <table:table-cell office:value-type="float" office:value="201973" table:style-name="ce45">
            <text:p>201,973</text:p>
          </table:table-cell>
          <table:table-cell office:value-type="float" office:value="98865" table:style-name="ce45">
            <text:p>98,865</text:p>
          </table:table-cell>
          <table:table-cell office:value-type="float" office:value="103108" table:style-name="ce46">
            <text:p>103,10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五股區</text:p>
          </table:table-cell>
          <table:table-cell office:value-type="float" office:value="35372" table:style-name="ce44">
            <text:p>35,372</text:p>
          </table:table-cell>
          <table:table-cell office:value-type="float" office:value="90194" table:style-name="ce45">
            <text:p>90,194</text:p>
          </table:table-cell>
          <table:table-cell office:value-type="float" office:value="45287" table:style-name="ce45">
            <text:p>45,287</text:p>
          </table:table-cell>
          <table:table-cell office:value-type="float" office:value="44907" table:style-name="ce46">
            <text:p>44,90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泰山區</text:p>
          </table:table-cell>
          <table:table-cell office:value-type="float" office:value="29022" table:style-name="ce44">
            <text:p>29,022</text:p>
          </table:table-cell>
          <table:table-cell office:value-type="float" office:value="77832" table:style-name="ce45">
            <text:p>77,832</text:p>
          </table:table-cell>
          <table:table-cell office:value-type="float" office:value="38345" table:style-name="ce45">
            <text:p>38,345</text:p>
          </table:table-cell>
          <table:table-cell office:value-type="float" office:value="39487" table:style-name="ce46">
            <text:p>39,48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林口區</text:p>
          </table:table-cell>
          <table:table-cell office:value-type="float" office:value="50082" table:style-name="ce44">
            <text:p>50,082</text:p>
          </table:table-cell>
          <table:table-cell office:value-type="float" office:value="123388" table:style-name="ce45">
            <text:p>123,388</text:p>
          </table:table-cell>
          <table:table-cell office:value-type="float" office:value="59980" table:style-name="ce45">
            <text:p>59,980</text:p>
          </table:table-cell>
          <table:table-cell office:value-type="float" office:value="63408" table:style-name="ce46">
            <text:p>63,40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深坑區</text:p>
          </table:table-cell>
          <table:table-cell office:value-type="float" office:value="9872" table:style-name="ce44">
            <text:p>9,872</text:p>
          </table:table-cell>
          <table:table-cell office:value-type="float" office:value="23736" table:style-name="ce45">
            <text:p>23,736</text:p>
          </table:table-cell>
          <table:table-cell office:value-type="float" office:value="11861" table:style-name="ce45">
            <text:p>11,861</text:p>
          </table:table-cell>
          <table:table-cell office:value-type="float" office:value="11875" table:style-name="ce46">
            <text:p>11,87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石碇區</text:p>
          </table:table-cell>
          <table:table-cell office:value-type="float" office:value="3389" table:style-name="ce44">
            <text:p>3,389</text:p>
          </table:table-cell>
          <table:table-cell office:value-type="float" office:value="7489" table:style-name="ce45">
            <text:p>7,489</text:p>
          </table:table-cell>
          <table:table-cell office:value-type="float" office:value="4090" table:style-name="ce45">
            <text:p>4,090</text:p>
          </table:table-cell>
          <table:table-cell office:value-type="float" office:value="3399" table:style-name="ce46">
            <text:p>3,39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坪林區</text:p>
          </table:table-cell>
          <table:table-cell office:value-type="float" office:value="2566" table:style-name="ce44">
            <text:p>2,566</text:p>
          </table:table-cell>
          <table:table-cell office:value-type="float" office:value="6662" table:style-name="ce45">
            <text:p>6,662</text:p>
          </table:table-cell>
          <table:table-cell office:value-type="float" office:value="3619" table:style-name="ce45">
            <text:p>3,619</text:p>
          </table:table-cell>
          <table:table-cell office:value-type="float" office:value="3043" table:style-name="ce46">
            <text:p>3,04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三芝區</text:p>
          </table:table-cell>
          <table:table-cell office:value-type="float" office:value="9634" table:style-name="ce44">
            <text:p>9,634</text:p>
          </table:table-cell>
          <table:table-cell office:value-type="float" office:value="22445" table:style-name="ce45">
            <text:p>22,445</text:p>
          </table:table-cell>
          <table:table-cell office:value-type="float" office:value="11522" table:style-name="ce45">
            <text:p>11,522</text:p>
          </table:table-cell>
          <table:table-cell office:value-type="float" office:value="10923" table:style-name="ce46">
            <text:p>10,92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石門區</text:p>
          </table:table-cell>
          <table:table-cell office:value-type="float" office:value="4228" table:style-name="ce44">
            <text:p>4,228</text:p>
          </table:table-cell>
          <table:table-cell office:value-type="float" office:value="11272" table:style-name="ce45">
            <text:p>11,272</text:p>
          </table:table-cell>
          <table:table-cell office:value-type="float" office:value="5867" table:style-name="ce45">
            <text:p>5,867</text:p>
          </table:table-cell>
          <table:table-cell office:value-type="float" office:value="5405" table:style-name="ce46">
            <text:p>5,40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八里區</text:p>
          </table:table-cell>
          <table:table-cell office:value-type="float" office:value="15911" table:style-name="ce44">
            <text:p>15,911</text:p>
          </table:table-cell>
          <table:table-cell office:value-type="float" office:value="39919" table:style-name="ce45">
            <text:p>39,919</text:p>
          </table:table-cell>
          <table:table-cell office:value-type="float" office:value="19887" table:style-name="ce45">
            <text:p>19,887</text:p>
          </table:table-cell>
          <table:table-cell office:value-type="float" office:value="20032" table:style-name="ce46">
            <text:p>20,03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平溪區</text:p>
          </table:table-cell>
          <table:table-cell office:value-type="float" office:value="2226" table:style-name="ce44">
            <text:p>2,226</text:p>
          </table:table-cell>
          <table:table-cell office:value-type="float" office:value="4336" table:style-name="ce45">
            <text:p>4,336</text:p>
          </table:table-cell>
          <table:table-cell office:value-type="float" office:value="2426" table:style-name="ce45">
            <text:p>2,426</text:p>
          </table:table-cell>
          <table:table-cell office:value-type="float" office:value="1910" table:style-name="ce46">
            <text:p>1,91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雙溪區</text:p>
          </table:table-cell>
          <table:table-cell office:value-type="float" office:value="3687" table:style-name="ce44">
            <text:p>3,687</text:p>
          </table:table-cell>
          <table:table-cell office:value-type="float" office:value="8291" table:style-name="ce45">
            <text:p>8,291</text:p>
          </table:table-cell>
          <table:table-cell office:value-type="float" office:value="4510" table:style-name="ce45">
            <text:p>4,510</text:p>
          </table:table-cell>
          <table:table-cell office:value-type="float" office:value="3781" table:style-name="ce46">
            <text:p>3,78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貢寮區</text:p>
          </table:table-cell>
          <table:table-cell office:value-type="float" office:value="4337" table:style-name="ce44">
            <text:p>4,337</text:p>
          </table:table-cell>
          <table:table-cell office:value-type="float" office:value="11630" table:style-name="ce45">
            <text:p>11,630</text:p>
          </table:table-cell>
          <table:table-cell office:value-type="float" office:value="5941" table:style-name="ce45">
            <text:p>5,941</text:p>
          </table:table-cell>
          <table:table-cell office:value-type="float" office:value="5689" table:style-name="ce46">
            <text:p>5,68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金山區</text:p>
          </table:table-cell>
          <table:table-cell office:value-type="float" office:value="7220" table:style-name="ce44">
            <text:p>7,220</text:p>
          </table:table-cell>
          <table:table-cell office:value-type="float" office:value="20916" table:style-name="ce45">
            <text:p>20,916</text:p>
          </table:table-cell>
          <table:table-cell office:value-type="float" office:value="10259" table:style-name="ce45">
            <text:p>10,259</text:p>
          </table:table-cell>
          <table:table-cell office:value-type="float" office:value="10657" table:style-name="ce46">
            <text:p>10,65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萬里區</text:p>
          </table:table-cell>
          <table:table-cell office:value-type="float" office:value="7554" table:style-name="ce44">
            <text:p>7,554</text:p>
          </table:table-cell>
          <table:table-cell office:value-type="float" office:value="21548" table:style-name="ce45">
            <text:p>21,548</text:p>
          </table:table-cell>
          <table:table-cell office:value-type="float" office:value="10786" table:style-name="ce45">
            <text:p>10,786</text:p>
          </table:table-cell>
          <table:table-cell office:value-type="float" office:value="10762" table:style-name="ce46">
            <text:p>10,762</text:p>
          </table:table-cell>
          <table:table-cell table:number-columns-repeated="16379"/>
        </table:table-row>
        <table:table-row table:style-name="ro4">
          <table:table-cell office:value-type="string" table:style-name="ce48">
            <text:p>※烏來區</text:p>
          </table:table-cell>
          <table:table-cell office:value-type="float" office:value="1915" table:style-name="ce49">
            <text:p>1,915</text:p>
          </table:table-cell>
          <table:table-cell office:value-type="float" office:value="6335" table:style-name="ce50">
            <text:p>6,335</text:p>
          </table:table-cell>
          <table:table-cell office:value-type="float" office:value="3105" table:style-name="ce50">
            <text:p>3,105</text:p>
          </table:table-cell>
          <table:table-cell office:value-type="float" office:value="3230" table:style-name="ce51">
            <text:p>3,230</text:p>
          </table:table-cell>
          <table:table-cell table:number-columns-repeated="16379"/>
        </table:table-row>
        <table:table-row table:style-name="ro4">
          <table:table-cell office:value-type="string" table:style-name="ce52">
            <text:p>說明：表內列有「※」者表示山地鄉（區）。（以下縣市同）</text:p>
          </table:table-cell>
          <table:table-cell table:number-columns-repeated="16383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臺北市</text:p>
          </table:table-cell>
          <table:table-cell office:value-type="float" office:value="1056924" table:style-name="ce57">
            <text:p>1,056,924</text:p>
          </table:table-cell>
          <table:table-cell office:value-type="float" office:value="2553798" table:style-name="ce41">
            <text:p>2,553,798</text:p>
          </table:table-cell>
          <table:table-cell office:value-type="float" office:value="1215490" table:style-name="ce41">
            <text:p>1,215,490</text:p>
          </table:table-cell>
          <table:table-cell office:value-type="float" office:value="1338308" table:style-name="ce58">
            <text:p>1,338,30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松山區</text:p>
          </table:table-cell>
          <table:table-cell office:value-type="float" office:value="80409" table:style-name="ce59">
            <text:p>80,409</text:p>
          </table:table-cell>
          <table:table-cell office:value-type="float" office:value="195964" table:style-name="ce45">
            <text:p>195,964</text:p>
          </table:table-cell>
          <table:table-cell office:value-type="float" office:value="91582" table:style-name="ce45">
            <text:p>91,582</text:p>
          </table:table-cell>
          <table:table-cell office:value-type="float" office:value="104382" table:style-name="ce60">
            <text:p>104,38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信義區</text:p>
          </table:table-cell>
          <table:table-cell office:value-type="float" office:value="88218" table:style-name="ce59">
            <text:p>88,218</text:p>
          </table:table-cell>
          <table:table-cell office:value-type="float" office:value="210134" table:style-name="ce45">
            <text:p>210,134</text:p>
          </table:table-cell>
          <table:table-cell office:value-type="float" office:value="99754" table:style-name="ce45">
            <text:p>99,754</text:p>
          </table:table-cell>
          <table:table-cell office:value-type="float" office:value="110380" table:style-name="ce60">
            <text:p>110,38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安區</text:p>
          </table:table-cell>
          <table:table-cell office:value-type="float" office:value="119985" table:style-name="ce59">
            <text:p>119,985</text:p>
          </table:table-cell>
          <table:table-cell office:value-type="float" office:value="295058" table:style-name="ce45">
            <text:p>295,058</text:p>
          </table:table-cell>
          <table:table-cell office:value-type="float" office:value="137478" table:style-name="ce45">
            <text:p>137,478</text:p>
          </table:table-cell>
          <table:table-cell office:value-type="float" office:value="157580" table:style-name="ce60">
            <text:p>157,58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中山區</text:p>
          </table:table-cell>
          <table:table-cell office:value-type="float" office:value="100207" table:style-name="ce59">
            <text:p>100,207</text:p>
          </table:table-cell>
          <table:table-cell office:value-type="float" office:value="219059" table:style-name="ce45">
            <text:p>219,059</text:p>
          </table:table-cell>
          <table:table-cell office:value-type="float" office:value="101505" table:style-name="ce45">
            <text:p>101,505</text:p>
          </table:table-cell>
          <table:table-cell office:value-type="float" office:value="117554" table:style-name="ce60">
            <text:p>117,55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中正區</text:p>
          </table:table-cell>
          <table:table-cell office:value-type="float" office:value="65453" table:style-name="ce59">
            <text:p>65,453</text:p>
          </table:table-cell>
          <table:table-cell office:value-type="float" office:value="152487" table:style-name="ce45">
            <text:p>152,487</text:p>
          </table:table-cell>
          <table:table-cell office:value-type="float" office:value="72517" table:style-name="ce45">
            <text:p>72,517</text:p>
          </table:table-cell>
          <table:table-cell office:value-type="float" office:value="79970" table:style-name="ce60">
            <text:p>79,97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同區</text:p>
          </table:table-cell>
          <table:table-cell office:value-type="float" office:value="52342" table:style-name="ce59">
            <text:p>52,342</text:p>
          </table:table-cell>
          <table:table-cell office:value-type="float" office:value="122185" table:style-name="ce45">
            <text:p>122,185</text:p>
          </table:table-cell>
          <table:table-cell office:value-type="float" office:value="59137" table:style-name="ce45">
            <text:p>59,137</text:p>
          </table:table-cell>
          <table:table-cell office:value-type="float" office:value="63048" table:style-name="ce60">
            <text:p>63,04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萬華區</text:p>
          </table:table-cell>
          <table:table-cell office:value-type="float" office:value="78906" table:style-name="ce59">
            <text:p>78,906</text:p>
          </table:table-cell>
          <table:table-cell office:value-type="float" office:value="178884" table:style-name="ce45">
            <text:p>178,884</text:p>
          </table:table-cell>
          <table:table-cell office:value-type="float" office:value="87431" table:style-name="ce45">
            <text:p>87,431</text:p>
          </table:table-cell>
          <table:table-cell office:value-type="float" office:value="91453" table:style-name="ce60">
            <text:p>91,45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文山區</text:p>
          </table:table-cell>
          <table:table-cell office:value-type="float" office:value="107597" table:style-name="ce59">
            <text:p>107,597</text:p>
          </table:table-cell>
          <table:table-cell office:value-type="float" office:value="264145" table:style-name="ce45">
            <text:p>264,145</text:p>
          </table:table-cell>
          <table:table-cell office:value-type="float" office:value="126147" table:style-name="ce45">
            <text:p>126,147</text:p>
          </table:table-cell>
          <table:table-cell office:value-type="float" office:value="137998" table:style-name="ce60">
            <text:p>137,99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南港區</text:p>
          </table:table-cell>
          <table:table-cell office:value-type="float" office:value="47920" table:style-name="ce59">
            <text:p>47,920</text:p>
          </table:table-cell>
          <table:table-cell office:value-type="float" office:value="116867" table:style-name="ce45">
            <text:p>116,867</text:p>
          </table:table-cell>
          <table:table-cell office:value-type="float" office:value="56924" table:style-name="ce45">
            <text:p>56,924</text:p>
          </table:table-cell>
          <table:table-cell office:value-type="float" office:value="59943" table:style-name="ce60">
            <text:p>59,94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內湖區</text:p>
          </table:table-cell>
          <table:table-cell office:value-type="float" office:value="110184" table:style-name="ce59">
            <text:p>110,184</text:p>
          </table:table-cell>
          <table:table-cell office:value-type="float" office:value="278922" table:style-name="ce45">
            <text:p>278,922</text:p>
          </table:table-cell>
          <table:table-cell office:value-type="float" office:value="132908" table:style-name="ce45">
            <text:p>132,908</text:p>
          </table:table-cell>
          <table:table-cell office:value-type="float" office:value="146014" table:style-name="ce60">
            <text:p>146,01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士林區</text:p>
          </table:table-cell>
          <table:table-cell office:value-type="float" office:value="107670" table:style-name="ce59">
            <text:p>107,670</text:p>
          </table:table-cell>
          <table:table-cell office:value-type="float" office:value="273274" table:style-name="ce45">
            <text:p>273,274</text:p>
          </table:table-cell>
          <table:table-cell office:value-type="float" office:value="131681" table:style-name="ce45">
            <text:p>131,681</text:p>
          </table:table-cell>
          <table:table-cell office:value-type="float" office:value="141593" table:style-name="ce60">
            <text:p>141,593</text:p>
          </table:table-cell>
          <table:table-cell table:number-columns-repeated="16379"/>
        </table:table-row>
        <table:table-row table:style-name="ro4">
          <table:table-cell office:value-type="string" table:style-name="ce61">
            <text:p>北投區</text:p>
          </table:table-cell>
          <table:table-cell office:value-type="float" office:value="98033" table:style-name="ce62">
            <text:p>98,033</text:p>
          </table:table-cell>
          <table:table-cell office:value-type="float" office:value="246819" table:style-name="ce50">
            <text:p>246,819</text:p>
          </table:table-cell>
          <table:table-cell office:value-type="float" office:value="118426" table:style-name="ce50">
            <text:p>118,426</text:p>
          </table:table-cell>
          <table:table-cell office:value-type="float" office:value="128393" table:style-name="ce63">
            <text:p>128,393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56">
            <text:p>桃園市</text:p>
          </table:table-cell>
          <table:table-cell office:value-type="float" office:value="857766" table:style-name="ce57">
            <text:p>857,766</text:p>
          </table:table-cell>
          <table:table-cell office:value-type="float" office:value="2272976" table:style-name="ce41">
            <text:p>2,272,976</text:p>
          </table:table-cell>
          <table:table-cell office:value-type="float" office:value="1125790" table:style-name="ce41">
            <text:p>1,125,790</text:p>
          </table:table-cell>
          <table:table-cell office:value-type="float" office:value="1147186" table:style-name="ce42">
            <text:p>1,147,186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桃園區</text:p>
          </table:table-cell>
          <table:table-cell office:value-type="float" office:value="180631" table:style-name="ce59">
            <text:p>180,631</text:p>
          </table:table-cell>
          <table:table-cell office:value-type="float" office:value="458783" table:style-name="ce45">
            <text:p>458,783</text:p>
          </table:table-cell>
          <table:table-cell office:value-type="float" office:value="221558" table:style-name="ce45">
            <text:p>221,558</text:p>
          </table:table-cell>
          <table:table-cell office:value-type="float" office:value="237225" table:style-name="ce46">
            <text:p>237,225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中壢區</text:p>
          </table:table-cell>
          <table:table-cell office:value-type="float" office:value="163389" table:style-name="ce59">
            <text:p>163,389</text:p>
          </table:table-cell>
          <table:table-cell office:value-type="float" office:value="422671" table:style-name="ce45">
            <text:p>422,671</text:p>
          </table:table-cell>
          <table:table-cell office:value-type="float" office:value="207038" table:style-name="ce45">
            <text:p>207,038</text:p>
          </table:table-cell>
          <table:table-cell office:value-type="float" office:value="215633" table:style-name="ce46">
            <text:p>215,633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大溪區</text:p>
          </table:table-cell>
          <table:table-cell office:value-type="float" office:value="34367" table:style-name="ce59">
            <text:p>34,367</text:p>
          </table:table-cell>
          <table:table-cell office:value-type="float" office:value="95200" table:style-name="ce45">
            <text:p>95,200</text:p>
          </table:table-cell>
          <table:table-cell office:value-type="float" office:value="48384" table:style-name="ce45">
            <text:p>48,384</text:p>
          </table:table-cell>
          <table:table-cell office:value-type="float" office:value="46816" table:style-name="ce46">
            <text:p>46,816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楊梅區</text:p>
          </table:table-cell>
          <table:table-cell office:value-type="float" office:value="63783" table:style-name="ce59">
            <text:p>63,783</text:p>
          </table:table-cell>
          <table:table-cell office:value-type="float" office:value="176318" table:style-name="ce45">
            <text:p>176,318</text:p>
          </table:table-cell>
          <table:table-cell office:value-type="float" office:value="88369" table:style-name="ce45">
            <text:p>88,369</text:p>
          </table:table-cell>
          <table:table-cell office:value-type="float" office:value="87949" table:style-name="ce46">
            <text:p>87,949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蘆竹區</text:p>
          </table:table-cell>
          <table:table-cell office:value-type="float" office:value="61761" table:style-name="ce59">
            <text:p>61,761</text:p>
          </table:table-cell>
          <table:table-cell office:value-type="float" office:value="166769" table:style-name="ce45">
            <text:p>166,769</text:p>
          </table:table-cell>
          <table:table-cell office:value-type="float" office:value="82539" table:style-name="ce45">
            <text:p>82,539</text:p>
          </table:table-cell>
          <table:table-cell office:value-type="float" office:value="84230" table:style-name="ce46">
            <text:p>84,230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大園區</text:p>
          </table:table-cell>
          <table:table-cell office:value-type="float" office:value="35879" table:style-name="ce59">
            <text:p>35,879</text:p>
          </table:table-cell>
          <table:table-cell office:value-type="float" office:value="93507" table:style-name="ce45">
            <text:p>93,507</text:p>
          </table:table-cell>
          <table:table-cell office:value-type="float" office:value="47555" table:style-name="ce45">
            <text:p>47,555</text:p>
          </table:table-cell>
          <table:table-cell office:value-type="float" office:value="45952" table:style-name="ce46">
            <text:p>45,952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龜山區</text:p>
          </table:table-cell>
          <table:table-cell office:value-type="float" office:value="67269" table:style-name="ce59">
            <text:p>67,269</text:p>
          </table:table-cell>
          <table:table-cell office:value-type="float" office:value="166044" table:style-name="ce45">
            <text:p>166,044</text:p>
          </table:table-cell>
          <table:table-cell office:value-type="float" office:value="82350" table:style-name="ce45">
            <text:p>82,350</text:p>
          </table:table-cell>
          <table:table-cell office:value-type="float" office:value="83694" table:style-name="ce46">
            <text:p>83,694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八德區</text:p>
          </table:table-cell>
          <table:table-cell office:value-type="float" office:value="77305" table:style-name="ce59">
            <text:p>77,305</text:p>
          </table:table-cell>
          <table:table-cell office:value-type="float" office:value="209516" table:style-name="ce45">
            <text:p>209,516</text:p>
          </table:table-cell>
          <table:table-cell office:value-type="float" office:value="104089" table:style-name="ce45">
            <text:p>104,089</text:p>
          </table:table-cell>
          <table:table-cell office:value-type="float" office:value="105427" table:style-name="ce46">
            <text:p>105,427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龍潭區</text:p>
          </table:table-cell>
          <table:table-cell office:value-type="float" office:value="44655" table:style-name="ce59">
            <text:p>44,655</text:p>
          </table:table-cell>
          <table:table-cell office:value-type="float" office:value="124475" table:style-name="ce45">
            <text:p>124,475</text:p>
          </table:table-cell>
          <table:table-cell office:value-type="float" office:value="62042" table:style-name="ce45">
            <text:p>62,042</text:p>
          </table:table-cell>
          <table:table-cell office:value-type="float" office:value="62433" table:style-name="ce46">
            <text:p>62,433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平鎮區</text:p>
          </table:table-cell>
          <table:table-cell office:value-type="float" office:value="81979" table:style-name="ce59">
            <text:p>81,979</text:p>
          </table:table-cell>
          <table:table-cell office:value-type="float" office:value="228547" table:style-name="ce45">
            <text:p>228,547</text:p>
          </table:table-cell>
          <table:table-cell office:value-type="float" office:value="113098" table:style-name="ce45">
            <text:p>113,098</text:p>
          </table:table-cell>
          <table:table-cell office:value-type="float" office:value="115449" table:style-name="ce46">
            <text:p>115,449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新屋區</text:p>
          </table:table-cell>
          <table:table-cell office:value-type="float" office:value="17482" table:style-name="ce59">
            <text:p>17,482</text:p>
          </table:table-cell>
          <table:table-cell office:value-type="float" office:value="49205" table:style-name="ce45">
            <text:p>49,205</text:p>
          </table:table-cell>
          <table:table-cell office:value-type="float" office:value="26151" table:style-name="ce45">
            <text:p>26,151</text:p>
          </table:table-cell>
          <table:table-cell office:value-type="float" office:value="23054" table:style-name="ce46">
            <text:p>23,054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觀音區</text:p>
          </table:table-cell>
          <table:table-cell office:value-type="float" office:value="25393" table:style-name="ce59">
            <text:p>25,393</text:p>
          </table:table-cell>
          <table:table-cell office:value-type="float" office:value="69499" table:style-name="ce45">
            <text:p>69,499</text:p>
          </table:table-cell>
          <table:table-cell office:value-type="float" office:value="35948" table:style-name="ce45">
            <text:p>35,948</text:p>
          </table:table-cell>
          <table:table-cell office:value-type="float" office:value="33551" table:style-name="ce46">
            <text:p>33,551</text:p>
          </table:table-cell>
          <table:table-cell table:style-name="ce47"/>
          <table:table-cell table:style-name="ce65"/>
          <table:table-cell table:number-columns-repeated="16377"/>
        </table:table-row>
        <table:table-row table:style-name="ro4">
          <table:table-cell office:value-type="string" table:style-name="ce61">
            <text:p>※復興區</text:p>
          </table:table-cell>
          <table:table-cell office:value-type="float" office:value="3873" table:style-name="ce62">
            <text:p>3,873</text:p>
          </table:table-cell>
          <table:table-cell office:value-type="float" office:value="12442" table:style-name="ce50">
            <text:p>12,442</text:p>
          </table:table-cell>
          <table:table-cell office:value-type="float" office:value="6669" table:style-name="ce50">
            <text:p>6,669</text:p>
          </table:table-cell>
          <table:table-cell office:value-type="float" office:value="5773" table:style-name="ce51">
            <text:p>5,773</text:p>
          </table:table-cell>
          <table:table-cell table:number-columns-repeated="16379"/>
        </table:table-row>
        <table:table-row table:style-name="ro4">
          <table:table-cell table:style-name="ce30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64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24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style-name="ce24"/>
          <table:table-cell table:style-name="ce66"/>
          <table:table-cell office:value-type="string" table:style-name="ce3">
            <text:p>中華民國110年08月底</text:p>
          </table:table-cell>
          <table:table-cell table:number-columns-repeated="2" table:style-name="ce6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67">
            <text:p>人 <text:s text:c="7"/>口 <text:s text:c="7"/>數</text:p>
          </table:table-cell>
          <table:table-cell table:number-columns-repeated="2" table:style-name="ce3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臺中市</text:p>
          </table:table-cell>
          <table:table-cell office:value-type="float" office:value="1012934" table:style-name="ce57">
            <text:p>1,012,934</text:p>
          </table:table-cell>
          <table:table-cell office:value-type="float" office:value="2818139" table:style-name="ce41">
            <text:p>2,818,139</text:p>
          </table:table-cell>
          <table:table-cell office:value-type="float" office:value="1383455" table:style-name="ce41">
            <text:p>1,383,455</text:p>
          </table:table-cell>
          <table:table-cell office:value-type="float" office:value="1434684" table:style-name="ce58">
            <text:p>1,434,684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中　區</text:p>
          </table:table-cell>
          <table:table-cell office:value-type="float" office:value="7924" table:style-name="ce59">
            <text:p>7,924</text:p>
          </table:table-cell>
          <table:table-cell office:value-type="float" office:value="17845" table:style-name="ce45">
            <text:p>17,845</text:p>
          </table:table-cell>
          <table:table-cell office:value-type="float" office:value="8853" table:style-name="ce45">
            <text:p>8,853</text:p>
          </table:table-cell>
          <table:table-cell office:value-type="float" office:value="8992" table:style-name="ce60">
            <text:p>8,992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東　區</text:p>
          </table:table-cell>
          <table:table-cell office:value-type="float" office:value="29101" table:style-name="ce59">
            <text:p>29,101</text:p>
          </table:table-cell>
          <table:table-cell office:value-type="float" office:value="75500" table:style-name="ce45">
            <text:p>75,500</text:p>
          </table:table-cell>
          <table:table-cell office:value-type="float" office:value="37346" table:style-name="ce45">
            <text:p>37,346</text:p>
          </table:table-cell>
          <table:table-cell office:value-type="float" office:value="38154" table:style-name="ce60">
            <text:p>38,154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南　區</text:p>
          </table:table-cell>
          <table:table-cell office:value-type="float" office:value="50581" table:style-name="ce59">
            <text:p>50,581</text:p>
          </table:table-cell>
          <table:table-cell office:value-type="float" office:value="126522" table:style-name="ce45">
            <text:p>126,522</text:p>
          </table:table-cell>
          <table:table-cell office:value-type="float" office:value="60491" table:style-name="ce45">
            <text:p>60,491</text:p>
          </table:table-cell>
          <table:table-cell office:value-type="float" office:value="66031" table:style-name="ce60">
            <text:p>66,031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西　區</text:p>
          </table:table-cell>
          <table:table-cell office:value-type="float" office:value="46383" table:style-name="ce59">
            <text:p>46,383</text:p>
          </table:table-cell>
          <table:table-cell office:value-type="float" office:value="113556" table:style-name="ce45">
            <text:p>113,556</text:p>
          </table:table-cell>
          <table:table-cell office:value-type="float" office:value="53710" table:style-name="ce45">
            <text:p>53,710</text:p>
          </table:table-cell>
          <table:table-cell office:value-type="float" office:value="59846" table:style-name="ce60">
            <text:p>59,846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北　區</text:p>
          </table:table-cell>
          <table:table-cell office:value-type="float" office:value="60744" table:style-name="ce59">
            <text:p>60,744</text:p>
          </table:table-cell>
          <table:table-cell office:value-type="float" office:value="145159" table:style-name="ce45">
            <text:p>145,159</text:p>
          </table:table-cell>
          <table:table-cell office:value-type="float" office:value="69164" table:style-name="ce45">
            <text:p>69,164</text:p>
          </table:table-cell>
          <table:table-cell office:value-type="float" office:value="75995" table:style-name="ce60">
            <text:p>75,995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西屯區</text:p>
          </table:table-cell>
          <table:table-cell office:value-type="float" office:value="90730" table:style-name="ce59">
            <text:p>90,730</text:p>
          </table:table-cell>
          <table:table-cell office:value-type="float" office:value="231244" table:style-name="ce45">
            <text:p>231,244</text:p>
          </table:table-cell>
          <table:table-cell office:value-type="float" office:value="110691" table:style-name="ce45">
            <text:p>110,691</text:p>
          </table:table-cell>
          <table:table-cell office:value-type="float" office:value="120553" table:style-name="ce60">
            <text:p>120,553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南屯區</text:p>
          </table:table-cell>
          <table:table-cell office:value-type="float" office:value="67752" table:style-name="ce59">
            <text:p>67,752</text:p>
          </table:table-cell>
          <table:table-cell office:value-type="float" office:value="176823" table:style-name="ce45">
            <text:p>176,823</text:p>
          </table:table-cell>
          <table:table-cell office:value-type="float" office:value="84352" table:style-name="ce45">
            <text:p>84,352</text:p>
          </table:table-cell>
          <table:table-cell office:value-type="float" office:value="92471" table:style-name="ce60">
            <text:p>92,471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北屯區</text:p>
          </table:table-cell>
          <table:table-cell office:value-type="float" office:value="110043" table:style-name="ce59">
            <text:p>110,043</text:p>
          </table:table-cell>
          <table:table-cell office:value-type="float" office:value="290082" table:style-name="ce45">
            <text:p>290,082</text:p>
          </table:table-cell>
          <table:table-cell office:value-type="float" office:value="138284" table:style-name="ce45">
            <text:p>138,284</text:p>
          </table:table-cell>
          <table:table-cell office:value-type="float" office:value="151798" table:style-name="ce60">
            <text:p>151,798</text:p>
          </table:table-cell>
          <table:table-cell table:number-columns-repeated="16379"/>
        </table:table-row>
        <table:table-row table:style-name="ro4">
          <table:table-cell office:value-type="string" table:style-name="ce71">
            <text:p>豐原區</text:p>
          </table:table-cell>
          <table:table-cell office:value-type="float" office:value="55435" table:style-name="ce59">
            <text:p>55,435</text:p>
          </table:table-cell>
          <table:table-cell office:value-type="float" office:value="165346" table:style-name="ce45">
            <text:p>165,346</text:p>
          </table:table-cell>
          <table:table-cell office:value-type="float" office:value="81494" table:style-name="ce45">
            <text:p>81,494</text:p>
          </table:table-cell>
          <table:table-cell office:value-type="float" office:value="83852" table:style-name="ce60">
            <text:p>83,852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東勢區</text:p>
          </table:table-cell>
          <table:table-cell office:value-type="float" office:value="17494" table:style-name="ce59">
            <text:p>17,494</text:p>
          </table:table-cell>
          <table:table-cell office:value-type="float" office:value="48684" table:style-name="ce45">
            <text:p>48,684</text:p>
          </table:table-cell>
          <table:table-cell office:value-type="float" office:value="24895" table:style-name="ce45">
            <text:p>24,895</text:p>
          </table:table-cell>
          <table:table-cell office:value-type="float" office:value="23789" table:style-name="ce60">
            <text:p>23,789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大甲區</text:p>
          </table:table-cell>
          <table:table-cell office:value-type="float" office:value="23980" table:style-name="ce59">
            <text:p>23,980</text:p>
          </table:table-cell>
          <table:table-cell office:value-type="float" office:value="75737" table:style-name="ce45">
            <text:p>75,737</text:p>
          </table:table-cell>
          <table:table-cell office:value-type="float" office:value="37975" table:style-name="ce45">
            <text:p>37,975</text:p>
          </table:table-cell>
          <table:table-cell office:value-type="float" office:value="37762" table:style-name="ce60">
            <text:p>37,762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清水區</text:p>
          </table:table-cell>
          <table:table-cell office:value-type="float" office:value="29854" table:style-name="ce59">
            <text:p>29,854</text:p>
          </table:table-cell>
          <table:table-cell office:value-type="float" office:value="88362" table:style-name="ce45">
            <text:p>88,362</text:p>
          </table:table-cell>
          <table:table-cell office:value-type="float" office:value="45111" table:style-name="ce45">
            <text:p>45,111</text:p>
          </table:table-cell>
          <table:table-cell office:value-type="float" office:value="43251" table:style-name="ce60">
            <text:p>43,251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沙鹿區</text:p>
          </table:table-cell>
          <table:table-cell office:value-type="float" office:value="31694" table:style-name="ce59">
            <text:p>31,694</text:p>
          </table:table-cell>
          <table:table-cell office:value-type="float" office:value="95664" table:style-name="ce45">
            <text:p>95,664</text:p>
          </table:table-cell>
          <table:table-cell office:value-type="float" office:value="48078" table:style-name="ce45">
            <text:p>48,078</text:p>
          </table:table-cell>
          <table:table-cell office:value-type="float" office:value="47586" table:style-name="ce60">
            <text:p>47,586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梧棲區</text:p>
          </table:table-cell>
          <table:table-cell office:value-type="float" office:value="19319" table:style-name="ce59">
            <text:p>19,319</text:p>
          </table:table-cell>
          <table:table-cell office:value-type="float" office:value="59475" table:style-name="ce45">
            <text:p>59,475</text:p>
          </table:table-cell>
          <table:table-cell office:value-type="float" office:value="29803" table:style-name="ce45">
            <text:p>29,803</text:p>
          </table:table-cell>
          <table:table-cell office:value-type="float" office:value="29672" table:style-name="ce60">
            <text:p>29,672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后里區</text:p>
          </table:table-cell>
          <table:table-cell office:value-type="float" office:value="16922" table:style-name="ce59">
            <text:p>16,922</text:p>
          </table:table-cell>
          <table:table-cell office:value-type="float" office:value="54083" table:style-name="ce45">
            <text:p>54,083</text:p>
          </table:table-cell>
          <table:table-cell office:value-type="float" office:value="27330" table:style-name="ce45">
            <text:p>27,330</text:p>
          </table:table-cell>
          <table:table-cell office:value-type="float" office:value="26753" table:style-name="ce60">
            <text:p>26,753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神岡區</text:p>
          </table:table-cell>
          <table:table-cell office:value-type="float" office:value="20286" table:style-name="ce59">
            <text:p>20,286</text:p>
          </table:table-cell>
          <table:table-cell office:value-type="float" office:value="65066" table:style-name="ce45">
            <text:p>65,066</text:p>
          </table:table-cell>
          <table:table-cell office:value-type="float" office:value="33188" table:style-name="ce45">
            <text:p>33,188</text:p>
          </table:table-cell>
          <table:table-cell office:value-type="float" office:value="31878" table:style-name="ce60">
            <text:p>31,878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潭子區</text:p>
          </table:table-cell>
          <table:table-cell office:value-type="float" office:value="37774" table:style-name="ce59">
            <text:p>37,774</text:p>
          </table:table-cell>
          <table:table-cell office:value-type="float" office:value="109157" table:style-name="ce45">
            <text:p>109,157</text:p>
          </table:table-cell>
          <table:table-cell office:value-type="float" office:value="53757" table:style-name="ce45">
            <text:p>53,757</text:p>
          </table:table-cell>
          <table:table-cell office:value-type="float" office:value="55400" table:style-name="ce60">
            <text:p>55,400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大雅區</text:p>
          </table:table-cell>
          <table:table-cell office:value-type="float" office:value="30856" table:style-name="ce59">
            <text:p>30,856</text:p>
          </table:table-cell>
          <table:table-cell office:value-type="float" office:value="95772" table:style-name="ce45">
            <text:p>95,772</text:p>
          </table:table-cell>
          <table:table-cell office:value-type="float" office:value="47574" table:style-name="ce45">
            <text:p>47,574</text:p>
          </table:table-cell>
          <table:table-cell office:value-type="float" office:value="48198" table:style-name="ce60">
            <text:p>48,198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新社區</text:p>
          </table:table-cell>
          <table:table-cell office:value-type="float" office:value="7773" table:style-name="ce59">
            <text:p>7,773</text:p>
          </table:table-cell>
          <table:table-cell office:value-type="float" office:value="23829" table:style-name="ce45">
            <text:p>23,829</text:p>
          </table:table-cell>
          <table:table-cell office:value-type="float" office:value="12293" table:style-name="ce45">
            <text:p>12,293</text:p>
          </table:table-cell>
          <table:table-cell office:value-type="float" office:value="11536" table:style-name="ce60">
            <text:p>11,536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石岡區</text:p>
          </table:table-cell>
          <table:table-cell office:value-type="float" office:value="4945" table:style-name="ce59">
            <text:p>4,945</text:p>
          </table:table-cell>
          <table:table-cell office:value-type="float" office:value="14502" table:style-name="ce45">
            <text:p>14,502</text:p>
          </table:table-cell>
          <table:table-cell office:value-type="float" office:value="7476" table:style-name="ce45">
            <text:p>7,476</text:p>
          </table:table-cell>
          <table:table-cell office:value-type="float" office:value="7026" table:style-name="ce60">
            <text:p>7,026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外埔區</text:p>
          </table:table-cell>
          <table:table-cell office:value-type="float" office:value="9989" table:style-name="ce59">
            <text:p>9,989</text:p>
          </table:table-cell>
          <table:table-cell office:value-type="float" office:value="31765" table:style-name="ce45">
            <text:p>31,765</text:p>
          </table:table-cell>
          <table:table-cell office:value-type="float" office:value="16178" table:style-name="ce45">
            <text:p>16,178</text:p>
          </table:table-cell>
          <table:table-cell office:value-type="float" office:value="15587" table:style-name="ce60">
            <text:p>15,587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大安區</text:p>
          </table:table-cell>
          <table:table-cell office:value-type="float" office:value="5643" table:style-name="ce59">
            <text:p>5,643</text:p>
          </table:table-cell>
          <table:table-cell office:value-type="float" office:value="18648" table:style-name="ce45">
            <text:p>18,648</text:p>
          </table:table-cell>
          <table:table-cell office:value-type="float" office:value="9857" table:style-name="ce45">
            <text:p>9,857</text:p>
          </table:table-cell>
          <table:table-cell office:value-type="float" office:value="8791" table:style-name="ce60">
            <text:p>8,791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烏日區</text:p>
          </table:table-cell>
          <table:table-cell office:value-type="float" office:value="27007" table:style-name="ce59">
            <text:p>27,007</text:p>
          </table:table-cell>
          <table:table-cell office:value-type="float" office:value="76898" table:style-name="ce45">
            <text:p>76,898</text:p>
          </table:table-cell>
          <table:table-cell office:value-type="float" office:value="38422" table:style-name="ce45">
            <text:p>38,422</text:p>
          </table:table-cell>
          <table:table-cell office:value-type="float" office:value="38476" table:style-name="ce60">
            <text:p>38,476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大肚區</text:p>
          </table:table-cell>
          <table:table-cell office:value-type="float" office:value="18529" table:style-name="ce59">
            <text:p>18,529</text:p>
          </table:table-cell>
          <table:table-cell office:value-type="float" office:value="56610" table:style-name="ce45">
            <text:p>56,610</text:p>
          </table:table-cell>
          <table:table-cell office:value-type="float" office:value="28809" table:style-name="ce45">
            <text:p>28,809</text:p>
          </table:table-cell>
          <table:table-cell office:value-type="float" office:value="27801" table:style-name="ce60">
            <text:p>27,801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龍井區</text:p>
          </table:table-cell>
          <table:table-cell office:value-type="float" office:value="24513" table:style-name="ce59">
            <text:p>24,513</text:p>
          </table:table-cell>
          <table:table-cell office:value-type="float" office:value="78056" table:style-name="ce45">
            <text:p>78,056</text:p>
          </table:table-cell>
          <table:table-cell office:value-type="float" office:value="39199" table:style-name="ce45">
            <text:p>39,199</text:p>
          </table:table-cell>
          <table:table-cell office:value-type="float" office:value="38857" table:style-name="ce60">
            <text:p>38,857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霧峰區</text:p>
          </table:table-cell>
          <table:table-cell office:value-type="float" office:value="20955" table:style-name="ce59">
            <text:p>20,955</text:p>
          </table:table-cell>
          <table:table-cell office:value-type="float" office:value="64780" table:style-name="ce45">
            <text:p>64,780</text:p>
          </table:table-cell>
          <table:table-cell office:value-type="float" office:value="32801" table:style-name="ce45">
            <text:p>32,801</text:p>
          </table:table-cell>
          <table:table-cell office:value-type="float" office:value="31979" table:style-name="ce60">
            <text:p>31,979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太平區</text:p>
          </table:table-cell>
          <table:table-cell office:value-type="float" office:value="68700" table:style-name="ce59">
            <text:p>68,700</text:p>
          </table:table-cell>
          <table:table-cell office:value-type="float" office:value="195600" table:style-name="ce45">
            <text:p>195,600</text:p>
          </table:table-cell>
          <table:table-cell office:value-type="float" office:value="96545" table:style-name="ce45">
            <text:p>96,545</text:p>
          </table:table-cell>
          <table:table-cell office:value-type="float" office:value="99055" table:style-name="ce60">
            <text:p>99,055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大里區</text:p>
          </table:table-cell>
          <table:table-cell office:value-type="float" office:value="73337" table:style-name="ce59">
            <text:p>73,337</text:p>
          </table:table-cell>
          <table:table-cell office:value-type="float" office:value="212535" table:style-name="ce45">
            <text:p>212,535</text:p>
          </table:table-cell>
          <table:table-cell office:value-type="float" office:value="103962" table:style-name="ce45">
            <text:p>103,962</text:p>
          </table:table-cell>
          <table:table-cell office:value-type="float" office:value="108573" table:style-name="ce60">
            <text:p>108,573</text:p>
          </table:table-cell>
          <table:table-cell table:number-columns-repeated="16379"/>
        </table:table-row>
        <table:table-row table:style-name="ro4">
          <table:table-cell office:value-type="string" table:style-name="ce72">
            <text:p>※和平區</text:p>
          </table:table-cell>
          <table:table-cell office:value-type="float" office:value="4671" table:style-name="ce62">
            <text:p>4,671</text:p>
          </table:table-cell>
          <table:table-cell office:value-type="float" office:value="10839" table:style-name="ce50">
            <text:p>10,839</text:p>
          </table:table-cell>
          <table:table-cell office:value-type="float" office:value="5817" table:style-name="ce50">
            <text:p>5,817</text:p>
          </table:table-cell>
          <table:table-cell office:value-type="float" office:value="5022" table:style-name="ce63">
            <text:p>5,022</text:p>
          </table:table-cell>
          <table:table-cell table:number-columns-repeated="16379"/>
        </table:table-row>
        <table:table-row table:number-rows-repeated="4" table:style-name="ro4">
          <table:table-cell table:style-name="ce2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域別</text:p>
          </table:table-cell>
          <table:table-cell office:value-type="string" table:number-columns-spanned="1" table:number-rows-spanned="2" table:style-name="ce107">
            <text:p>戶數</text:p>
          </table:table-cell>
          <table:table-cell office:value-type="string" table:style-name="ce53">
            <text:p>人口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臺南市</text:p>
          </table:table-cell>
          <table:table-cell office:value-type="float" office:value="708201" table:style-name="ce57">
            <text:p>708,201</text:p>
          </table:table-cell>
          <table:table-cell office:value-type="float" office:value="1867554" table:style-name="ce41">
            <text:p>1,867,554</text:p>
          </table:table-cell>
          <table:table-cell office:value-type="float" office:value="930017" table:style-name="ce41">
            <text:p>930,017</text:p>
          </table:table-cell>
          <table:table-cell office:value-type="float" office:value="937537" table:style-name="ce58">
            <text:p>937,537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新營區</text:p>
          </table:table-cell>
          <table:table-cell office:value-type="float" office:value="29633" table:style-name="ce59">
            <text:p>29,633</text:p>
          </table:table-cell>
          <table:table-cell office:value-type="float" office:value="75905" table:style-name="ce45">
            <text:p>75,905</text:p>
          </table:table-cell>
          <table:table-cell office:value-type="float" office:value="37445" table:style-name="ce45">
            <text:p>37,445</text:p>
          </table:table-cell>
          <table:table-cell office:value-type="float" office:value="38460" table:style-name="ce60">
            <text:p>38,460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鹽水區</text:p>
          </table:table-cell>
          <table:table-cell office:value-type="float" office:value="10194" table:style-name="ce59">
            <text:p>10,194</text:p>
          </table:table-cell>
          <table:table-cell office:value-type="float" office:value="24863" table:style-name="ce45">
            <text:p>24,863</text:p>
          </table:table-cell>
          <table:table-cell office:value-type="float" office:value="12967" table:style-name="ce45">
            <text:p>12,967</text:p>
          </table:table-cell>
          <table:table-cell office:value-type="float" office:value="11896" table:style-name="ce60">
            <text:p>11,896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白河區</text:p>
          </table:table-cell>
          <table:table-cell office:value-type="float" office:value="10711" table:style-name="ce59">
            <text:p>10,711</text:p>
          </table:table-cell>
          <table:table-cell office:value-type="float" office:value="26896" table:style-name="ce45">
            <text:p>26,896</text:p>
          </table:table-cell>
          <table:table-cell office:value-type="float" office:value="14043" table:style-name="ce45">
            <text:p>14,043</text:p>
          </table:table-cell>
          <table:table-cell office:value-type="float" office:value="12853" table:style-name="ce60">
            <text:p>12,853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柳營區</text:p>
          </table:table-cell>
          <table:table-cell office:value-type="float" office:value="8007" table:style-name="ce59">
            <text:p>8,007</text:p>
          </table:table-cell>
          <table:table-cell office:value-type="float" office:value="20715" table:style-name="ce45">
            <text:p>20,715</text:p>
          </table:table-cell>
          <table:table-cell office:value-type="float" office:value="10771" table:style-name="ce45">
            <text:p>10,771</text:p>
          </table:table-cell>
          <table:table-cell office:value-type="float" office:value="9944" table:style-name="ce60">
            <text:p>9,944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後壁區</text:p>
          </table:table-cell>
          <table:table-cell office:value-type="float" office:value="8790" table:style-name="ce59">
            <text:p>8,790</text:p>
          </table:table-cell>
          <table:table-cell office:value-type="float" office:value="22498" table:style-name="ce45">
            <text:p>22,498</text:p>
          </table:table-cell>
          <table:table-cell office:value-type="float" office:value="11639" table:style-name="ce45">
            <text:p>11,639</text:p>
          </table:table-cell>
          <table:table-cell office:value-type="float" office:value="10859" table:style-name="ce60">
            <text:p>10,859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東山區</text:p>
          </table:table-cell>
          <table:table-cell office:value-type="float" office:value="8240" table:style-name="ce59">
            <text:p>8,240</text:p>
          </table:table-cell>
          <table:table-cell office:value-type="float" office:value="19892" table:style-name="ce45">
            <text:p>19,892</text:p>
          </table:table-cell>
          <table:table-cell office:value-type="float" office:value="10598" table:style-name="ce45">
            <text:p>10,598</text:p>
          </table:table-cell>
          <table:table-cell office:value-type="float" office:value="9294" table:style-name="ce60">
            <text:p>9,294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麻豆區</text:p>
          </table:table-cell>
          <table:table-cell office:value-type="float" office:value="16183" table:style-name="ce59">
            <text:p>16,183</text:p>
          </table:table-cell>
          <table:table-cell office:value-type="float" office:value="43550" table:style-name="ce45">
            <text:p>43,550</text:p>
          </table:table-cell>
          <table:table-cell office:value-type="float" office:value="22115" table:style-name="ce45">
            <text:p>22,115</text:p>
          </table:table-cell>
          <table:table-cell office:value-type="float" office:value="21435" table:style-name="ce60">
            <text:p>21,435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下營區</text:p>
          </table:table-cell>
          <table:table-cell office:value-type="float" office:value="9408" table:style-name="ce59">
            <text:p>9,408</text:p>
          </table:table-cell>
          <table:table-cell office:value-type="float" office:value="23210" table:style-name="ce45">
            <text:p>23,210</text:p>
          </table:table-cell>
          <table:table-cell office:value-type="float" office:value="12005" table:style-name="ce45">
            <text:p>12,005</text:p>
          </table:table-cell>
          <table:table-cell office:value-type="float" office:value="11205" table:style-name="ce60">
            <text:p>11,205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六甲區</text:p>
          </table:table-cell>
          <table:table-cell office:value-type="float" office:value="7981" table:style-name="ce59">
            <text:p>7,981</text:p>
          </table:table-cell>
          <table:table-cell office:value-type="float" office:value="21553" table:style-name="ce45">
            <text:p>21,553</text:p>
          </table:table-cell>
          <table:table-cell office:value-type="float" office:value="11157" table:style-name="ce45">
            <text:p>11,157</text:p>
          </table:table-cell>
          <table:table-cell office:value-type="float" office:value="10396" table:style-name="ce60">
            <text:p>10,396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官田區</text:p>
          </table:table-cell>
          <table:table-cell office:value-type="float" office:value="8155" table:style-name="ce59">
            <text:p>8,155</text:p>
          </table:table-cell>
          <table:table-cell office:value-type="float" office:value="21127" table:style-name="ce45">
            <text:p>21,127</text:p>
          </table:table-cell>
          <table:table-cell office:value-type="float" office:value="10741" table:style-name="ce45">
            <text:p>10,741</text:p>
          </table:table-cell>
          <table:table-cell office:value-type="float" office:value="10386" table:style-name="ce60">
            <text:p>10,386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大內區</text:p>
          </table:table-cell>
          <table:table-cell office:value-type="float" office:value="3698" table:style-name="ce59">
            <text:p>3,698</text:p>
          </table:table-cell>
          <table:table-cell office:value-type="float" office:value="9087" table:style-name="ce45">
            <text:p>9,087</text:p>
          </table:table-cell>
          <table:table-cell office:value-type="float" office:value="4897" table:style-name="ce45">
            <text:p>4,897</text:p>
          </table:table-cell>
          <table:table-cell office:value-type="float" office:value="4190" table:style-name="ce60">
            <text:p>4,190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佳里區</text:p>
          </table:table-cell>
          <table:table-cell office:value-type="float" office:value="21370" table:style-name="ce59">
            <text:p>21,370</text:p>
          </table:table-cell>
          <table:table-cell office:value-type="float" office:value="58615" table:style-name="ce45">
            <text:p>58,615</text:p>
          </table:table-cell>
          <table:table-cell office:value-type="float" office:value="28923" table:style-name="ce45">
            <text:p>28,923</text:p>
          </table:table-cell>
          <table:table-cell office:value-type="float" office:value="29692" table:style-name="ce60">
            <text:p>29,692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學甲區</text:p>
          </table:table-cell>
          <table:table-cell office:value-type="float" office:value="9775" table:style-name="ce59">
            <text:p>9,775</text:p>
          </table:table-cell>
          <table:table-cell office:value-type="float" office:value="25084" table:style-name="ce45">
            <text:p>25,084</text:p>
          </table:table-cell>
          <table:table-cell office:value-type="float" office:value="12860" table:style-name="ce45">
            <text:p>12,860</text:p>
          </table:table-cell>
          <table:table-cell office:value-type="float" office:value="12224" table:style-name="ce60">
            <text:p>12,224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西港區</text:p>
          </table:table-cell>
          <table:table-cell office:value-type="float" office:value="8558" table:style-name="ce59">
            <text:p>8,558</text:p>
          </table:table-cell>
          <table:table-cell office:value-type="float" office:value="24541" table:style-name="ce45">
            <text:p>24,541</text:p>
          </table:table-cell>
          <table:table-cell office:value-type="float" office:value="12407" table:style-name="ce45">
            <text:p>12,407</text:p>
          </table:table-cell>
          <table:table-cell office:value-type="float" office:value="12134" table:style-name="ce60">
            <text:p>12,134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七股區</text:p>
          </table:table-cell>
          <table:table-cell office:value-type="float" office:value="7937" table:style-name="ce59">
            <text:p>7,937</text:p>
          </table:table-cell>
          <table:table-cell office:value-type="float" office:value="21973" table:style-name="ce45">
            <text:p>21,973</text:p>
          </table:table-cell>
          <table:table-cell office:value-type="float" office:value="11382" table:style-name="ce45">
            <text:p>11,382</text:p>
          </table:table-cell>
          <table:table-cell office:value-type="float" office:value="10591" table:style-name="ce60">
            <text:p>10,591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將軍區</text:p>
          </table:table-cell>
          <table:table-cell office:value-type="float" office:value="7186" table:style-name="ce59">
            <text:p>7,186</text:p>
          </table:table-cell>
          <table:table-cell office:value-type="float" office:value="18934" table:style-name="ce45">
            <text:p>18,934</text:p>
          </table:table-cell>
          <table:table-cell office:value-type="float" office:value="9650" table:style-name="ce45">
            <text:p>9,650</text:p>
          </table:table-cell>
          <table:table-cell office:value-type="float" office:value="9284" table:style-name="ce60">
            <text:p>9,284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北門區</text:p>
          </table:table-cell>
          <table:table-cell office:value-type="float" office:value="4109" table:style-name="ce59">
            <text:p>4,109</text:p>
          </table:table-cell>
          <table:table-cell office:value-type="float" office:value="10444" table:style-name="ce45">
            <text:p>10,444</text:p>
          </table:table-cell>
          <table:table-cell office:value-type="float" office:value="5239" table:style-name="ce45">
            <text:p>5,239</text:p>
          </table:table-cell>
          <table:table-cell office:value-type="float" office:value="5205" table:style-name="ce60">
            <text:p>5,205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新化區</text:p>
          </table:table-cell>
          <table:table-cell office:value-type="float" office:value="14919" table:style-name="ce59">
            <text:p>14,919</text:p>
          </table:table-cell>
          <table:table-cell office:value-type="float" office:value="43010" table:style-name="ce45">
            <text:p>43,010</text:p>
          </table:table-cell>
          <table:table-cell office:value-type="float" office:value="21813" table:style-name="ce45">
            <text:p>21,813</text:p>
          </table:table-cell>
          <table:table-cell office:value-type="float" office:value="21197" table:style-name="ce60">
            <text:p>21,197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善化區</text:p>
          </table:table-cell>
          <table:table-cell office:value-type="float" office:value="19505" table:style-name="ce59">
            <text:p>19,505</text:p>
          </table:table-cell>
          <table:table-cell office:value-type="float" office:value="51089" table:style-name="ce45">
            <text:p>51,089</text:p>
          </table:table-cell>
          <table:table-cell office:value-type="float" office:value="25741" table:style-name="ce45">
            <text:p>25,741</text:p>
          </table:table-cell>
          <table:table-cell office:value-type="float" office:value="25348" table:style-name="ce60">
            <text:p>25,348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新市區</text:p>
          </table:table-cell>
          <table:table-cell office:value-type="float" office:value="13459" table:style-name="ce59">
            <text:p>13,459</text:p>
          </table:table-cell>
          <table:table-cell office:value-type="float" office:value="37685" table:style-name="ce45">
            <text:p>37,685</text:p>
          </table:table-cell>
          <table:table-cell office:value-type="float" office:value="18910" table:style-name="ce45">
            <text:p>18,910</text:p>
          </table:table-cell>
          <table:table-cell office:value-type="float" office:value="18775" table:style-name="ce60">
            <text:p>18,775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安定區</text:p>
          </table:table-cell>
          <table:table-cell office:value-type="float" office:value="10571" table:style-name="ce59">
            <text:p>10,571</text:p>
          </table:table-cell>
          <table:table-cell office:value-type="float" office:value="30218" table:style-name="ce45">
            <text:p>30,218</text:p>
          </table:table-cell>
          <table:table-cell office:value-type="float" office:value="15545" table:style-name="ce45">
            <text:p>15,545</text:p>
          </table:table-cell>
          <table:table-cell office:value-type="float" office:value="14673" table:style-name="ce60">
            <text:p>14,673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山上區</text:p>
          </table:table-cell>
          <table:table-cell office:value-type="float" office:value="2724" table:style-name="ce59">
            <text:p>2,724</text:p>
          </table:table-cell>
          <table:table-cell office:value-type="float" office:value="7046" table:style-name="ce45">
            <text:p>7,046</text:p>
          </table:table-cell>
          <table:table-cell office:value-type="float" office:value="3707" table:style-name="ce45">
            <text:p>3,707</text:p>
          </table:table-cell>
          <table:table-cell office:value-type="float" office:value="3339" table:style-name="ce60">
            <text:p>3,339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玉井區</text:p>
          </table:table-cell>
          <table:table-cell office:value-type="float" office:value="5162" table:style-name="ce59">
            <text:p>5,162</text:p>
          </table:table-cell>
          <table:table-cell office:value-type="float" office:value="13444" table:style-name="ce45">
            <text:p>13,444</text:p>
          </table:table-cell>
          <table:table-cell office:value-type="float" office:value="6958" table:style-name="ce45">
            <text:p>6,958</text:p>
          </table:table-cell>
          <table:table-cell office:value-type="float" office:value="6486" table:style-name="ce60">
            <text:p>6,486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楠西區</text:p>
          </table:table-cell>
          <table:table-cell office:value-type="float" office:value="3494" table:style-name="ce59">
            <text:p>3,494</text:p>
          </table:table-cell>
          <table:table-cell office:value-type="float" office:value="9109" table:style-name="ce45">
            <text:p>9,109</text:p>
          </table:table-cell>
          <table:table-cell office:value-type="float" office:value="4788" table:style-name="ce45">
            <text:p>4,788</text:p>
          </table:table-cell>
          <table:table-cell office:value-type="float" office:value="4321" table:style-name="ce60">
            <text:p>4,321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南化區</text:p>
          </table:table-cell>
          <table:table-cell office:value-type="float" office:value="2820" table:style-name="ce59">
            <text:p>2,820</text:p>
          </table:table-cell>
          <table:table-cell office:value-type="float" office:value="8304" table:style-name="ce45">
            <text:p>8,304</text:p>
          </table:table-cell>
          <table:table-cell office:value-type="float" office:value="4485" table:style-name="ce45">
            <text:p>4,485</text:p>
          </table:table-cell>
          <table:table-cell office:value-type="float" office:value="3819" table:style-name="ce60">
            <text:p>3,819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左鎮區</text:p>
          </table:table-cell>
          <table:table-cell office:value-type="float" office:value="1902" table:style-name="ce59">
            <text:p>1,902</text:p>
          </table:table-cell>
          <table:table-cell office:value-type="float" office:value="4475" table:style-name="ce45">
            <text:p>4,475</text:p>
          </table:table-cell>
          <table:table-cell office:value-type="float" office:value="2539" table:style-name="ce45">
            <text:p>2,539</text:p>
          </table:table-cell>
          <table:table-cell office:value-type="float" office:value="1936" table:style-name="ce60">
            <text:p>1,936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仁德區</text:p>
          </table:table-cell>
          <table:table-cell office:value-type="float" office:value="29019" table:style-name="ce59">
            <text:p>29,019</text:p>
          </table:table-cell>
          <table:table-cell office:value-type="float" office:value="76324" table:style-name="ce45">
            <text:p>76,324</text:p>
          </table:table-cell>
          <table:table-cell office:value-type="float" office:value="38483" table:style-name="ce45">
            <text:p>38,483</text:p>
          </table:table-cell>
          <table:table-cell office:value-type="float" office:value="37841" table:style-name="ce60">
            <text:p>37,841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歸仁區</text:p>
          </table:table-cell>
          <table:table-cell office:value-type="float" office:value="23516" table:style-name="ce59">
            <text:p>23,516</text:p>
          </table:table-cell>
          <table:table-cell office:value-type="float" office:value="68061" table:style-name="ce45">
            <text:p>68,061</text:p>
          </table:table-cell>
          <table:table-cell office:value-type="float" office:value="34402" table:style-name="ce45">
            <text:p>34,402</text:p>
          </table:table-cell>
          <table:table-cell office:value-type="float" office:value="33659" table:style-name="ce60">
            <text:p>33,659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關廟區</text:p>
          </table:table-cell>
          <table:table-cell office:value-type="float" office:value="11620" table:style-name="ce59">
            <text:p>11,620</text:p>
          </table:table-cell>
          <table:table-cell office:value-type="float" office:value="33965" table:style-name="ce45">
            <text:p>33,965</text:p>
          </table:table-cell>
          <table:table-cell office:value-type="float" office:value="17401" table:style-name="ce45">
            <text:p>17,401</text:p>
          </table:table-cell>
          <table:table-cell office:value-type="float" office:value="16564" table:style-name="ce60">
            <text:p>16,564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龍崎區</text:p>
          </table:table-cell>
          <table:table-cell office:value-type="float" office:value="1497" table:style-name="ce59">
            <text:p>1,497</text:p>
          </table:table-cell>
          <table:table-cell office:value-type="float" office:value="3701" table:style-name="ce45">
            <text:p>3,701</text:p>
          </table:table-cell>
          <table:table-cell office:value-type="float" office:value="2005" table:style-name="ce45">
            <text:p>2,005</text:p>
          </table:table-cell>
          <table:table-cell office:value-type="float" office:value="1696" table:style-name="ce60">
            <text:p>1,696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永康區</text:p>
          </table:table-cell>
          <table:table-cell office:value-type="float" office:value="88498" table:style-name="ce59">
            <text:p>88,498</text:p>
          </table:table-cell>
          <table:table-cell office:value-type="float" office:value="235222" table:style-name="ce45">
            <text:p>235,222</text:p>
          </table:table-cell>
          <table:table-cell office:value-type="float" office:value="115449" table:style-name="ce45">
            <text:p>115,449</text:p>
          </table:table-cell>
          <table:table-cell office:value-type="float" office:value="119773" table:style-name="ce60">
            <text:p>119,773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東 <text:s text:c="3"/>區</text:p>
          </table:table-cell>
          <table:table-cell office:value-type="float" office:value="73248" table:style-name="ce59">
            <text:p>73,248</text:p>
          </table:table-cell>
          <table:table-cell office:value-type="float" office:value="183336" table:style-name="ce45">
            <text:p>183,336</text:p>
          </table:table-cell>
          <table:table-cell office:value-type="float" office:value="87646" table:style-name="ce45">
            <text:p>87,646</text:p>
          </table:table-cell>
          <table:table-cell office:value-type="float" office:value="95690" table:style-name="ce60">
            <text:p>95,690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南 <text:s text:c="3"/>區</text:p>
          </table:table-cell>
          <table:table-cell office:value-type="float" office:value="47534" table:style-name="ce59">
            <text:p>47,534</text:p>
          </table:table-cell>
          <table:table-cell office:value-type="float" office:value="122992" table:style-name="ce45">
            <text:p>122,992</text:p>
          </table:table-cell>
          <table:table-cell office:value-type="float" office:value="60604" table:style-name="ce45">
            <text:p>60,604</text:p>
          </table:table-cell>
          <table:table-cell office:value-type="float" office:value="62388" table:style-name="ce60">
            <text:p>62,388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北 <text:s text:c="3"/>區</text:p>
          </table:table-cell>
          <table:table-cell office:value-type="float" office:value="51856" table:style-name="ce59">
            <text:p>51,856</text:p>
          </table:table-cell>
          <table:table-cell office:value-type="float" office:value="128811" table:style-name="ce45">
            <text:p>128,811</text:p>
          </table:table-cell>
          <table:table-cell office:value-type="float" office:value="62430" table:style-name="ce45">
            <text:p>62,430</text:p>
          </table:table-cell>
          <table:table-cell office:value-type="float" office:value="66381" table:style-name="ce60">
            <text:p>66,381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安南區</text:p>
          </table:table-cell>
          <table:table-cell office:value-type="float" office:value="67161" table:style-name="ce59">
            <text:p>67,161</text:p>
          </table:table-cell>
          <table:table-cell office:value-type="float" office:value="196605" table:style-name="ce45">
            <text:p>196,605</text:p>
          </table:table-cell>
          <table:table-cell office:value-type="float" office:value="98785" table:style-name="ce45">
            <text:p>98,785</text:p>
          </table:table-cell>
          <table:table-cell office:value-type="float" office:value="97820" table:style-name="ce60">
            <text:p>97,820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安平區</text:p>
          </table:table-cell>
          <table:table-cell office:value-type="float" office:value="27246" table:style-name="ce59">
            <text:p>27,246</text:p>
          </table:table-cell>
          <table:table-cell office:value-type="float" office:value="67335" table:style-name="ce45">
            <text:p>67,335</text:p>
          </table:table-cell>
          <table:table-cell office:value-type="float" office:value="31876" table:style-name="ce45">
            <text:p>31,876</text:p>
          </table:table-cell>
          <table:table-cell office:value-type="float" office:value="35459" table:style-name="ce60">
            <text:p>35,459</text:p>
          </table:table-cell>
          <table:table-cell table:number-columns-repeated="16379"/>
        </table:table-row>
        <table:table-row table:style-name="ro4">
          <table:table-cell office:value-type="string" table:style-name="ce48">
            <text:p>中西區</text:p>
          </table:table-cell>
          <table:table-cell office:value-type="float" office:value="32515" table:style-name="ce62">
            <text:p>32,515</text:p>
          </table:table-cell>
          <table:table-cell office:value-type="float" office:value="77935" table:style-name="ce50">
            <text:p>77,935</text:p>
          </table:table-cell>
          <table:table-cell office:value-type="float" office:value="37611" table:style-name="ce50">
            <text:p>37,611</text:p>
          </table:table-cell>
          <table:table-cell office:value-type="float" office:value="40324" table:style-name="ce63">
            <text:p>40,324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高雄市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高雄市</text:p>
          </table:table-cell>
          <table:table-cell office:value-type="float" office:value="1126351" table:style-name="ce75">
            <text:p>1,126,351</text:p>
          </table:table-cell>
          <table:table-cell office:value-type="float" office:value="2753530" table:style-name="ce41">
            <text:p>2,753,530</text:p>
          </table:table-cell>
          <table:table-cell office:value-type="float" office:value="1357350" table:style-name="ce76">
            <text:p>1,357,350</text:p>
          </table:table-cell>
          <table:table-cell office:value-type="float" office:value="1396180" table:style-name="ce77">
            <text:p>1,396,18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鹽埕區</text:p>
          </table:table-cell>
          <table:table-cell office:value-type="float" office:value="10865" table:style-name="ce44">
            <text:p>10,865</text:p>
          </table:table-cell>
          <table:table-cell office:value-type="float" office:value="23231" table:style-name="ce45">
            <text:p>23,231</text:p>
          </table:table-cell>
          <table:table-cell office:value-type="float" office:value="11461" table:style-name="ce44">
            <text:p>11,461</text:p>
          </table:table-cell>
          <table:table-cell office:value-type="float" office:value="11770" table:style-name="ce44">
            <text:p>11,77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鼓山區</text:p>
          </table:table-cell>
          <table:table-cell office:value-type="float" office:value="60293" table:style-name="ce44">
            <text:p>60,293</text:p>
          </table:table-cell>
          <table:table-cell office:value-type="float" office:value="140851" table:style-name="ce45">
            <text:p>140,851</text:p>
          </table:table-cell>
          <table:table-cell office:value-type="float" office:value="67547" table:style-name="ce44">
            <text:p>67,547</text:p>
          </table:table-cell>
          <table:table-cell office:value-type="float" office:value="73304" table:style-name="ce44">
            <text:p>73,30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左營區</text:p>
          </table:table-cell>
          <table:table-cell office:value-type="float" office:value="81595" table:style-name="ce44">
            <text:p>81,595</text:p>
          </table:table-cell>
          <table:table-cell office:value-type="float" office:value="196853" table:style-name="ce45">
            <text:p>196,853</text:p>
          </table:table-cell>
          <table:table-cell office:value-type="float" office:value="94059" table:style-name="ce44">
            <text:p>94,059</text:p>
          </table:table-cell>
          <table:table-cell office:value-type="float" office:value="102794" table:style-name="ce44">
            <text:p>102,79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楠梓區</text:p>
          </table:table-cell>
          <table:table-cell office:value-type="float" office:value="75517" table:style-name="ce44">
            <text:p>75,517</text:p>
          </table:table-cell>
          <table:table-cell office:value-type="float" office:value="190005" table:style-name="ce45">
            <text:p>190,005</text:p>
          </table:table-cell>
          <table:table-cell office:value-type="float" office:value="92865" table:style-name="ce44">
            <text:p>92,865</text:p>
          </table:table-cell>
          <table:table-cell office:value-type="float" office:value="97140" table:style-name="ce44">
            <text:p>97,14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三民區</text:p>
          </table:table-cell>
          <table:table-cell office:value-type="float" office:value="139360" table:style-name="ce44">
            <text:p>139,360</text:p>
          </table:table-cell>
          <table:table-cell office:value-type="float" office:value="334392" table:style-name="ce45">
            <text:p>334,392</text:p>
          </table:table-cell>
          <table:table-cell office:value-type="float" office:value="161101" table:style-name="ce44">
            <text:p>161,101</text:p>
          </table:table-cell>
          <table:table-cell office:value-type="float" office:value="173291" table:style-name="ce44">
            <text:p>173,29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新興區</text:p>
          </table:table-cell>
          <table:table-cell office:value-type="float" office:value="23161" table:style-name="ce44">
            <text:p>23,161</text:p>
          </table:table-cell>
          <table:table-cell office:value-type="float" office:value="49802" table:style-name="ce45">
            <text:p>49,802</text:p>
          </table:table-cell>
          <table:table-cell office:value-type="float" office:value="23929" table:style-name="ce44">
            <text:p>23,929</text:p>
          </table:table-cell>
          <table:table-cell office:value-type="float" office:value="25873" table:style-name="ce44">
            <text:p>25,87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前金區</text:p>
          </table:table-cell>
          <table:table-cell office:value-type="float" office:value="13062" table:style-name="ce44">
            <text:p>13,062</text:p>
          </table:table-cell>
          <table:table-cell office:value-type="float" office:value="26498" table:style-name="ce45">
            <text:p>26,498</text:p>
          </table:table-cell>
          <table:table-cell office:value-type="float" office:value="12487" table:style-name="ce44">
            <text:p>12,487</text:p>
          </table:table-cell>
          <table:table-cell office:value-type="float" office:value="14011" table:style-name="ce44">
            <text:p>14,01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苓雅區</text:p>
          </table:table-cell>
          <table:table-cell office:value-type="float" office:value="73254" table:style-name="ce44">
            <text:p>73,254</text:p>
          </table:table-cell>
          <table:table-cell office:value-type="float" office:value="165773" table:style-name="ce45">
            <text:p>165,773</text:p>
          </table:table-cell>
          <table:table-cell office:value-type="float" office:value="79271" table:style-name="ce44">
            <text:p>79,271</text:p>
          </table:table-cell>
          <table:table-cell office:value-type="float" office:value="86502" table:style-name="ce44">
            <text:p>86,50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前鎮區</text:p>
          </table:table-cell>
          <table:table-cell office:value-type="float" office:value="79499" table:style-name="ce44">
            <text:p>79,499</text:p>
          </table:table-cell>
          <table:table-cell office:value-type="float" office:value="183979" table:style-name="ce45">
            <text:p>183,979</text:p>
          </table:table-cell>
          <table:table-cell office:value-type="float" office:value="90081" table:style-name="ce44">
            <text:p>90,081</text:p>
          </table:table-cell>
          <table:table-cell office:value-type="float" office:value="93898" table:style-name="ce44">
            <text:p>93,89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旗津區</text:p>
          </table:table-cell>
          <table:table-cell office:value-type="float" office:value="10971" table:style-name="ce44">
            <text:p>10,971</text:p>
          </table:table-cell>
          <table:table-cell office:value-type="float" office:value="27425" table:style-name="ce45">
            <text:p>27,425</text:p>
          </table:table-cell>
          <table:table-cell office:value-type="float" office:value="14096" table:style-name="ce44">
            <text:p>14,096</text:p>
          </table:table-cell>
          <table:table-cell office:value-type="float" office:value="13329" table:style-name="ce44">
            <text:p>13,329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小港區</text:p>
          </table:table-cell>
          <table:table-cell office:value-type="float" office:value="69572" table:style-name="ce44">
            <text:p>69,572</text:p>
          </table:table-cell>
          <table:table-cell office:value-type="float" office:value="156415" table:style-name="ce45">
            <text:p>156,415</text:p>
          </table:table-cell>
          <table:table-cell office:value-type="float" office:value="77322" table:style-name="ce44">
            <text:p>77,322</text:p>
          </table:table-cell>
          <table:table-cell office:value-type="float" office:value="79093" table:style-name="ce44">
            <text:p>79,09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鳳山區</text:p>
          </table:table-cell>
          <table:table-cell office:value-type="float" office:value="145605" table:style-name="ce44">
            <text:p>145,605</text:p>
          </table:table-cell>
          <table:table-cell office:value-type="float" office:value="358718" table:style-name="ce45">
            <text:p>358,718</text:p>
          </table:table-cell>
          <table:table-cell office:value-type="float" office:value="174878" table:style-name="ce44">
            <text:p>174,878</text:p>
          </table:table-cell>
          <table:table-cell office:value-type="float" office:value="183840" table:style-name="ce44">
            <text:p>183,84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林園區</text:p>
          </table:table-cell>
          <table:table-cell office:value-type="float" office:value="26917" table:style-name="ce44">
            <text:p>26,917</text:p>
          </table:table-cell>
          <table:table-cell office:value-type="float" office:value="69110" table:style-name="ce45">
            <text:p>69,110</text:p>
          </table:table-cell>
          <table:table-cell office:value-type="float" office:value="34731" table:style-name="ce44">
            <text:p>34,731</text:p>
          </table:table-cell>
          <table:table-cell office:value-type="float" office:value="34379" table:style-name="ce44">
            <text:p>34,37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寮區</text:p>
          </table:table-cell>
          <table:table-cell office:value-type="float" office:value="43737" table:style-name="ce44">
            <text:p>43,737</text:p>
          </table:table-cell>
          <table:table-cell office:value-type="float" office:value="112129" table:style-name="ce45">
            <text:p>112,129</text:p>
          </table:table-cell>
          <table:table-cell office:value-type="float" office:value="57151" table:style-name="ce44">
            <text:p>57,151</text:p>
          </table:table-cell>
          <table:table-cell office:value-type="float" office:value="54978" table:style-name="ce44">
            <text:p>54,97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樹區</text:p>
          </table:table-cell>
          <table:table-cell office:value-type="float" office:value="13986" table:style-name="ce44">
            <text:p>13,986</text:p>
          </table:table-cell>
          <table:table-cell office:value-type="float" office:value="41520" table:style-name="ce45">
            <text:p>41,520</text:p>
          </table:table-cell>
          <table:table-cell office:value-type="float" office:value="21224" table:style-name="ce44">
            <text:p>21,224</text:p>
          </table:table-cell>
          <table:table-cell office:value-type="float" office:value="20296" table:style-name="ce44">
            <text:p>20,29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社區</text:p>
          </table:table-cell>
          <table:table-cell office:value-type="float" office:value="13377" table:style-name="ce44">
            <text:p>13,377</text:p>
          </table:table-cell>
          <table:table-cell office:value-type="float" office:value="34154" table:style-name="ce45">
            <text:p>34,154</text:p>
          </table:table-cell>
          <table:table-cell office:value-type="float" office:value="17335" table:style-name="ce44">
            <text:p>17,335</text:p>
          </table:table-cell>
          <table:table-cell office:value-type="float" office:value="16819" table:style-name="ce44">
            <text:p>16,81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仁武區</text:p>
          </table:table-cell>
          <table:table-cell office:value-type="float" office:value="37577" table:style-name="ce44">
            <text:p>37,577</text:p>
          </table:table-cell>
          <table:table-cell office:value-type="float" office:value="93045" table:style-name="ce45">
            <text:p>93,045</text:p>
          </table:table-cell>
          <table:table-cell office:value-type="float" office:value="46963" table:style-name="ce44">
            <text:p>46,963</text:p>
          </table:table-cell>
          <table:table-cell office:value-type="float" office:value="46082" table:style-name="ce44">
            <text:p>46,08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鳥松區</text:p>
          </table:table-cell>
          <table:table-cell office:value-type="float" office:value="19310" table:style-name="ce44">
            <text:p>19,310</text:p>
          </table:table-cell>
          <table:table-cell office:value-type="float" office:value="44606" table:style-name="ce45">
            <text:p>44,606</text:p>
          </table:table-cell>
          <table:table-cell office:value-type="float" office:value="22492" table:style-name="ce44">
            <text:p>22,492</text:p>
          </table:table-cell>
          <table:table-cell office:value-type="float" office:value="22114" table:style-name="ce44">
            <text:p>22,11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岡山區</text:p>
          </table:table-cell>
          <table:table-cell office:value-type="float" office:value="35656" table:style-name="ce44">
            <text:p>35,656</text:p>
          </table:table-cell>
          <table:table-cell office:value-type="float" office:value="96324" table:style-name="ce45">
            <text:p>96,324</text:p>
          </table:table-cell>
          <table:table-cell office:value-type="float" office:value="47618" table:style-name="ce44">
            <text:p>47,618</text:p>
          </table:table-cell>
          <table:table-cell office:value-type="float" office:value="48706" table:style-name="ce44">
            <text:p>48,70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橋頭區</text:p>
          </table:table-cell>
          <table:table-cell office:value-type="float" office:value="15621" table:style-name="ce44">
            <text:p>15,621</text:p>
          </table:table-cell>
          <table:table-cell office:value-type="float" office:value="39742" table:style-name="ce45">
            <text:p>39,742</text:p>
          </table:table-cell>
          <table:table-cell office:value-type="float" office:value="20018" table:style-name="ce44">
            <text:p>20,018</text:p>
          </table:table-cell>
          <table:table-cell office:value-type="float" office:value="19724" table:style-name="ce44">
            <text:p>19,72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燕巢區</text:p>
          </table:table-cell>
          <table:table-cell office:value-type="float" office:value="10787" table:style-name="ce44">
            <text:p>10,787</text:p>
          </table:table-cell>
          <table:table-cell office:value-type="float" office:value="29330" table:style-name="ce45">
            <text:p>29,330</text:p>
          </table:table-cell>
          <table:table-cell office:value-type="float" office:value="15411" table:style-name="ce44">
            <text:p>15,411</text:p>
          </table:table-cell>
          <table:table-cell office:value-type="float" office:value="13919" table:style-name="ce44">
            <text:p>13,91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田寮區</text:p>
          </table:table-cell>
          <table:table-cell office:value-type="float" office:value="3113" table:style-name="ce44">
            <text:p>3,113</text:p>
          </table:table-cell>
          <table:table-cell office:value-type="float" office:value="6853" table:style-name="ce45">
            <text:p>6,853</text:p>
          </table:table-cell>
          <table:table-cell office:value-type="float" office:value="3791" table:style-name="ce44">
            <text:p>3,791</text:p>
          </table:table-cell>
          <table:table-cell office:value-type="float" office:value="3062" table:style-name="ce44">
            <text:p>3,06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阿蓮區</text:p>
          </table:table-cell>
          <table:table-cell office:value-type="float" office:value="9491" table:style-name="ce44">
            <text:p>9,491</text:p>
          </table:table-cell>
          <table:table-cell office:value-type="float" office:value="28157" table:style-name="ce45">
            <text:p>28,157</text:p>
          </table:table-cell>
          <table:table-cell office:value-type="float" office:value="14209" table:style-name="ce44">
            <text:p>14,209</text:p>
          </table:table-cell>
          <table:table-cell office:value-type="float" office:value="13948" table:style-name="ce44">
            <text:p>13,94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路竹區</text:p>
          </table:table-cell>
          <table:table-cell office:value-type="float" office:value="17412" table:style-name="ce44">
            <text:p>17,412</text:p>
          </table:table-cell>
          <table:table-cell office:value-type="float" office:value="51398" table:style-name="ce45">
            <text:p>51,398</text:p>
          </table:table-cell>
          <table:table-cell office:value-type="float" office:value="26058" table:style-name="ce44">
            <text:p>26,058</text:p>
          </table:table-cell>
          <table:table-cell office:value-type="float" office:value="25340" table:style-name="ce44">
            <text:p>25,34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湖內區</text:p>
          </table:table-cell>
          <table:table-cell office:value-type="float" office:value="11223" table:style-name="ce44">
            <text:p>11,223</text:p>
          </table:table-cell>
          <table:table-cell office:value-type="float" office:value="29757" table:style-name="ce45">
            <text:p>29,757</text:p>
          </table:table-cell>
          <table:table-cell office:value-type="float" office:value="15122" table:style-name="ce44">
            <text:p>15,122</text:p>
          </table:table-cell>
          <table:table-cell office:value-type="float" office:value="14635" table:style-name="ce44">
            <text:p>14,63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茄萣區</text:p>
          </table:table-cell>
          <table:table-cell office:value-type="float" office:value="10703" table:style-name="ce44">
            <text:p>10,703</text:p>
          </table:table-cell>
          <table:table-cell office:value-type="float" office:value="29879" table:style-name="ce45">
            <text:p>29,879</text:p>
          </table:table-cell>
          <table:table-cell office:value-type="float" office:value="15286" table:style-name="ce44">
            <text:p>15,286</text:p>
          </table:table-cell>
          <table:table-cell office:value-type="float" office:value="14593" table:style-name="ce44">
            <text:p>14,59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永安區</text:p>
          </table:table-cell>
          <table:table-cell office:value-type="float" office:value="5770" table:style-name="ce44">
            <text:p>5,770</text:p>
          </table:table-cell>
          <table:table-cell office:value-type="float" office:value="13609" table:style-name="ce45">
            <text:p>13,609</text:p>
          </table:table-cell>
          <table:table-cell office:value-type="float" office:value="6826" table:style-name="ce44">
            <text:p>6,826</text:p>
          </table:table-cell>
          <table:table-cell office:value-type="float" office:value="6783" table:style-name="ce44">
            <text:p>6,78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彌陀區</text:p>
          </table:table-cell>
          <table:table-cell office:value-type="float" office:value="6820" table:style-name="ce44">
            <text:p>6,820</text:p>
          </table:table-cell>
          <table:table-cell office:value-type="float" office:value="18759" table:style-name="ce45">
            <text:p>18,759</text:p>
          </table:table-cell>
          <table:table-cell office:value-type="float" office:value="9576" table:style-name="ce44">
            <text:p>9,576</text:p>
          </table:table-cell>
          <table:table-cell office:value-type="float" office:value="9183" table:style-name="ce44">
            <text:p>9,18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梓官區</text:p>
          </table:table-cell>
          <table:table-cell office:value-type="float" office:value="12977" table:style-name="ce44">
            <text:p>12,977</text:p>
          </table:table-cell>
          <table:table-cell office:value-type="float" office:value="35256" table:style-name="ce45">
            <text:p>35,256</text:p>
          </table:table-cell>
          <table:table-cell office:value-type="float" office:value="18114" table:style-name="ce44">
            <text:p>18,114</text:p>
          </table:table-cell>
          <table:table-cell office:value-type="float" office:value="17142" table:style-name="ce44">
            <text:p>17,14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旗山區</text:p>
          </table:table-cell>
          <table:table-cell office:value-type="float" office:value="13730" table:style-name="ce44">
            <text:p>13,730</text:p>
          </table:table-cell>
          <table:table-cell office:value-type="float" office:value="35390" table:style-name="ce45">
            <text:p>35,390</text:p>
          </table:table-cell>
          <table:table-cell office:value-type="float" office:value="18181" table:style-name="ce44">
            <text:p>18,181</text:p>
          </table:table-cell>
          <table:table-cell office:value-type="float" office:value="17209" table:style-name="ce44">
            <text:p>17,20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美濃區</text:p>
          </table:table-cell>
          <table:table-cell office:value-type="float" office:value="14932" table:style-name="ce44">
            <text:p>14,932</text:p>
          </table:table-cell>
          <table:table-cell office:value-type="float" office:value="38153" table:style-name="ce45">
            <text:p>38,153</text:p>
          </table:table-cell>
          <table:table-cell office:value-type="float" office:value="20075" table:style-name="ce44">
            <text:p>20,075</text:p>
          </table:table-cell>
          <table:table-cell office:value-type="float" office:value="18078" table:style-name="ce44">
            <text:p>18,07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六龜區</text:p>
          </table:table-cell>
          <table:table-cell office:value-type="float" office:value="5452" table:style-name="ce44">
            <text:p>5,452</text:p>
          </table:table-cell>
          <table:table-cell office:value-type="float" office:value="12208" table:style-name="ce45">
            <text:p>12,208</text:p>
          </table:table-cell>
          <table:table-cell office:value-type="float" office:value="6578" table:style-name="ce44">
            <text:p>6,578</text:p>
          </table:table-cell>
          <table:table-cell office:value-type="float" office:value="5630" table:style-name="ce44">
            <text:p>5,63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甲仙區</text:p>
          </table:table-cell>
          <table:table-cell office:value-type="float" office:value="2290" table:style-name="ce44">
            <text:p>2,290</text:p>
          </table:table-cell>
          <table:table-cell office:value-type="float" office:value="5788" table:style-name="ce45">
            <text:p>5,788</text:p>
          </table:table-cell>
          <table:table-cell office:value-type="float" office:value="3060" table:style-name="ce44">
            <text:p>3,060</text:p>
          </table:table-cell>
          <table:table-cell office:value-type="float" office:value="2728" table:style-name="ce44">
            <text:p>2,728</text:p>
          </table:table-cell>
          <table:table-cell table:number-columns-repeated="16379"/>
        </table:table-row>
        <table:table-row table:style-name="ro8">
          <table:table-cell office:value-type="string" table:style-name="ce47">
            <text:p>杉林區</text:p>
          </table:table-cell>
          <table:table-cell office:value-type="float" office:value="4748" table:style-name="ce44">
            <text:p>4,748</text:p>
          </table:table-cell>
          <table:table-cell office:value-type="float" office:value="11348" table:style-name="ce45">
            <text:p>11,348</text:p>
          </table:table-cell>
          <table:table-cell office:value-type="float" office:value="6187" table:style-name="ce44">
            <text:p>6,187</text:p>
          </table:table-cell>
          <table:table-cell office:value-type="float" office:value="5161" table:style-name="ce44">
            <text:p>5,161</text:p>
          </table:table-cell>
          <table:table-cell table:number-columns-repeated="16379"/>
        </table:table-row>
        <table:table-row table:style-name="ro8">
          <table:table-cell office:value-type="string" table:style-name="ce47">
            <text:p>內門區</text:p>
          </table:table-cell>
          <table:table-cell office:value-type="float" office:value="5127" table:style-name="ce44">
            <text:p>5,127</text:p>
          </table:table-cell>
          <table:table-cell office:value-type="float" office:value="13856" table:style-name="ce45">
            <text:p>13,856</text:p>
          </table:table-cell>
          <table:table-cell office:value-type="float" office:value="7484" table:style-name="ce44">
            <text:p>7,484</text:p>
          </table:table-cell>
          <table:table-cell office:value-type="float" office:value="6372" table:style-name="ce44">
            <text:p>6,372</text:p>
          </table:table-cell>
          <table:table-cell table:number-columns-repeated="16379"/>
        </table:table-row>
        <table:table-row table:style-name="ro8">
          <table:table-cell office:value-type="string" table:style-name="ce47">
            <text:p>※茂林區</text:p>
          </table:table-cell>
          <table:table-cell office:value-type="float" office:value="614" table:style-name="ce44">
            <text:p>614</text:p>
          </table:table-cell>
          <table:table-cell office:value-type="float" office:value="1871" table:style-name="ce45">
            <text:p>1,871</text:p>
          </table:table-cell>
          <table:table-cell office:value-type="float" office:value="940" table:style-name="ce44">
            <text:p>940</text:p>
          </table:table-cell>
          <table:table-cell office:value-type="float" office:value="931" table:style-name="ce44">
            <text:p>931</text:p>
          </table:table-cell>
          <table:table-cell table:number-columns-repeated="16379"/>
        </table:table-row>
        <table:table-row table:style-name="ro8">
          <table:table-cell office:value-type="string" table:style-name="ce47">
            <text:p>※桃源區</text:p>
          </table:table-cell>
          <table:table-cell office:value-type="float" office:value="1364" table:style-name="ce44">
            <text:p>1,364</text:p>
          </table:table-cell>
          <table:table-cell office:value-type="float" office:value="4201" table:style-name="ce45">
            <text:p>4,201</text:p>
          </table:table-cell>
          <table:table-cell office:value-type="float" office:value="2205" table:style-name="ce44">
            <text:p>2,205</text:p>
          </table:table-cell>
          <table:table-cell office:value-type="float" office:value="1996" table:style-name="ce44">
            <text:p>1,996</text:p>
          </table:table-cell>
          <table:table-cell table:number-columns-repeated="16379"/>
        </table:table-row>
        <table:table-row table:style-name="ro9">
          <table:table-cell office:value-type="string" table:style-name="ce61">
            <text:p>※那瑪夏區</text:p>
          </table:table-cell>
          <table:table-cell office:value-type="float" office:value="863" table:style-name="ce49">
            <text:p>863</text:p>
          </table:table-cell>
          <table:table-cell office:value-type="float" office:value="3145" table:style-name="ce50">
            <text:p>3,145</text:p>
          </table:table-cell>
          <table:table-cell office:value-type="float" office:value="1618" table:style-name="ce49">
            <text:p>1,618</text:p>
          </table:table-cell>
          <table:table-cell office:value-type="float" office:value="1527" table:style-name="ce49">
            <text:p>1,527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67">
            <text:p>人 <text:s text:c="7"/>口 <text:s text:c="7"/>數</text:p>
          </table:table-cell>
          <table:table-cell table:number-columns-repeated="2" table:style-name="ce36"/>
          <table:table-cell table:number-columns-repeated="16379" table:style-name="ce24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 table:style-name="ce79"/>
        </table:table-row>
        <table:table-row table:style-name="ro4">
          <table:table-cell office:value-type="string" table:style-name="ce56">
            <text:p>宜蘭縣</text:p>
          </table:table-cell>
          <table:table-cell office:value-type="float" office:value="173779" table:style-name="ce57">
            <text:p>173,779</text:p>
          </table:table-cell>
          <table:table-cell office:value-type="float" office:value="451635" table:style-name="ce41">
            <text:p>451,635</text:p>
          </table:table-cell>
          <table:table-cell office:value-type="float" office:value="227469" table:style-name="ce41">
            <text:p>227,469</text:p>
          </table:table-cell>
          <table:table-cell office:value-type="float" office:value="224166" table:style-name="ce58">
            <text:p>224,166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宜蘭市</text:p>
          </table:table-cell>
          <table:table-cell office:value-type="float" office:value="37382" table:style-name="ce59">
            <text:p>37,382</text:p>
          </table:table-cell>
          <table:table-cell office:value-type="float" office:value="95137" table:style-name="ce45">
            <text:p>95,137</text:p>
          </table:table-cell>
          <table:table-cell office:value-type="float" office:value="46261" table:style-name="ce45">
            <text:p>46,261</text:p>
          </table:table-cell>
          <table:table-cell office:value-type="float" office:value="48876" table:style-name="ce60">
            <text:p>48,87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羅東鎮</text:p>
          </table:table-cell>
          <table:table-cell office:value-type="float" office:value="26781" table:style-name="ce59">
            <text:p>26,781</text:p>
          </table:table-cell>
          <table:table-cell office:value-type="float" office:value="70984" table:style-name="ce45">
            <text:p>70,984</text:p>
          </table:table-cell>
          <table:table-cell office:value-type="float" office:value="33465" table:style-name="ce45">
            <text:p>33,465</text:p>
          </table:table-cell>
          <table:table-cell office:value-type="float" office:value="37519" table:style-name="ce60">
            <text:p>37,51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蘇澳鎮</text:p>
          </table:table-cell>
          <table:table-cell office:value-type="float" office:value="14460" table:style-name="ce59">
            <text:p>14,460</text:p>
          </table:table-cell>
          <table:table-cell office:value-type="float" office:value="38533" table:style-name="ce45">
            <text:p>38,533</text:p>
          </table:table-cell>
          <table:table-cell office:value-type="float" office:value="19596" table:style-name="ce45">
            <text:p>19,596</text:p>
          </table:table-cell>
          <table:table-cell office:value-type="float" office:value="18937" table:style-name="ce60">
            <text:p>18,93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頭城鎮</text:p>
          </table:table-cell>
          <table:table-cell office:value-type="float" office:value="10502" table:style-name="ce59">
            <text:p>10,502</text:p>
          </table:table-cell>
          <table:table-cell office:value-type="float" office:value="28634" table:style-name="ce45">
            <text:p>28,634</text:p>
          </table:table-cell>
          <table:table-cell office:value-type="float" office:value="14755" table:style-name="ce45">
            <text:p>14,755</text:p>
          </table:table-cell>
          <table:table-cell office:value-type="float" office:value="13879" table:style-name="ce60">
            <text:p>13,87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礁溪鄉</text:p>
          </table:table-cell>
          <table:table-cell office:value-type="float" office:value="14479" table:style-name="ce59">
            <text:p>14,479</text:p>
          </table:table-cell>
          <table:table-cell office:value-type="float" office:value="35097" table:style-name="ce45">
            <text:p>35,097</text:p>
          </table:table-cell>
          <table:table-cell office:value-type="float" office:value="18169" table:style-name="ce45">
            <text:p>18,169</text:p>
          </table:table-cell>
          <table:table-cell office:value-type="float" office:value="16928" table:style-name="ce60">
            <text:p>16,92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壯圍鄉</text:p>
          </table:table-cell>
          <table:table-cell office:value-type="float" office:value="9231" table:style-name="ce59">
            <text:p>9,231</text:p>
          </table:table-cell>
          <table:table-cell office:value-type="float" office:value="24394" table:style-name="ce45">
            <text:p>24,394</text:p>
          </table:table-cell>
          <table:table-cell office:value-type="float" office:value="12769" table:style-name="ce45">
            <text:p>12,769</text:p>
          </table:table-cell>
          <table:table-cell office:value-type="float" office:value="11625" table:style-name="ce60">
            <text:p>11,62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員山鄉</text:p>
          </table:table-cell>
          <table:table-cell office:value-type="float" office:value="12089" table:style-name="ce59">
            <text:p>12,089</text:p>
          </table:table-cell>
          <table:table-cell office:value-type="float" office:value="32135" table:style-name="ce45">
            <text:p>32,135</text:p>
          </table:table-cell>
          <table:table-cell office:value-type="float" office:value="16931" table:style-name="ce45">
            <text:p>16,931</text:p>
          </table:table-cell>
          <table:table-cell office:value-type="float" office:value="15204" table:style-name="ce60">
            <text:p>15,20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冬山鄉</text:p>
          </table:table-cell>
          <table:table-cell office:value-type="float" office:value="20018" table:style-name="ce59">
            <text:p>20,018</text:p>
          </table:table-cell>
          <table:table-cell office:value-type="float" office:value="53042" table:style-name="ce45">
            <text:p>53,042</text:p>
          </table:table-cell>
          <table:table-cell office:value-type="float" office:value="27040" table:style-name="ce45">
            <text:p>27,040</text:p>
          </table:table-cell>
          <table:table-cell office:value-type="float" office:value="26002" table:style-name="ce60">
            <text:p>26,00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五結鄉</text:p>
          </table:table-cell>
          <table:table-cell office:value-type="float" office:value="15874" table:style-name="ce59">
            <text:p>15,874</text:p>
          </table:table-cell>
          <table:table-cell office:value-type="float" office:value="40411" table:style-name="ce45">
            <text:p>40,411</text:p>
          </table:table-cell>
          <table:table-cell office:value-type="float" office:value="20684" table:style-name="ce45">
            <text:p>20,684</text:p>
          </table:table-cell>
          <table:table-cell office:value-type="float" office:value="19727" table:style-name="ce60">
            <text:p>19,72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三星鄉</text:p>
          </table:table-cell>
          <table:table-cell office:value-type="float" office:value="8944" table:style-name="ce59">
            <text:p>8,944</text:p>
          </table:table-cell>
          <table:table-cell office:value-type="float" office:value="21227" table:style-name="ce45">
            <text:p>21,227</text:p>
          </table:table-cell>
          <table:table-cell office:value-type="float" office:value="11428" table:style-name="ce45">
            <text:p>11,428</text:p>
          </table:table-cell>
          <table:table-cell office:value-type="float" office:value="9799" table:style-name="ce60">
            <text:p>9,799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大同鄉</text:p>
          </table:table-cell>
          <table:table-cell office:value-type="float" office:value="1986" table:style-name="ce59">
            <text:p>1,986</text:p>
          </table:table-cell>
          <table:table-cell office:value-type="float" office:value="6100" table:style-name="ce45">
            <text:p>6,100</text:p>
          </table:table-cell>
          <table:table-cell office:value-type="float" office:value="3285" table:style-name="ce45">
            <text:p>3,285</text:p>
          </table:table-cell>
          <table:table-cell office:value-type="float" office:value="2815" table:style-name="ce60">
            <text:p>2,815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南澳鄉</text:p>
          </table:table-cell>
          <table:table-cell office:value-type="float" office:value="2033" table:style-name="ce62">
            <text:p>2,033</text:p>
          </table:table-cell>
          <table:table-cell office:value-type="float" office:value="5941" table:style-name="ce50">
            <text:p>5,941</text:p>
          </table:table-cell>
          <table:table-cell office:value-type="float" office:value="3086" table:style-name="ce50">
            <text:p>3,086</text:p>
          </table:table-cell>
          <table:table-cell office:value-type="float" office:value="2855" table:style-name="ce63">
            <text:p>2,855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64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style-name="ce1"/>
          <table:table-cell table:style-name="ce81"/>
          <table:table-cell office:value-type="string" table:style-name="ce3">
            <text:p>中華民國110年08月底</text:p>
          </table:table-cell>
          <table:table-cell table:number-columns-repeated="2" table:style-name="ce81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 <text:s/>域 <text:s/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83">
            <text:p>人 <text:s text:c="7"/>口 <text:s text:c="7"/>數</text:p>
          </table:table-cell>
          <table:table-cell table:number-columns-repeated="2" table:style-name="ce8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87">
            <text:p>計</text:p>
          </table:table-cell>
          <table:table-cell office:value-type="string" table:style-name="ce88">
            <text:p>男</text:p>
          </table:table-cell>
          <table:table-cell office:value-type="string" table:style-name="ce89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新竹縣</text:p>
          </table:table-cell>
          <table:table-cell office:value-type="float" office:value="208982" table:style-name="ce57">
            <text:p>208,982</text:p>
          </table:table-cell>
          <table:table-cell office:value-type="float" office:value="573858" table:style-name="ce41">
            <text:p>573,858</text:p>
          </table:table-cell>
          <table:table-cell office:value-type="float" office:value="292925" table:style-name="ce41">
            <text:p>292,925</text:p>
          </table:table-cell>
          <table:table-cell office:value-type="float" office:value="280933" table:style-name="ce58">
            <text:p>280,933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竹北市</text:p>
          </table:table-cell>
          <table:table-cell office:value-type="float" office:value="76352" table:style-name="ce59">
            <text:p>76,352</text:p>
          </table:table-cell>
          <table:table-cell office:value-type="float" office:value="204343" table:style-name="ce45">
            <text:p>204,343</text:p>
          </table:table-cell>
          <table:table-cell office:value-type="float" office:value="101692" table:style-name="ce45">
            <text:p>101,692</text:p>
          </table:table-cell>
          <table:table-cell office:value-type="float" office:value="102651" table:style-name="ce60">
            <text:p>102,651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關西鎮</text:p>
          </table:table-cell>
          <table:table-cell office:value-type="float" office:value="9378" table:style-name="ce59">
            <text:p>9,378</text:p>
          </table:table-cell>
          <table:table-cell office:value-type="float" office:value="27510" table:style-name="ce91">
            <text:p>27,510</text:p>
          </table:table-cell>
          <table:table-cell office:value-type="float" office:value="14787" table:style-name="ce45">
            <text:p>14,787</text:p>
          </table:table-cell>
          <table:table-cell office:value-type="float" office:value="12723" table:style-name="ce60">
            <text:p>12,723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新埔鎮</text:p>
          </table:table-cell>
          <table:table-cell office:value-type="float" office:value="11507" table:style-name="ce59">
            <text:p>11,507</text:p>
          </table:table-cell>
          <table:table-cell office:value-type="float" office:value="32965" table:style-name="ce91">
            <text:p>32,965</text:p>
          </table:table-cell>
          <table:table-cell office:value-type="float" office:value="17577" table:style-name="ce45">
            <text:p>17,577</text:p>
          </table:table-cell>
          <table:table-cell office:value-type="float" office:value="15388" table:style-name="ce60">
            <text:p>15,388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竹東鎮</text:p>
          </table:table-cell>
          <table:table-cell office:value-type="float" office:value="35674" table:style-name="ce59">
            <text:p>35,674</text:p>
          </table:table-cell>
          <table:table-cell office:value-type="float" office:value="96871" table:style-name="ce91">
            <text:p>96,871</text:p>
          </table:table-cell>
          <table:table-cell office:value-type="float" office:value="48793" table:style-name="ce45">
            <text:p>48,793</text:p>
          </table:table-cell>
          <table:table-cell office:value-type="float" office:value="48078" table:style-name="ce60">
            <text:p>48,078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湖口鄉</text:p>
          </table:table-cell>
          <table:table-cell office:value-type="float" office:value="29162" table:style-name="ce59">
            <text:p>29,162</text:p>
          </table:table-cell>
          <table:table-cell office:value-type="float" office:value="79449" table:style-name="ce91">
            <text:p>79,449</text:p>
          </table:table-cell>
          <table:table-cell office:value-type="float" office:value="40197" table:style-name="ce45">
            <text:p>40,197</text:p>
          </table:table-cell>
          <table:table-cell office:value-type="float" office:value="39252" table:style-name="ce60">
            <text:p>39,252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橫山鄉</text:p>
          </table:table-cell>
          <table:table-cell office:value-type="float" office:value="4392" table:style-name="ce59">
            <text:p>4,392</text:p>
          </table:table-cell>
          <table:table-cell office:value-type="float" office:value="12371" table:style-name="ce91">
            <text:p>12,371</text:p>
          </table:table-cell>
          <table:table-cell office:value-type="float" office:value="6734" table:style-name="ce45">
            <text:p>6,734</text:p>
          </table:table-cell>
          <table:table-cell office:value-type="float" office:value="5637" table:style-name="ce60">
            <text:p>5,637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新豐鄉</text:p>
          </table:table-cell>
          <table:table-cell office:value-type="float" office:value="19648" table:style-name="ce59">
            <text:p>19,648</text:p>
          </table:table-cell>
          <table:table-cell office:value-type="float" office:value="57697" table:style-name="ce91">
            <text:p>57,697</text:p>
          </table:table-cell>
          <table:table-cell office:value-type="float" office:value="29551" table:style-name="ce45">
            <text:p>29,551</text:p>
          </table:table-cell>
          <table:table-cell office:value-type="float" office:value="28146" table:style-name="ce60">
            <text:p>28,146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芎林鄉</text:p>
          </table:table-cell>
          <table:table-cell office:value-type="float" office:value="6968" table:style-name="ce59">
            <text:p>6,968</text:p>
          </table:table-cell>
          <table:table-cell office:value-type="float" office:value="19912" table:style-name="ce91">
            <text:p>19,912</text:p>
          </table:table-cell>
          <table:table-cell office:value-type="float" office:value="10514" table:style-name="ce45">
            <text:p>10,514</text:p>
          </table:table-cell>
          <table:table-cell office:value-type="float" office:value="9398" table:style-name="ce60">
            <text:p>9,398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寶山鄉</text:p>
          </table:table-cell>
          <table:table-cell office:value-type="float" office:value="5999" table:style-name="ce59">
            <text:p>5,999</text:p>
          </table:table-cell>
          <table:table-cell office:value-type="float" office:value="14569" table:style-name="ce91">
            <text:p>14,569</text:p>
          </table:table-cell>
          <table:table-cell office:value-type="float" office:value="7926" table:style-name="ce45">
            <text:p>7,926</text:p>
          </table:table-cell>
          <table:table-cell office:value-type="float" office:value="6643" table:style-name="ce60">
            <text:p>6,643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北埔鄉</text:p>
          </table:table-cell>
          <table:table-cell office:value-type="float" office:value="3118" table:style-name="ce59">
            <text:p>3,118</text:p>
          </table:table-cell>
          <table:table-cell office:value-type="float" office:value="8860" table:style-name="ce91">
            <text:p>8,860</text:p>
          </table:table-cell>
          <table:table-cell office:value-type="float" office:value="4839" table:style-name="ce45">
            <text:p>4,839</text:p>
          </table:table-cell>
          <table:table-cell office:value-type="float" office:value="4021" table:style-name="ce60">
            <text:p>4,021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峨眉鄉</text:p>
          </table:table-cell>
          <table:table-cell office:value-type="float" office:value="2086" table:style-name="ce59">
            <text:p>2,086</text:p>
          </table:table-cell>
          <table:table-cell office:value-type="float" office:value="5320" table:style-name="ce91">
            <text:p>5,320</text:p>
          </table:table-cell>
          <table:table-cell office:value-type="float" office:value="2938" table:style-name="ce45">
            <text:p>2,938</text:p>
          </table:table-cell>
          <table:table-cell office:value-type="float" office:value="2382" table:style-name="ce60">
            <text:p>2,382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※尖石鄉</text:p>
          </table:table-cell>
          <table:table-cell office:value-type="float" office:value="2932" table:style-name="ce59">
            <text:p>2,932</text:p>
          </table:table-cell>
          <table:table-cell office:value-type="float" office:value="9552" table:style-name="ce91">
            <text:p>9,552</text:p>
          </table:table-cell>
          <table:table-cell office:value-type="float" office:value="4977" table:style-name="ce45">
            <text:p>4,977</text:p>
          </table:table-cell>
          <table:table-cell office:value-type="float" office:value="4575" table:style-name="ce60">
            <text:p>4,575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※五峰鄉</text:p>
          </table:table-cell>
          <table:table-cell office:value-type="float" office:value="1766" table:style-name="ce62">
            <text:p>1,766</text:p>
          </table:table-cell>
          <table:table-cell office:value-type="float" office:value="4439" table:style-name="ce94">
            <text:p>4,439</text:p>
          </table:table-cell>
          <table:table-cell office:value-type="float" office:value="2400" table:style-name="ce50">
            <text:p>2,400</text:p>
          </table:table-cell>
          <table:table-cell office:value-type="float" office:value="2039" table:style-name="ce63">
            <text:p>2,039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苗栗縣</text:p>
          </table:table-cell>
          <table:table-cell office:value-type="float" office:value="194854" table:style-name="ce57">
            <text:p>194,854</text:p>
          </table:table-cell>
          <table:table-cell office:value-type="float" office:value="539879" table:style-name="ce41">
            <text:p>539,879</text:p>
          </table:table-cell>
          <table:table-cell office:value-type="float" office:value="278270" table:style-name="ce41">
            <text:p>278,270</text:p>
          </table:table-cell>
          <table:table-cell office:value-type="float" office:value="261609" table:style-name="ce58">
            <text:p>261,60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苗栗市</text:p>
          </table:table-cell>
          <table:table-cell office:value-type="float" office:value="32481" table:style-name="ce59">
            <text:p>32,481</text:p>
          </table:table-cell>
          <table:table-cell office:value-type="float" office:value="87283" table:style-name="ce45">
            <text:p>87,283</text:p>
          </table:table-cell>
          <table:table-cell office:value-type="float" office:value="43457" table:style-name="ce45">
            <text:p>43,457</text:p>
          </table:table-cell>
          <table:table-cell office:value-type="float" office:value="43826" table:style-name="ce60">
            <text:p>43,826</text:p>
          </table:table-cell>
          <table:table-cell table:number-columns-repeated="16379"/>
        </table:table-row>
        <table:table-row table:style-name="ro4">
          <table:table-cell office:value-type="string" table:style-name="ce95">
            <text:p>頭份市</text:p>
          </table:table-cell>
          <table:table-cell office:value-type="float" office:value="37780" table:style-name="ce59">
            <text:p>37,780</text:p>
          </table:table-cell>
          <table:table-cell office:value-type="float" office:value="104951" table:style-name="ce45">
            <text:p>104,951</text:p>
          </table:table-cell>
          <table:table-cell office:value-type="float" office:value="52863" table:style-name="ce45">
            <text:p>52,863</text:p>
          </table:table-cell>
          <table:table-cell office:value-type="float" office:value="52088" table:style-name="ce60">
            <text:p>52,088</text:p>
          </table:table-cell>
          <table:table-cell table:number-columns-repeated="16379"/>
        </table:table-row>
        <table:table-row table:style-name="ro4">
          <table:table-cell office:value-type="string" table:style-name="ce95">
            <text:p>苑裡鎮</text:p>
          </table:table-cell>
          <table:table-cell office:value-type="float" office:value="15129" table:style-name="ce59">
            <text:p>15,129</text:p>
          </table:table-cell>
          <table:table-cell office:value-type="float" office:value="44379" table:style-name="ce45">
            <text:p>44,379</text:p>
          </table:table-cell>
          <table:table-cell office:value-type="float" office:value="23162" table:style-name="ce45">
            <text:p>23,162</text:p>
          </table:table-cell>
          <table:table-cell office:value-type="float" office:value="21217" table:style-name="ce60">
            <text:p>21,21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通霄鎮</text:p>
          </table:table-cell>
          <table:table-cell office:value-type="float" office:value="11580" table:style-name="ce59">
            <text:p>11,580</text:p>
          </table:table-cell>
          <table:table-cell office:value-type="float" office:value="32636" table:style-name="ce45">
            <text:p>32,636</text:p>
          </table:table-cell>
          <table:table-cell office:value-type="float" office:value="17276" table:style-name="ce45">
            <text:p>17,276</text:p>
          </table:table-cell>
          <table:table-cell office:value-type="float" office:value="15360" table:style-name="ce60">
            <text:p>15,36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竹南鎮</text:p>
          </table:table-cell>
          <table:table-cell office:value-type="float" office:value="31663" table:style-name="ce59">
            <text:p>31,663</text:p>
          </table:table-cell>
          <table:table-cell office:value-type="float" office:value="87361" table:style-name="ce45">
            <text:p>87,361</text:p>
          </table:table-cell>
          <table:table-cell office:value-type="float" office:value="44081" table:style-name="ce45">
            <text:p>44,081</text:p>
          </table:table-cell>
          <table:table-cell office:value-type="float" office:value="43280" table:style-name="ce60">
            <text:p>43,28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後龍鎮</text:p>
          </table:table-cell>
          <table:table-cell office:value-type="float" office:value="12129" table:style-name="ce59">
            <text:p>12,129</text:p>
          </table:table-cell>
          <table:table-cell office:value-type="float" office:value="34876" table:style-name="ce45">
            <text:p>34,876</text:p>
          </table:table-cell>
          <table:table-cell office:value-type="float" office:value="18462" table:style-name="ce45">
            <text:p>18,462</text:p>
          </table:table-cell>
          <table:table-cell office:value-type="float" office:value="16414" table:style-name="ce60">
            <text:p>16,41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卓蘭鎮</text:p>
          </table:table-cell>
          <table:table-cell office:value-type="float" office:value="5892" table:style-name="ce59">
            <text:p>5,892</text:p>
          </table:table-cell>
          <table:table-cell office:value-type="float" office:value="15991" table:style-name="ce45">
            <text:p>15,991</text:p>
          </table:table-cell>
          <table:table-cell office:value-type="float" office:value="8363" table:style-name="ce45">
            <text:p>8,363</text:p>
          </table:table-cell>
          <table:table-cell office:value-type="float" office:value="7628" table:style-name="ce60">
            <text:p>7,62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湖鄉</text:p>
          </table:table-cell>
          <table:table-cell office:value-type="float" office:value="5260" table:style-name="ce59">
            <text:p>5,260</text:p>
          </table:table-cell>
          <table:table-cell office:value-type="float" office:value="13660" table:style-name="ce45">
            <text:p>13,660</text:p>
          </table:table-cell>
          <table:table-cell office:value-type="float" office:value="7295" table:style-name="ce45">
            <text:p>7,295</text:p>
          </table:table-cell>
          <table:table-cell office:value-type="float" office:value="6365" table:style-name="ce60">
            <text:p>6,36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公館鄉</text:p>
          </table:table-cell>
          <table:table-cell office:value-type="float" office:value="10856" table:style-name="ce59">
            <text:p>10,856</text:p>
          </table:table-cell>
          <table:table-cell office:value-type="float" office:value="32075" table:style-name="ce45">
            <text:p>32,075</text:p>
          </table:table-cell>
          <table:table-cell office:value-type="float" office:value="16697" table:style-name="ce45">
            <text:p>16,697</text:p>
          </table:table-cell>
          <table:table-cell office:value-type="float" office:value="15378" table:style-name="ce60">
            <text:p>15,37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銅鑼鄉</text:p>
          </table:table-cell>
          <table:table-cell office:value-type="float" office:value="6117" table:style-name="ce59">
            <text:p>6,117</text:p>
          </table:table-cell>
          <table:table-cell office:value-type="float" office:value="17007" table:style-name="ce45">
            <text:p>17,007</text:p>
          </table:table-cell>
          <table:table-cell office:value-type="float" office:value="9025" table:style-name="ce45">
            <text:p>9,025</text:p>
          </table:table-cell>
          <table:table-cell office:value-type="float" office:value="7982" table:style-name="ce60">
            <text:p>7,98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南庄鄉</text:p>
          </table:table-cell>
          <table:table-cell office:value-type="float" office:value="3895" table:style-name="ce59">
            <text:p>3,895</text:p>
          </table:table-cell>
          <table:table-cell office:value-type="float" office:value="9422" table:style-name="ce45">
            <text:p>9,422</text:p>
          </table:table-cell>
          <table:table-cell office:value-type="float" office:value="5192" table:style-name="ce45">
            <text:p>5,192</text:p>
          </table:table-cell>
          <table:table-cell office:value-type="float" office:value="4230" table:style-name="ce60">
            <text:p>4,23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頭屋鄉</text:p>
          </table:table-cell>
          <table:table-cell office:value-type="float" office:value="3616" table:style-name="ce59">
            <text:p>3,616</text:p>
          </table:table-cell>
          <table:table-cell office:value-type="float" office:value="10087" table:style-name="ce45">
            <text:p>10,087</text:p>
          </table:table-cell>
          <table:table-cell office:value-type="float" office:value="5346" table:style-name="ce45">
            <text:p>5,346</text:p>
          </table:table-cell>
          <table:table-cell office:value-type="float" office:value="4741" table:style-name="ce60">
            <text:p>4,74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三義鄉</text:p>
          </table:table-cell>
          <table:table-cell office:value-type="float" office:value="5640" table:style-name="ce59">
            <text:p>5,640</text:p>
          </table:table-cell>
          <table:table-cell office:value-type="float" office:value="15445" table:style-name="ce45">
            <text:p>15,445</text:p>
          </table:table-cell>
          <table:table-cell office:value-type="float" office:value="8186" table:style-name="ce45">
            <text:p>8,186</text:p>
          </table:table-cell>
          <table:table-cell office:value-type="float" office:value="7259" table:style-name="ce60">
            <text:p>7,25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西湖鄉</text:p>
          </table:table-cell>
          <table:table-cell office:value-type="float" office:value="2634" table:style-name="ce59">
            <text:p>2,634</text:p>
          </table:table-cell>
          <table:table-cell office:value-type="float" office:value="6627" table:style-name="ce45">
            <text:p>6,627</text:p>
          </table:table-cell>
          <table:table-cell office:value-type="float" office:value="3720" table:style-name="ce45">
            <text:p>3,720</text:p>
          </table:table-cell>
          <table:table-cell office:value-type="float" office:value="2907" table:style-name="ce60">
            <text:p>2,90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造橋鄉</text:p>
          </table:table-cell>
          <table:table-cell office:value-type="float" office:value="4141" table:style-name="ce59">
            <text:p>4,141</text:p>
          </table:table-cell>
          <table:table-cell office:value-type="float" office:value="12058" table:style-name="ce45">
            <text:p>12,058</text:p>
          </table:table-cell>
          <table:table-cell office:value-type="float" office:value="6401" table:style-name="ce45">
            <text:p>6,401</text:p>
          </table:table-cell>
          <table:table-cell office:value-type="float" office:value="5657" table:style-name="ce60">
            <text:p>5,65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三灣鄉</text:p>
          </table:table-cell>
          <table:table-cell office:value-type="float" office:value="2331" table:style-name="ce59">
            <text:p>2,331</text:p>
          </table:table-cell>
          <table:table-cell office:value-type="float" office:value="6253" table:style-name="ce45">
            <text:p>6,253</text:p>
          </table:table-cell>
          <table:table-cell office:value-type="float" office:value="3405" table:style-name="ce45">
            <text:p>3,405</text:p>
          </table:table-cell>
          <table:table-cell office:value-type="float" office:value="2848" table:style-name="ce60">
            <text:p>2,84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獅潭鄉</text:p>
          </table:table-cell>
          <table:table-cell office:value-type="float" office:value="1716" table:style-name="ce59">
            <text:p>1,716</text:p>
          </table:table-cell>
          <table:table-cell office:value-type="float" office:value="4083" table:style-name="ce45">
            <text:p>4,083</text:p>
          </table:table-cell>
          <table:table-cell office:value-type="float" office:value="2279" table:style-name="ce45">
            <text:p>2,279</text:p>
          </table:table-cell>
          <table:table-cell office:value-type="float" office:value="1804" table:style-name="ce60">
            <text:p>1,804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泰安鄉</text:p>
          </table:table-cell>
          <table:table-cell office:value-type="float" office:value="1994" table:style-name="ce62">
            <text:p>1,994</text:p>
          </table:table-cell>
          <table:table-cell office:value-type="float" office:value="5685" table:style-name="ce50">
            <text:p>5,685</text:p>
          </table:table-cell>
          <table:table-cell office:value-type="float" office:value="3060" table:style-name="ce50">
            <text:p>3,060</text:p>
          </table:table-cell>
          <table:table-cell office:value-type="float" office:value="2625" table:style-name="ce63">
            <text:p>2,625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96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56">
            <text:p>彰化縣</text:p>
          </table:table-cell>
          <table:table-cell office:value-type="float" office:value="398439" table:style-name="ce57">
            <text:p>398,439</text:p>
          </table:table-cell>
          <table:table-cell office:value-type="float" office:value="1259246" table:style-name="ce41">
            <text:p>1,259,246</text:p>
          </table:table-cell>
          <table:table-cell office:value-type="float" office:value="639807" table:style-name="ce41">
            <text:p>639,807</text:p>
          </table:table-cell>
          <table:table-cell office:value-type="float" office:value="619439" table:style-name="ce58">
            <text:p>619,43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彰化市</text:p>
          </table:table-cell>
          <table:table-cell office:value-type="float" office:value="78302" table:style-name="ce59">
            <text:p>78,302</text:p>
          </table:table-cell>
          <table:table-cell office:value-type="float" office:value="229453" table:style-name="ce45">
            <text:p>229,453</text:p>
          </table:table-cell>
          <table:table-cell office:value-type="float" office:value="112836" table:style-name="ce45">
            <text:p>112,836</text:p>
          </table:table-cell>
          <table:table-cell office:value-type="float" office:value="116617" table:style-name="ce60">
            <text:p>116,61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5">
            <text:p>員林市</text:p>
          </table:table-cell>
          <table:table-cell office:value-type="float" office:value="41208" table:style-name="ce59">
            <text:p>41,208</text:p>
          </table:table-cell>
          <table:table-cell office:value-type="float" office:value="123345" table:style-name="ce45">
            <text:p>123,345</text:p>
          </table:table-cell>
          <table:table-cell office:value-type="float" office:value="61059" table:style-name="ce45">
            <text:p>61,059</text:p>
          </table:table-cell>
          <table:table-cell office:value-type="float" office:value="62286" table:style-name="ce60">
            <text:p>62,286</text:p>
          </table:table-cell>
          <table:table-cell table:style-name="ce1"/>
          <table:table-cell table:style-name="ce97"/>
          <table:table-cell table:number-columns-repeated="16377"/>
        </table:table-row>
        <table:table-row table:style-name="ro4">
          <table:table-cell office:value-type="string" table:style-name="ce47">
            <text:p>鹿港鎮</text:p>
          </table:table-cell>
          <table:table-cell office:value-type="float" office:value="25375" table:style-name="ce59">
            <text:p>25,375</text:p>
          </table:table-cell>
          <table:table-cell office:value-type="float" office:value="86063" table:style-name="ce45">
            <text:p>86,063</text:p>
          </table:table-cell>
          <table:table-cell office:value-type="float" office:value="43665" table:style-name="ce45">
            <text:p>43,665</text:p>
          </table:table-cell>
          <table:table-cell office:value-type="float" office:value="42398" table:style-name="ce60">
            <text:p>42,39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和美鎮</text:p>
          </table:table-cell>
          <table:table-cell office:value-type="float" office:value="27591" table:style-name="ce59">
            <text:p>27,591</text:p>
          </table:table-cell>
          <table:table-cell office:value-type="float" office:value="89784" table:style-name="ce45">
            <text:p>89,784</text:p>
          </table:table-cell>
          <table:table-cell office:value-type="float" office:value="45662" table:style-name="ce45">
            <text:p>45,662</text:p>
          </table:table-cell>
          <table:table-cell office:value-type="float" office:value="44122" table:style-name="ce60">
            <text:p>44,12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北斗鎮</text:p>
          </table:table-cell>
          <table:table-cell office:value-type="float" office:value="11169" table:style-name="ce59">
            <text:p>11,169</text:p>
          </table:table-cell>
          <table:table-cell office:value-type="float" office:value="33338" table:style-name="ce45">
            <text:p>33,338</text:p>
          </table:table-cell>
          <table:table-cell office:value-type="float" office:value="16737" table:style-name="ce45">
            <text:p>16,737</text:p>
          </table:table-cell>
          <table:table-cell office:value-type="float" office:value="16601" table:style-name="ce60">
            <text:p>16,60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溪湖鎮</text:p>
          </table:table-cell>
          <table:table-cell office:value-type="float" office:value="16761" table:style-name="ce59">
            <text:p>16,761</text:p>
          </table:table-cell>
          <table:table-cell office:value-type="float" office:value="54527" table:style-name="ce45">
            <text:p>54,527</text:p>
          </table:table-cell>
          <table:table-cell office:value-type="float" office:value="27593" table:style-name="ce45">
            <text:p>27,593</text:p>
          </table:table-cell>
          <table:table-cell office:value-type="float" office:value="26934" table:style-name="ce60">
            <text:p>26,93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田中鎮</text:p>
          </table:table-cell>
          <table:table-cell office:value-type="float" office:value="13426" table:style-name="ce59">
            <text:p>13,426</text:p>
          </table:table-cell>
          <table:table-cell office:value-type="float" office:value="40322" table:style-name="ce45">
            <text:p>40,322</text:p>
          </table:table-cell>
          <table:table-cell office:value-type="float" office:value="20667" table:style-name="ce45">
            <text:p>20,667</text:p>
          </table:table-cell>
          <table:table-cell office:value-type="float" office:value="19655" table:style-name="ce60">
            <text:p>19,65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二林鎮</text:p>
          </table:table-cell>
          <table:table-cell office:value-type="float" office:value="15347" table:style-name="ce59">
            <text:p>15,347</text:p>
          </table:table-cell>
          <table:table-cell office:value-type="float" office:value="49297" table:style-name="ce45">
            <text:p>49,297</text:p>
          </table:table-cell>
          <table:table-cell office:value-type="float" office:value="25243" table:style-name="ce45">
            <text:p>25,243</text:p>
          </table:table-cell>
          <table:table-cell office:value-type="float" office:value="24054" table:style-name="ce60">
            <text:p>24,05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線西鄉</text:p>
          </table:table-cell>
          <table:table-cell office:value-type="float" office:value="4558" table:style-name="ce59">
            <text:p>4,558</text:p>
          </table:table-cell>
          <table:table-cell office:value-type="float" office:value="16551" table:style-name="ce45">
            <text:p>16,551</text:p>
          </table:table-cell>
          <table:table-cell office:value-type="float" office:value="8537" table:style-name="ce45">
            <text:p>8,537</text:p>
          </table:table-cell>
          <table:table-cell office:value-type="float" office:value="8014" table:style-name="ce60">
            <text:p>8,01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伸港鄉</text:p>
          </table:table-cell>
          <table:table-cell office:value-type="float" office:value="10648" table:style-name="ce59">
            <text:p>10,648</text:p>
          </table:table-cell>
          <table:table-cell office:value-type="float" office:value="37816" table:style-name="ce45">
            <text:p>37,816</text:p>
          </table:table-cell>
          <table:table-cell office:value-type="float" office:value="19095" table:style-name="ce45">
            <text:p>19,095</text:p>
          </table:table-cell>
          <table:table-cell office:value-type="float" office:value="18721" table:style-name="ce60">
            <text:p>18,72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福興鄉</text:p>
          </table:table-cell>
          <table:table-cell office:value-type="float" office:value="13280" table:style-name="ce59">
            <text:p>13,280</text:p>
          </table:table-cell>
          <table:table-cell office:value-type="float" office:value="46071" table:style-name="ce45">
            <text:p>46,071</text:p>
          </table:table-cell>
          <table:table-cell office:value-type="float" office:value="24011" table:style-name="ce45">
            <text:p>24,011</text:p>
          </table:table-cell>
          <table:table-cell office:value-type="float" office:value="22060" table:style-name="ce60">
            <text:p>22,06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秀水鄉</text:p>
          </table:table-cell>
          <table:table-cell office:value-type="float" office:value="11207" table:style-name="ce59">
            <text:p>11,207</text:p>
          </table:table-cell>
          <table:table-cell office:value-type="float" office:value="38787" table:style-name="ce45">
            <text:p>38,787</text:p>
          </table:table-cell>
          <table:table-cell office:value-type="float" office:value="19988" table:style-name="ce45">
            <text:p>19,988</text:p>
          </table:table-cell>
          <table:table-cell office:value-type="float" office:value="18799" table:style-name="ce60">
            <text:p>18,79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花壇鄉</text:p>
          </table:table-cell>
          <table:table-cell office:value-type="float" office:value="14503" table:style-name="ce59">
            <text:p>14,503</text:p>
          </table:table-cell>
          <table:table-cell office:value-type="float" office:value="44984" table:style-name="ce45">
            <text:p>44,984</text:p>
          </table:table-cell>
          <table:table-cell office:value-type="float" office:value="23069" table:style-name="ce45">
            <text:p>23,069</text:p>
          </table:table-cell>
          <table:table-cell office:value-type="float" office:value="21915" table:style-name="ce60">
            <text:p>21,91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芬園鄉</text:p>
          </table:table-cell>
          <table:table-cell office:value-type="float" office:value="6831" table:style-name="ce59">
            <text:p>6,831</text:p>
          </table:table-cell>
          <table:table-cell office:value-type="float" office:value="22915" table:style-name="ce45">
            <text:p>22,915</text:p>
          </table:table-cell>
          <table:table-cell office:value-type="float" office:value="12083" table:style-name="ce45">
            <text:p>12,083</text:p>
          </table:table-cell>
          <table:table-cell office:value-type="float" office:value="10832" table:style-name="ce60">
            <text:p>10,83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村鄉</text:p>
          </table:table-cell>
          <table:table-cell office:value-type="float" office:value="11832" table:style-name="ce59">
            <text:p>11,832</text:p>
          </table:table-cell>
          <table:table-cell office:value-type="float" office:value="39182" table:style-name="ce45">
            <text:p>39,182</text:p>
          </table:table-cell>
          <table:table-cell office:value-type="float" office:value="19975" table:style-name="ce45">
            <text:p>19,975</text:p>
          </table:table-cell>
          <table:table-cell office:value-type="float" office:value="19207" table:style-name="ce60">
            <text:p>19,20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埔鹽鄉</text:p>
          </table:table-cell>
          <table:table-cell office:value-type="float" office:value="9361" table:style-name="ce59">
            <text:p>9,361</text:p>
          </table:table-cell>
          <table:table-cell office:value-type="float" office:value="31803" table:style-name="ce45">
            <text:p>31,803</text:p>
          </table:table-cell>
          <table:table-cell office:value-type="float" office:value="16684" table:style-name="ce45">
            <text:p>16,684</text:p>
          </table:table-cell>
          <table:table-cell office:value-type="float" office:value="15119" table:style-name="ce60">
            <text:p>15,11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埔心鄉</text:p>
          </table:table-cell>
          <table:table-cell office:value-type="float" office:value="10995" table:style-name="ce59">
            <text:p>10,995</text:p>
          </table:table-cell>
          <table:table-cell office:value-type="float" office:value="34180" table:style-name="ce45">
            <text:p>34,180</text:p>
          </table:table-cell>
          <table:table-cell office:value-type="float" office:value="17511" table:style-name="ce45">
            <text:p>17,511</text:p>
          </table:table-cell>
          <table:table-cell office:value-type="float" office:value="16669" table:style-name="ce60">
            <text:p>16,66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永靖鄉</text:p>
          </table:table-cell>
          <table:table-cell office:value-type="float" office:value="11152" table:style-name="ce59">
            <text:p>11,152</text:p>
          </table:table-cell>
          <table:table-cell office:value-type="float" office:value="36014" table:style-name="ce45">
            <text:p>36,014</text:p>
          </table:table-cell>
          <table:table-cell office:value-type="float" office:value="18634" table:style-name="ce45">
            <text:p>18,634</text:p>
          </table:table-cell>
          <table:table-cell office:value-type="float" office:value="17380" table:style-name="ce60">
            <text:p>17,38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社頭鄉</text:p>
          </table:table-cell>
          <table:table-cell office:value-type="float" office:value="13248" table:style-name="ce59">
            <text:p>13,248</text:p>
          </table:table-cell>
          <table:table-cell office:value-type="float" office:value="42220" table:style-name="ce45">
            <text:p>42,220</text:p>
          </table:table-cell>
          <table:table-cell office:value-type="float" office:value="21657" table:style-name="ce45">
            <text:p>21,657</text:p>
          </table:table-cell>
          <table:table-cell office:value-type="float" office:value="20563" table:style-name="ce60">
            <text:p>20,56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二水鄉</text:p>
          </table:table-cell>
          <table:table-cell office:value-type="float" office:value="5301" table:style-name="ce59">
            <text:p>5,301</text:p>
          </table:table-cell>
          <table:table-cell office:value-type="float" office:value="14459" table:style-name="ce45">
            <text:p>14,459</text:p>
          </table:table-cell>
          <table:table-cell office:value-type="float" office:value="7622" table:style-name="ce45">
            <text:p>7,622</text:p>
          </table:table-cell>
          <table:table-cell office:value-type="float" office:value="6837" table:style-name="ce60">
            <text:p>6,83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田尾鄉</text:p>
          </table:table-cell>
          <table:table-cell office:value-type="float" office:value="8192" table:style-name="ce59">
            <text:p>8,192</text:p>
          </table:table-cell>
          <table:table-cell office:value-type="float" office:value="26542" table:style-name="ce45">
            <text:p>26,542</text:p>
          </table:table-cell>
          <table:table-cell office:value-type="float" office:value="13710" table:style-name="ce45">
            <text:p>13,710</text:p>
          </table:table-cell>
          <table:table-cell office:value-type="float" office:value="12832" table:style-name="ce60">
            <text:p>12,83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埤頭鄉</text:p>
          </table:table-cell>
          <table:table-cell office:value-type="float" office:value="9193" table:style-name="ce59">
            <text:p>9,193</text:p>
          </table:table-cell>
          <table:table-cell office:value-type="float" office:value="29851" table:style-name="ce45">
            <text:p>29,851</text:p>
          </table:table-cell>
          <table:table-cell office:value-type="float" office:value="15393" table:style-name="ce45">
            <text:p>15,393</text:p>
          </table:table-cell>
          <table:table-cell office:value-type="float" office:value="14458" table:style-name="ce60">
            <text:p>14,45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芳苑鄉</text:p>
          </table:table-cell>
          <table:table-cell office:value-type="float" office:value="10142" table:style-name="ce59">
            <text:p>10,142</text:p>
          </table:table-cell>
          <table:table-cell office:value-type="float" office:value="32303" table:style-name="ce45">
            <text:p>32,303</text:p>
          </table:table-cell>
          <table:table-cell office:value-type="float" office:value="17048" table:style-name="ce45">
            <text:p>17,048</text:p>
          </table:table-cell>
          <table:table-cell office:value-type="float" office:value="15255" table:style-name="ce60">
            <text:p>15,25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城鄉</text:p>
          </table:table-cell>
          <table:table-cell office:value-type="float" office:value="5165" table:style-name="ce59">
            <text:p>5,165</text:p>
          </table:table-cell>
          <table:table-cell office:value-type="float" office:value="15851" table:style-name="ce45">
            <text:p>15,851</text:p>
          </table:table-cell>
          <table:table-cell office:value-type="float" office:value="8557" table:style-name="ce45">
            <text:p>8,557</text:p>
          </table:table-cell>
          <table:table-cell office:value-type="float" office:value="7294" table:style-name="ce60">
            <text:p>7,29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竹塘鄉</text:p>
          </table:table-cell>
          <table:table-cell office:value-type="float" office:value="4587" table:style-name="ce59">
            <text:p>4,587</text:p>
          </table:table-cell>
          <table:table-cell office:value-type="float" office:value="14635" table:style-name="ce45">
            <text:p>14,635</text:p>
          </table:table-cell>
          <table:table-cell office:value-type="float" office:value="7667" table:style-name="ce45">
            <text:p>7,667</text:p>
          </table:table-cell>
          <table:table-cell office:value-type="float" office:value="6968" table:style-name="ce60">
            <text:p>6,968</text:p>
          </table:table-cell>
          <table:table-cell table:number-columns-repeated="16379"/>
        </table:table-row>
        <table:table-row table:style-name="ro4">
          <table:table-cell office:value-type="string" table:style-name="ce61">
            <text:p>溪州鄉</text:p>
          </table:table-cell>
          <table:table-cell office:value-type="float" office:value="9065" table:style-name="ce62">
            <text:p>9,065</text:p>
          </table:table-cell>
          <table:table-cell office:value-type="float" office:value="28953" table:style-name="ce50">
            <text:p>28,953</text:p>
          </table:table-cell>
          <table:table-cell office:value-type="float" office:value="15104" table:style-name="ce50">
            <text:p>15,104</text:p>
          </table:table-cell>
          <table:table-cell office:value-type="float" office:value="13849" table:style-name="ce63">
            <text:p>13,849</text:p>
          </table:table-cell>
          <table:table-cell table:number-columns-repeated="16379"/>
        </table:table-row>
        <table:table-row table:style-name="ro4">
          <table:table-cell table:style-name="ce30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南投縣</text:p>
          </table:table-cell>
          <table:table-cell office:value-type="float" office:value="179844" table:style-name="ce57">
            <text:p>179,844</text:p>
          </table:table-cell>
          <table:table-cell office:value-type="float" office:value="487185" table:style-name="ce41">
            <text:p>487,185</text:p>
          </table:table-cell>
          <table:table-cell office:value-type="float" office:value="248876" table:style-name="ce41">
            <text:p>248,876</text:p>
          </table:table-cell>
          <table:table-cell office:value-type="float" office:value="238309" table:style-name="ce58">
            <text:p>238,30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南投市</text:p>
          </table:table-cell>
          <table:table-cell office:value-type="float" office:value="35635" table:style-name="ce59">
            <text:p>35,635</text:p>
          </table:table-cell>
          <table:table-cell office:value-type="float" office:value="98638" table:style-name="ce45">
            <text:p>98,638</text:p>
          </table:table-cell>
          <table:table-cell office:value-type="float" office:value="49270" table:style-name="ce45">
            <text:p>49,270</text:p>
          </table:table-cell>
          <table:table-cell office:value-type="float" office:value="49368" table:style-name="ce60">
            <text:p>49,36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埔里鎮</text:p>
          </table:table-cell>
          <table:table-cell office:value-type="float" office:value="29105" table:style-name="ce59">
            <text:p>29,105</text:p>
          </table:table-cell>
          <table:table-cell office:value-type="float" office:value="78604" table:style-name="ce45">
            <text:p>78,604</text:p>
          </table:table-cell>
          <table:table-cell office:value-type="float" office:value="38995" table:style-name="ce45">
            <text:p>38,995</text:p>
          </table:table-cell>
          <table:table-cell office:value-type="float" office:value="39609" table:style-name="ce60">
            <text:p>39,60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草屯鎮</text:p>
          </table:table-cell>
          <table:table-cell office:value-type="float" office:value="34248" table:style-name="ce59">
            <text:p>34,248</text:p>
          </table:table-cell>
          <table:table-cell office:value-type="float" office:value="97202" table:style-name="ce45">
            <text:p>97,202</text:p>
          </table:table-cell>
          <table:table-cell office:value-type="float" office:value="48917" table:style-name="ce45">
            <text:p>48,917</text:p>
          </table:table-cell>
          <table:table-cell office:value-type="float" office:value="48285" table:style-name="ce60">
            <text:p>48,28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竹山鎮</text:p>
          </table:table-cell>
          <table:table-cell office:value-type="float" office:value="20323" table:style-name="ce59">
            <text:p>20,323</text:p>
          </table:table-cell>
          <table:table-cell office:value-type="float" office:value="52988" table:style-name="ce45">
            <text:p>52,988</text:p>
          </table:table-cell>
          <table:table-cell office:value-type="float" office:value="27035" table:style-name="ce45">
            <text:p>27,035</text:p>
          </table:table-cell>
          <table:table-cell office:value-type="float" office:value="25953" table:style-name="ce60">
            <text:p>25,95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集集鎮</text:p>
          </table:table-cell>
          <table:table-cell office:value-type="float" office:value="4249" table:style-name="ce59">
            <text:p>4,249</text:p>
          </table:table-cell>
          <table:table-cell office:value-type="float" office:value="10319" table:style-name="ce45">
            <text:p>10,319</text:p>
          </table:table-cell>
          <table:table-cell office:value-type="float" office:value="5406" table:style-name="ce45">
            <text:p>5,406</text:p>
          </table:table-cell>
          <table:table-cell office:value-type="float" office:value="4913" table:style-name="ce60">
            <text:p>4,91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名間鄉</text:p>
          </table:table-cell>
          <table:table-cell office:value-type="float" office:value="12664" table:style-name="ce59">
            <text:p>12,664</text:p>
          </table:table-cell>
          <table:table-cell office:value-type="float" office:value="37172" table:style-name="ce45">
            <text:p>37,172</text:p>
          </table:table-cell>
          <table:table-cell office:value-type="float" office:value="19584" table:style-name="ce45">
            <text:p>19,584</text:p>
          </table:table-cell>
          <table:table-cell office:value-type="float" office:value="17588" table:style-name="ce60">
            <text:p>17,58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鹿谷鄉</text:p>
          </table:table-cell>
          <table:table-cell office:value-type="float" office:value="7959" table:style-name="ce59">
            <text:p>7,959</text:p>
          </table:table-cell>
          <table:table-cell office:value-type="float" office:value="16950" table:style-name="ce45">
            <text:p>16,950</text:p>
          </table:table-cell>
          <table:table-cell office:value-type="float" office:value="9060" table:style-name="ce45">
            <text:p>9,060</text:p>
          </table:table-cell>
          <table:table-cell office:value-type="float" office:value="7890" table:style-name="ce60">
            <text:p>7,89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中寮鄉</text:p>
          </table:table-cell>
          <table:table-cell office:value-type="float" office:value="5573" table:style-name="ce59">
            <text:p>5,573</text:p>
          </table:table-cell>
          <table:table-cell office:value-type="float" office:value="14110" table:style-name="ce45">
            <text:p>14,110</text:p>
          </table:table-cell>
          <table:table-cell office:value-type="float" office:value="7707" table:style-name="ce45">
            <text:p>7,707</text:p>
          </table:table-cell>
          <table:table-cell office:value-type="float" office:value="6403" table:style-name="ce60">
            <text:p>6,40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魚池鄉</text:p>
          </table:table-cell>
          <table:table-cell office:value-type="float" office:value="5730" table:style-name="ce59">
            <text:p>5,730</text:p>
          </table:table-cell>
          <table:table-cell office:value-type="float" office:value="15224" table:style-name="ce45">
            <text:p>15,224</text:p>
          </table:table-cell>
          <table:table-cell office:value-type="float" office:value="8029" table:style-name="ce45">
            <text:p>8,029</text:p>
          </table:table-cell>
          <table:table-cell office:value-type="float" office:value="7195" table:style-name="ce60">
            <text:p>7,19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國姓鄉</text:p>
          </table:table-cell>
          <table:table-cell office:value-type="float" office:value="7150" table:style-name="ce59">
            <text:p>7,150</text:p>
          </table:table-cell>
          <table:table-cell office:value-type="float" office:value="17670" table:style-name="ce45">
            <text:p>17,670</text:p>
          </table:table-cell>
          <table:table-cell office:value-type="float" office:value="9541" table:style-name="ce45">
            <text:p>9,541</text:p>
          </table:table-cell>
          <table:table-cell office:value-type="float" office:value="8129" table:style-name="ce60">
            <text:p>8,12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水里鄉</text:p>
          </table:table-cell>
          <table:table-cell office:value-type="float" office:value="7098" table:style-name="ce59">
            <text:p>7,098</text:p>
          </table:table-cell>
          <table:table-cell office:value-type="float" office:value="16770" table:style-name="ce45">
            <text:p>16,770</text:p>
          </table:table-cell>
          <table:table-cell office:value-type="float" office:value="8807" table:style-name="ce45">
            <text:p>8,807</text:p>
          </table:table-cell>
          <table:table-cell office:value-type="float" office:value="7963" table:style-name="ce60">
            <text:p>7,963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信義鄉</text:p>
          </table:table-cell>
          <table:table-cell office:value-type="float" office:value="5275" table:style-name="ce59">
            <text:p>5,275</text:p>
          </table:table-cell>
          <table:table-cell office:value-type="float" office:value="15793" table:style-name="ce45">
            <text:p>15,793</text:p>
          </table:table-cell>
          <table:table-cell office:value-type="float" office:value="8444" table:style-name="ce45">
            <text:p>8,444</text:p>
          </table:table-cell>
          <table:table-cell office:value-type="float" office:value="7349" table:style-name="ce60">
            <text:p>7,349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仁愛鄉</text:p>
          </table:table-cell>
          <table:table-cell office:value-type="float" office:value="4835" table:style-name="ce62">
            <text:p>4,835</text:p>
          </table:table-cell>
          <table:table-cell office:value-type="float" office:value="15745" table:style-name="ce50">
            <text:p>15,745</text:p>
          </table:table-cell>
          <table:table-cell office:value-type="float" office:value="8081" table:style-name="ce50">
            <text:p>8,081</text:p>
          </table:table-cell>
          <table:table-cell office:value-type="float" office:value="7664" table:style-name="ce63">
            <text:p>7,664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雲林縣</text:p>
          </table:table-cell>
          <table:table-cell office:value-type="float" office:value="244698" table:style-name="ce57">
            <text:p>244,698</text:p>
          </table:table-cell>
          <table:table-cell office:value-type="float" office:value="672557" table:style-name="ce41">
            <text:p>672,557</text:p>
          </table:table-cell>
          <table:table-cell office:value-type="float" office:value="347675" table:style-name="ce41">
            <text:p>347,675</text:p>
          </table:table-cell>
          <table:table-cell office:value-type="float" office:value="324882" table:style-name="ce58">
            <text:p>324,88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斗六市</text:p>
          </table:table-cell>
          <table:table-cell office:value-type="float" office:value="39689" table:style-name="ce59">
            <text:p>39,689</text:p>
          </table:table-cell>
          <table:table-cell office:value-type="float" office:value="108401" table:style-name="ce45">
            <text:p>108,401</text:p>
          </table:table-cell>
          <table:table-cell office:value-type="float" office:value="53707" table:style-name="ce45">
            <text:p>53,707</text:p>
          </table:table-cell>
          <table:table-cell office:value-type="float" office:value="54694" table:style-name="ce60">
            <text:p>54,69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斗南鎮</text:p>
          </table:table-cell>
          <table:table-cell office:value-type="float" office:value="16214" table:style-name="ce59">
            <text:p>16,214</text:p>
          </table:table-cell>
          <table:table-cell office:value-type="float" office:value="43785" table:style-name="ce45">
            <text:p>43,785</text:p>
          </table:table-cell>
          <table:table-cell office:value-type="float" office:value="22204" table:style-name="ce45">
            <text:p>22,204</text:p>
          </table:table-cell>
          <table:table-cell office:value-type="float" office:value="21581" table:style-name="ce60">
            <text:p>21,58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虎尾鎮</text:p>
          </table:table-cell>
          <table:table-cell office:value-type="float" office:value="26133" table:style-name="ce59">
            <text:p>26,133</text:p>
          </table:table-cell>
          <table:table-cell office:value-type="float" office:value="70782" table:style-name="ce45">
            <text:p>70,782</text:p>
          </table:table-cell>
          <table:table-cell office:value-type="float" office:value="35746" table:style-name="ce45">
            <text:p>35,746</text:p>
          </table:table-cell>
          <table:table-cell office:value-type="float" office:value="35036" table:style-name="ce60">
            <text:p>35,03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西螺鎮</text:p>
          </table:table-cell>
          <table:table-cell office:value-type="float" office:value="15136" table:style-name="ce59">
            <text:p>15,136</text:p>
          </table:table-cell>
          <table:table-cell office:value-type="float" office:value="45187" table:style-name="ce45">
            <text:p>45,187</text:p>
          </table:table-cell>
          <table:table-cell office:value-type="float" office:value="22669" table:style-name="ce45">
            <text:p>22,669</text:p>
          </table:table-cell>
          <table:table-cell office:value-type="float" office:value="22518" table:style-name="ce60">
            <text:p>22,51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土庫鎮</text:p>
          </table:table-cell>
          <table:table-cell office:value-type="float" office:value="9610" table:style-name="ce59">
            <text:p>9,610</text:p>
          </table:table-cell>
          <table:table-cell office:value-type="float" office:value="28109" table:style-name="ce45">
            <text:p>28,109</text:p>
          </table:table-cell>
          <table:table-cell office:value-type="float" office:value="14664" table:style-name="ce45">
            <text:p>14,664</text:p>
          </table:table-cell>
          <table:table-cell office:value-type="float" office:value="13445" table:style-name="ce60">
            <text:p>13,44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北港鎮</text:p>
          </table:table-cell>
          <table:table-cell office:value-type="float" office:value="16104" table:style-name="ce59">
            <text:p>16,104</text:p>
          </table:table-cell>
          <table:table-cell office:value-type="float" office:value="38682" table:style-name="ce45">
            <text:p>38,682</text:p>
          </table:table-cell>
          <table:table-cell office:value-type="float" office:value="19989" table:style-name="ce45">
            <text:p>19,989</text:p>
          </table:table-cell>
          <table:table-cell office:value-type="float" office:value="18693" table:style-name="ce60">
            <text:p>18,69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古坑鄉</text:p>
          </table:table-cell>
          <table:table-cell office:value-type="float" office:value="11320" table:style-name="ce59">
            <text:p>11,320</text:p>
          </table:table-cell>
          <table:table-cell office:value-type="float" office:value="30557" table:style-name="ce45">
            <text:p>30,557</text:p>
          </table:table-cell>
          <table:table-cell office:value-type="float" office:value="16073" table:style-name="ce45">
            <text:p>16,073</text:p>
          </table:table-cell>
          <table:table-cell office:value-type="float" office:value="14484" table:style-name="ce60">
            <text:p>14,48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埤鄉</text:p>
          </table:table-cell>
          <table:table-cell office:value-type="float" office:value="6699" table:style-name="ce59">
            <text:p>6,699</text:p>
          </table:table-cell>
          <table:table-cell office:value-type="float" office:value="18550" table:style-name="ce45">
            <text:p>18,550</text:p>
          </table:table-cell>
          <table:table-cell office:value-type="float" office:value="9840" table:style-name="ce45">
            <text:p>9,840</text:p>
          </table:table-cell>
          <table:table-cell office:value-type="float" office:value="8710" table:style-name="ce60">
            <text:p>8,71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莿桐鄉</text:p>
          </table:table-cell>
          <table:table-cell office:value-type="float" office:value="9482" table:style-name="ce59">
            <text:p>9,482</text:p>
          </table:table-cell>
          <table:table-cell office:value-type="float" office:value="28116" table:style-name="ce45">
            <text:p>28,116</text:p>
          </table:table-cell>
          <table:table-cell office:value-type="float" office:value="14651" table:style-name="ce45">
            <text:p>14,651</text:p>
          </table:table-cell>
          <table:table-cell office:value-type="float" office:value="13465" table:style-name="ce60">
            <text:p>13,46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林內鄉</text:p>
          </table:table-cell>
          <table:table-cell office:value-type="float" office:value="6036" table:style-name="ce59">
            <text:p>6,036</text:p>
          </table:table-cell>
          <table:table-cell office:value-type="float" office:value="17371" table:style-name="ce45">
            <text:p>17,371</text:p>
          </table:table-cell>
          <table:table-cell office:value-type="float" office:value="9099" table:style-name="ce45">
            <text:p>9,099</text:p>
          </table:table-cell>
          <table:table-cell office:value-type="float" office:value="8272" table:style-name="ce60">
            <text:p>8,27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二崙鄉</text:p>
          </table:table-cell>
          <table:table-cell office:value-type="float" office:value="8971" table:style-name="ce59">
            <text:p>8,971</text:p>
          </table:table-cell>
          <table:table-cell office:value-type="float" office:value="25769" table:style-name="ce45">
            <text:p>25,769</text:p>
          </table:table-cell>
          <table:table-cell office:value-type="float" office:value="13768" table:style-name="ce45">
            <text:p>13,768</text:p>
          </table:table-cell>
          <table:table-cell office:value-type="float" office:value="12001" table:style-name="ce60">
            <text:p>12,00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崙背鄉</text:p>
          </table:table-cell>
          <table:table-cell office:value-type="float" office:value="8633" table:style-name="ce59">
            <text:p>8,633</text:p>
          </table:table-cell>
          <table:table-cell office:value-type="float" office:value="23726" table:style-name="ce45">
            <text:p>23,726</text:p>
          </table:table-cell>
          <table:table-cell office:value-type="float" office:value="12502" table:style-name="ce45">
            <text:p>12,502</text:p>
          </table:table-cell>
          <table:table-cell office:value-type="float" office:value="11224" table:style-name="ce60">
            <text:p>11,22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麥寮鄉</text:p>
          </table:table-cell>
          <table:table-cell office:value-type="float" office:value="15227" table:style-name="ce59">
            <text:p>15,227</text:p>
          </table:table-cell>
          <table:table-cell office:value-type="float" office:value="48048" table:style-name="ce45">
            <text:p>48,048</text:p>
          </table:table-cell>
          <table:table-cell office:value-type="float" office:value="23878" table:style-name="ce45">
            <text:p>23,878</text:p>
          </table:table-cell>
          <table:table-cell office:value-type="float" office:value="24170" table:style-name="ce60">
            <text:p>24,17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東勢鄉</text:p>
          </table:table-cell>
          <table:table-cell office:value-type="float" office:value="5762" table:style-name="ce59">
            <text:p>5,762</text:p>
          </table:table-cell>
          <table:table-cell office:value-type="float" office:value="13955" table:style-name="ce45">
            <text:p>13,955</text:p>
          </table:table-cell>
          <table:table-cell office:value-type="float" office:value="7732" table:style-name="ce45">
            <text:p>7,732</text:p>
          </table:table-cell>
          <table:table-cell office:value-type="float" office:value="6223" table:style-name="ce60">
            <text:p>6,22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褒忠鄉</text:p>
          </table:table-cell>
          <table:table-cell office:value-type="float" office:value="4447" table:style-name="ce59">
            <text:p>4,447</text:p>
          </table:table-cell>
          <table:table-cell office:value-type="float" office:value="12341" table:style-name="ce45">
            <text:p>12,341</text:p>
          </table:table-cell>
          <table:table-cell office:value-type="float" office:value="6636" table:style-name="ce45">
            <text:p>6,636</text:p>
          </table:table-cell>
          <table:table-cell office:value-type="float" office:value="5705" table:style-name="ce60">
            <text:p>5,70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臺西鄉</text:p>
          </table:table-cell>
          <table:table-cell office:value-type="float" office:value="8507" table:style-name="ce59">
            <text:p>8,507</text:p>
          </table:table-cell>
          <table:table-cell office:value-type="float" office:value="22732" table:style-name="ce45">
            <text:p>22,732</text:p>
          </table:table-cell>
          <table:table-cell office:value-type="float" office:value="12163" table:style-name="ce45">
            <text:p>12,163</text:p>
          </table:table-cell>
          <table:table-cell office:value-type="float" office:value="10569" table:style-name="ce60">
            <text:p>10,56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元長鄉</text:p>
          </table:table-cell>
          <table:table-cell office:value-type="float" office:value="9117" table:style-name="ce59">
            <text:p>9,117</text:p>
          </table:table-cell>
          <table:table-cell office:value-type="float" office:value="24376" table:style-name="ce45">
            <text:p>24,376</text:p>
          </table:table-cell>
          <table:table-cell office:value-type="float" office:value="13341" table:style-name="ce45">
            <text:p>13,341</text:p>
          </table:table-cell>
          <table:table-cell office:value-type="float" office:value="11035" table:style-name="ce60">
            <text:p>11,03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四湖鄉</text:p>
          </table:table-cell>
          <table:table-cell office:value-type="float" office:value="8659" table:style-name="ce59">
            <text:p>8,659</text:p>
          </table:table-cell>
          <table:table-cell office:value-type="float" office:value="22057" table:style-name="ce45">
            <text:p>22,057</text:p>
          </table:table-cell>
          <table:table-cell office:value-type="float" office:value="12039" table:style-name="ce45">
            <text:p>12,039</text:p>
          </table:table-cell>
          <table:table-cell office:value-type="float" office:value="10018" table:style-name="ce60">
            <text:p>10,01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口湖鄉</text:p>
          </table:table-cell>
          <table:table-cell office:value-type="float" office:value="9354" table:style-name="ce59">
            <text:p>9,354</text:p>
          </table:table-cell>
          <table:table-cell office:value-type="float" office:value="26135" table:style-name="ce45">
            <text:p>26,135</text:p>
          </table:table-cell>
          <table:table-cell office:value-type="float" office:value="13943" table:style-name="ce45">
            <text:p>13,943</text:p>
          </table:table-cell>
          <table:table-cell office:value-type="float" office:value="12192" table:style-name="ce60">
            <text:p>12,192</text:p>
          </table:table-cell>
          <table:table-cell table:number-columns-repeated="16379"/>
        </table:table-row>
        <table:table-row table:style-name="ro4">
          <table:table-cell office:value-type="string" table:style-name="ce61">
            <text:p>水林鄉</text:p>
          </table:table-cell>
          <table:table-cell office:value-type="float" office:value="9598" table:style-name="ce62">
            <text:p>9,598</text:p>
          </table:table-cell>
          <table:table-cell office:value-type="float" office:value="23878" table:style-name="ce50">
            <text:p>23,878</text:p>
          </table:table-cell>
          <table:table-cell office:value-type="float" office:value="13031" table:style-name="ce50">
            <text:p>13,031</text:p>
          </table:table-cell>
          <table:table-cell office:value-type="float" office:value="10847" table:style-name="ce63">
            <text:p>10,847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嘉義縣</text:p>
          </table:table-cell>
          <table:table-cell office:value-type="float" office:value="185023" table:style-name="ce57">
            <text:p>185,023</text:p>
          </table:table-cell>
          <table:table-cell office:value-type="float" office:value="495662" table:style-name="ce41">
            <text:p>495,662</text:p>
          </table:table-cell>
          <table:table-cell office:value-type="float" office:value="257076" table:style-name="ce41">
            <text:p>257,076</text:p>
          </table:table-cell>
          <table:table-cell office:value-type="float" office:value="238586" table:style-name="ce58">
            <text:p>238,58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太保市</text:p>
          </table:table-cell>
          <table:table-cell office:value-type="float" office:value="13804" table:style-name="ce59">
            <text:p>13,804</text:p>
          </table:table-cell>
          <table:table-cell office:value-type="float" office:value="38622" table:style-name="ce45">
            <text:p>38,622</text:p>
          </table:table-cell>
          <table:table-cell office:value-type="float" office:value="19666" table:style-name="ce45">
            <text:p>19,666</text:p>
          </table:table-cell>
          <table:table-cell office:value-type="float" office:value="18956" table:style-name="ce60">
            <text:p>18,95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朴子市</text:p>
          </table:table-cell>
          <table:table-cell office:value-type="float" office:value="15924" table:style-name="ce59">
            <text:p>15,924</text:p>
          </table:table-cell>
          <table:table-cell office:value-type="float" office:value="41392" table:style-name="ce45">
            <text:p>41,392</text:p>
          </table:table-cell>
          <table:table-cell office:value-type="float" office:value="20848" table:style-name="ce45">
            <text:p>20,848</text:p>
          </table:table-cell>
          <table:table-cell office:value-type="float" office:value="20544" table:style-name="ce60">
            <text:p>20,54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布袋鎮</text:p>
          </table:table-cell>
          <table:table-cell office:value-type="float" office:value="9799" table:style-name="ce59">
            <text:p>9,799</text:p>
          </table:table-cell>
          <table:table-cell office:value-type="float" office:value="25643" table:style-name="ce45">
            <text:p>25,643</text:p>
          </table:table-cell>
          <table:table-cell office:value-type="float" office:value="13062" table:style-name="ce45">
            <text:p>13,062</text:p>
          </table:table-cell>
          <table:table-cell office:value-type="float" office:value="12581" table:style-name="ce60">
            <text:p>12,58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林鎮</text:p>
          </table:table-cell>
          <table:table-cell office:value-type="float" office:value="11454" table:style-name="ce59">
            <text:p>11,454</text:p>
          </table:table-cell>
          <table:table-cell office:value-type="float" office:value="30184" table:style-name="ce45">
            <text:p>30,184</text:p>
          </table:table-cell>
          <table:table-cell office:value-type="float" office:value="15357" table:style-name="ce45">
            <text:p>15,357</text:p>
          </table:table-cell>
          <table:table-cell office:value-type="float" office:value="14827" table:style-name="ce60">
            <text:p>14,82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民雄鄉</text:p>
          </table:table-cell>
          <table:table-cell office:value-type="float" office:value="25860" table:style-name="ce59">
            <text:p>25,860</text:p>
          </table:table-cell>
          <table:table-cell office:value-type="float" office:value="70935" table:style-name="ce45">
            <text:p>70,935</text:p>
          </table:table-cell>
          <table:table-cell office:value-type="float" office:value="36220" table:style-name="ce45">
            <text:p>36,220</text:p>
          </table:table-cell>
          <table:table-cell office:value-type="float" office:value="34715" table:style-name="ce60">
            <text:p>34,71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溪口鄉</text:p>
          </table:table-cell>
          <table:table-cell office:value-type="float" office:value="5275" table:style-name="ce59">
            <text:p>5,275</text:p>
          </table:table-cell>
          <table:table-cell office:value-type="float" office:value="13850" table:style-name="ce45">
            <text:p>13,850</text:p>
          </table:table-cell>
          <table:table-cell office:value-type="float" office:value="7396" table:style-name="ce45">
            <text:p>7,396</text:p>
          </table:table-cell>
          <table:table-cell office:value-type="float" office:value="6454" table:style-name="ce60">
            <text:p>6,45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新港鄉</text:p>
          </table:table-cell>
          <table:table-cell office:value-type="float" office:value="10866" table:style-name="ce59">
            <text:p>10,866</text:p>
          </table:table-cell>
          <table:table-cell office:value-type="float" office:value="30899" table:style-name="ce45">
            <text:p>30,899</text:p>
          </table:table-cell>
          <table:table-cell office:value-type="float" office:value="16294" table:style-name="ce45">
            <text:p>16,294</text:p>
          </table:table-cell>
          <table:table-cell office:value-type="float" office:value="14605" table:style-name="ce60">
            <text:p>14,60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六腳鄉</text:p>
          </table:table-cell>
          <table:table-cell office:value-type="float" office:value="8735" table:style-name="ce59">
            <text:p>8,735</text:p>
          </table:table-cell>
          <table:table-cell office:value-type="float" office:value="21886" table:style-name="ce45">
            <text:p>21,886</text:p>
          </table:table-cell>
          <table:table-cell office:value-type="float" office:value="11610" table:style-name="ce45">
            <text:p>11,610</text:p>
          </table:table-cell>
          <table:table-cell office:value-type="float" office:value="10276" table:style-name="ce60">
            <text:p>10,27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東石鄉</text:p>
          </table:table-cell>
          <table:table-cell office:value-type="float" office:value="9091" table:style-name="ce59">
            <text:p>9,091</text:p>
          </table:table-cell>
          <table:table-cell office:value-type="float" office:value="23574" table:style-name="ce45">
            <text:p>23,574</text:p>
          </table:table-cell>
          <table:table-cell office:value-type="float" office:value="12478" table:style-name="ce45">
            <text:p>12,478</text:p>
          </table:table-cell>
          <table:table-cell office:value-type="float" office:value="11096" table:style-name="ce60">
            <text:p>11,09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義竹鄉</text:p>
          </table:table-cell>
          <table:table-cell office:value-type="float" office:value="7229" table:style-name="ce59">
            <text:p>7,229</text:p>
          </table:table-cell>
          <table:table-cell office:value-type="float" office:value="17386" table:style-name="ce45">
            <text:p>17,386</text:p>
          </table:table-cell>
          <table:table-cell office:value-type="float" office:value="9056" table:style-name="ce45">
            <text:p>9,056</text:p>
          </table:table-cell>
          <table:table-cell office:value-type="float" office:value="8330" table:style-name="ce60">
            <text:p>8,33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鹿草鄉</text:p>
          </table:table-cell>
          <table:table-cell office:value-type="float" office:value="5723" table:style-name="ce59">
            <text:p>5,723</text:p>
          </table:table-cell>
          <table:table-cell office:value-type="float" office:value="14737" table:style-name="ce45">
            <text:p>14,737</text:p>
          </table:table-cell>
          <table:table-cell office:value-type="float" office:value="7921" table:style-name="ce45">
            <text:p>7,921</text:p>
          </table:table-cell>
          <table:table-cell office:value-type="float" office:value="6816" table:style-name="ce60">
            <text:p>6,81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水上鄉</text:p>
          </table:table-cell>
          <table:table-cell office:value-type="float" office:value="18579" table:style-name="ce59">
            <text:p>18,579</text:p>
          </table:table-cell>
          <table:table-cell office:value-type="float" office:value="48720" table:style-name="ce45">
            <text:p>48,720</text:p>
          </table:table-cell>
          <table:table-cell office:value-type="float" office:value="25185" table:style-name="ce45">
            <text:p>25,185</text:p>
          </table:table-cell>
          <table:table-cell office:value-type="float" office:value="23535" table:style-name="ce60">
            <text:p>23,53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中埔鄉</text:p>
          </table:table-cell>
          <table:table-cell office:value-type="float" office:value="16172" table:style-name="ce59">
            <text:p>16,172</text:p>
          </table:table-cell>
          <table:table-cell office:value-type="float" office:value="43883" table:style-name="ce45">
            <text:p>43,883</text:p>
          </table:table-cell>
          <table:table-cell office:value-type="float" office:value="22744" table:style-name="ce45">
            <text:p>22,744</text:p>
          </table:table-cell>
          <table:table-cell office:value-type="float" office:value="21139" table:style-name="ce60">
            <text:p>21,13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竹崎鄉</text:p>
          </table:table-cell>
          <table:table-cell office:value-type="float" office:value="11721" table:style-name="ce59">
            <text:p>11,721</text:p>
          </table:table-cell>
          <table:table-cell office:value-type="float" office:value="34436" table:style-name="ce45">
            <text:p>34,436</text:p>
          </table:table-cell>
          <table:table-cell office:value-type="float" office:value="18317" table:style-name="ce45">
            <text:p>18,317</text:p>
          </table:table-cell>
          <table:table-cell office:value-type="float" office:value="16119" table:style-name="ce60">
            <text:p>16,11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梅山鄉</text:p>
          </table:table-cell>
          <table:table-cell office:value-type="float" office:value="6740" table:style-name="ce59">
            <text:p>6,740</text:p>
          </table:table-cell>
          <table:table-cell office:value-type="float" office:value="18446" table:style-name="ce45">
            <text:p>18,446</text:p>
          </table:table-cell>
          <table:table-cell office:value-type="float" office:value="9800" table:style-name="ce45">
            <text:p>9,800</text:p>
          </table:table-cell>
          <table:table-cell office:value-type="float" office:value="8646" table:style-name="ce60">
            <text:p>8,64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番路鄉</text:p>
          </table:table-cell>
          <table:table-cell office:value-type="float" office:value="4233" table:style-name="ce59">
            <text:p>4,233</text:p>
          </table:table-cell>
          <table:table-cell office:value-type="float" office:value="11082" table:style-name="ce45">
            <text:p>11,082</text:p>
          </table:table-cell>
          <table:table-cell office:value-type="float" office:value="5944" table:style-name="ce45">
            <text:p>5,944</text:p>
          </table:table-cell>
          <table:table-cell office:value-type="float" office:value="5138" table:style-name="ce60">
            <text:p>5,13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埔鄉</text:p>
          </table:table-cell>
          <table:table-cell office:value-type="float" office:value="1935" table:style-name="ce59">
            <text:p>1,935</text:p>
          </table:table-cell>
          <table:table-cell office:value-type="float" office:value="4547" table:style-name="ce45">
            <text:p>4,547</text:p>
          </table:table-cell>
          <table:table-cell office:value-type="float" office:value="2321" table:style-name="ce45">
            <text:p>2,321</text:p>
          </table:table-cell>
          <table:table-cell office:value-type="float" office:value="2226" table:style-name="ce60">
            <text:p>2,226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阿里山鄉</text:p>
          </table:table-cell>
          <table:table-cell office:value-type="float" office:value="1883" table:style-name="ce62">
            <text:p>1,883</text:p>
          </table:table-cell>
          <table:table-cell office:value-type="float" office:value="5440" table:style-name="ce50">
            <text:p>5,440</text:p>
          </table:table-cell>
          <table:table-cell office:value-type="float" office:value="2857" table:style-name="ce50">
            <text:p>2,857</text:p>
          </table:table-cell>
          <table:table-cell office:value-type="float" office:value="2583" table:style-name="ce63">
            <text:p>2,583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屏東縣</text:p>
          </table:table-cell>
          <table:table-cell office:value-type="float" office:value="292802" table:style-name="ce57">
            <text:p>292,802</text:p>
          </table:table-cell>
          <table:table-cell office:value-type="float" office:value="807159" table:style-name="ce41">
            <text:p>807,159</text:p>
          </table:table-cell>
          <table:table-cell office:value-type="float" office:value="411043" table:style-name="ce41">
            <text:p>411,043</text:p>
          </table:table-cell>
          <table:table-cell office:value-type="float" office:value="396116" table:style-name="ce58">
            <text:p>396,11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屏東市</text:p>
          </table:table-cell>
          <table:table-cell office:value-type="float" office:value="75378" table:style-name="ce59">
            <text:p>75,378</text:p>
          </table:table-cell>
          <table:table-cell office:value-type="float" office:value="196407" table:style-name="ce45">
            <text:p>196,407</text:p>
          </table:table-cell>
          <table:table-cell office:value-type="float" office:value="96738" table:style-name="ce45">
            <text:p>96,738</text:p>
          </table:table-cell>
          <table:table-cell office:value-type="float" office:value="99669" table:style-name="ce60">
            <text:p>99,66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潮州鎮</text:p>
          </table:table-cell>
          <table:table-cell office:value-type="float" office:value="20340" table:style-name="ce59">
            <text:p>20,340</text:p>
          </table:table-cell>
          <table:table-cell office:value-type="float" office:value="53820" table:style-name="ce45">
            <text:p>53,820</text:p>
          </table:table-cell>
          <table:table-cell office:value-type="float" office:value="26761" table:style-name="ce45">
            <text:p>26,761</text:p>
          </table:table-cell>
          <table:table-cell office:value-type="float" office:value="27059" table:style-name="ce60">
            <text:p>27,05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東港鎮</text:p>
          </table:table-cell>
          <table:table-cell office:value-type="float" office:value="17231" table:style-name="ce59">
            <text:p>17,231</text:p>
          </table:table-cell>
          <table:table-cell office:value-type="float" office:value="46503" table:style-name="ce45">
            <text:p>46,503</text:p>
          </table:table-cell>
          <table:table-cell office:value-type="float" office:value="23423" table:style-name="ce45">
            <text:p>23,423</text:p>
          </table:table-cell>
          <table:table-cell office:value-type="float" office:value="23080" table:style-name="ce60">
            <text:p>23,08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恆春鎮</text:p>
          </table:table-cell>
          <table:table-cell office:value-type="float" office:value="11932" table:style-name="ce59">
            <text:p>11,932</text:p>
          </table:table-cell>
          <table:table-cell office:value-type="float" office:value="30207" table:style-name="ce45">
            <text:p>30,207</text:p>
          </table:table-cell>
          <table:table-cell office:value-type="float" office:value="15466" table:style-name="ce45">
            <text:p>15,466</text:p>
          </table:table-cell>
          <table:table-cell office:value-type="float" office:value="14741" table:style-name="ce60">
            <text:p>14,74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萬丹鄉</text:p>
          </table:table-cell>
          <table:table-cell office:value-type="float" office:value="15655" table:style-name="ce59">
            <text:p>15,655</text:p>
          </table:table-cell>
          <table:table-cell office:value-type="float" office:value="49889" table:style-name="ce45">
            <text:p>49,889</text:p>
          </table:table-cell>
          <table:table-cell office:value-type="float" office:value="25847" table:style-name="ce45">
            <text:p>25,847</text:p>
          </table:table-cell>
          <table:table-cell office:value-type="float" office:value="24042" table:style-name="ce60">
            <text:p>24,04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長治鄉</text:p>
          </table:table-cell>
          <table:table-cell office:value-type="float" office:value="10476" table:style-name="ce59">
            <text:p>10,476</text:p>
          </table:table-cell>
          <table:table-cell office:value-type="float" office:value="29429" table:style-name="ce45">
            <text:p>29,429</text:p>
          </table:table-cell>
          <table:table-cell office:value-type="float" office:value="15227" table:style-name="ce45">
            <text:p>15,227</text:p>
          </table:table-cell>
          <table:table-cell office:value-type="float" office:value="14202" table:style-name="ce60">
            <text:p>14,20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麟洛鄉</text:p>
          </table:table-cell>
          <table:table-cell office:value-type="float" office:value="3907" table:style-name="ce59">
            <text:p>3,907</text:p>
          </table:table-cell>
          <table:table-cell office:value-type="float" office:value="10692" table:style-name="ce45">
            <text:p>10,692</text:p>
          </table:table-cell>
          <table:table-cell office:value-type="float" office:value="5522" table:style-name="ce45">
            <text:p>5,522</text:p>
          </table:table-cell>
          <table:table-cell office:value-type="float" office:value="5170" table:style-name="ce60">
            <text:p>5,17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九如鄉</text:p>
          </table:table-cell>
          <table:table-cell office:value-type="float" office:value="7341" table:style-name="ce59">
            <text:p>7,341</text:p>
          </table:table-cell>
          <table:table-cell office:value-type="float" office:value="21782" table:style-name="ce45">
            <text:p>21,782</text:p>
          </table:table-cell>
          <table:table-cell office:value-type="float" office:value="11176" table:style-name="ce45">
            <text:p>11,176</text:p>
          </table:table-cell>
          <table:table-cell office:value-type="float" office:value="10606" table:style-name="ce60">
            <text:p>10,60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里港鄉</text:p>
          </table:table-cell>
          <table:table-cell office:value-type="float" office:value="8352" table:style-name="ce59">
            <text:p>8,352</text:p>
          </table:table-cell>
          <table:table-cell office:value-type="float" office:value="25634" table:style-name="ce45">
            <text:p>25,634</text:p>
          </table:table-cell>
          <table:table-cell office:value-type="float" office:value="13015" table:style-name="ce45">
            <text:p>13,015</text:p>
          </table:table-cell>
          <table:table-cell office:value-type="float" office:value="12619" table:style-name="ce60">
            <text:p>12,61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鹽埔鄉</text:p>
          </table:table-cell>
          <table:table-cell office:value-type="float" office:value="7968" table:style-name="ce59">
            <text:p>7,968</text:p>
          </table:table-cell>
          <table:table-cell office:value-type="float" office:value="24762" table:style-name="ce45">
            <text:p>24,762</text:p>
          </table:table-cell>
          <table:table-cell office:value-type="float" office:value="12836" table:style-name="ce45">
            <text:p>12,836</text:p>
          </table:table-cell>
          <table:table-cell office:value-type="float" office:value="11926" table:style-name="ce60">
            <text:p>11,92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高樹鄉</text:p>
          </table:table-cell>
          <table:table-cell office:value-type="float" office:value="9182" table:style-name="ce59">
            <text:p>9,182</text:p>
          </table:table-cell>
          <table:table-cell office:value-type="float" office:value="23567" table:style-name="ce45">
            <text:p>23,567</text:p>
          </table:table-cell>
          <table:table-cell office:value-type="float" office:value="12511" table:style-name="ce45">
            <text:p>12,511</text:p>
          </table:table-cell>
          <table:table-cell office:value-type="float" office:value="11056" table:style-name="ce60">
            <text:p>11,05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萬巒鄉</text:p>
          </table:table-cell>
          <table:table-cell office:value-type="float" office:value="6599" table:style-name="ce59">
            <text:p>6,599</text:p>
          </table:table-cell>
          <table:table-cell office:value-type="float" office:value="20003" table:style-name="ce45">
            <text:p>20,003</text:p>
          </table:table-cell>
          <table:table-cell office:value-type="float" office:value="10392" table:style-name="ce45">
            <text:p>10,392</text:p>
          </table:table-cell>
          <table:table-cell office:value-type="float" office:value="9611" table:style-name="ce60">
            <text:p>9,61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內埔鄉</text:p>
          </table:table-cell>
          <table:table-cell office:value-type="float" office:value="19153" table:style-name="ce59">
            <text:p>19,153</text:p>
          </table:table-cell>
          <table:table-cell office:value-type="float" office:value="52876" table:style-name="ce45">
            <text:p>52,876</text:p>
          </table:table-cell>
          <table:table-cell office:value-type="float" office:value="27127" table:style-name="ce45">
            <text:p>27,127</text:p>
          </table:table-cell>
          <table:table-cell office:value-type="float" office:value="25749" table:style-name="ce60">
            <text:p>25,74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竹田鄉</text:p>
          </table:table-cell>
          <table:table-cell office:value-type="float" office:value="5682" table:style-name="ce59">
            <text:p>5,682</text:p>
          </table:table-cell>
          <table:table-cell office:value-type="float" office:value="16392" table:style-name="ce45">
            <text:p>16,392</text:p>
          </table:table-cell>
          <table:table-cell office:value-type="float" office:value="8708" table:style-name="ce45">
            <text:p>8,708</text:p>
          </table:table-cell>
          <table:table-cell office:value-type="float" office:value="7684" table:style-name="ce60">
            <text:p>7,68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新埤鄉</text:p>
          </table:table-cell>
          <table:table-cell office:value-type="float" office:value="3422" table:style-name="ce59">
            <text:p>3,422</text:p>
          </table:table-cell>
          <table:table-cell office:value-type="float" office:value="9437" table:style-name="ce45">
            <text:p>9,437</text:p>
          </table:table-cell>
          <table:table-cell office:value-type="float" office:value="5027" table:style-name="ce45">
            <text:p>5,027</text:p>
          </table:table-cell>
          <table:table-cell office:value-type="float" office:value="4410" table:style-name="ce60">
            <text:p>4,41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枋寮鄉</text:p>
          </table:table-cell>
          <table:table-cell office:value-type="float" office:value="8663" table:style-name="ce59">
            <text:p>8,663</text:p>
          </table:table-cell>
          <table:table-cell office:value-type="float" office:value="23410" table:style-name="ce45">
            <text:p>23,410</text:p>
          </table:table-cell>
          <table:table-cell office:value-type="float" office:value="12221" table:style-name="ce45">
            <text:p>12,221</text:p>
          </table:table-cell>
          <table:table-cell office:value-type="float" office:value="11189" table:style-name="ce60">
            <text:p>11,18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新園鄉</text:p>
          </table:table-cell>
          <table:table-cell office:value-type="float" office:value="11916" table:style-name="ce59">
            <text:p>11,916</text:p>
          </table:table-cell>
          <table:table-cell office:value-type="float" office:value="33597" table:style-name="ce45">
            <text:p>33,597</text:p>
          </table:table-cell>
          <table:table-cell office:value-type="float" office:value="17430" table:style-name="ce45">
            <text:p>17,430</text:p>
          </table:table-cell>
          <table:table-cell office:value-type="float" office:value="16167" table:style-name="ce60">
            <text:p>16,16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崁頂鄉</text:p>
          </table:table-cell>
          <table:table-cell office:value-type="float" office:value="4546" table:style-name="ce59">
            <text:p>4,546</text:p>
          </table:table-cell>
          <table:table-cell office:value-type="float" office:value="15230" table:style-name="ce45">
            <text:p>15,230</text:p>
          </table:table-cell>
          <table:table-cell office:value-type="float" office:value="7658" table:style-name="ce45">
            <text:p>7,658</text:p>
          </table:table-cell>
          <table:table-cell office:value-type="float" office:value="7572" table:style-name="ce60">
            <text:p>7,57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林邊鄉</text:p>
          </table:table-cell>
          <table:table-cell office:value-type="float" office:value="6681" table:style-name="ce59">
            <text:p>6,681</text:p>
          </table:table-cell>
          <table:table-cell office:value-type="float" office:value="17123" table:style-name="ce45">
            <text:p>17,123</text:p>
          </table:table-cell>
          <table:table-cell office:value-type="float" office:value="8728" table:style-name="ce45">
            <text:p>8,728</text:p>
          </table:table-cell>
          <table:table-cell office:value-type="float" office:value="8395" table:style-name="ce60">
            <text:p>8,39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南州鄉</text:p>
          </table:table-cell>
          <table:table-cell office:value-type="float" office:value="3799" table:style-name="ce59">
            <text:p>3,799</text:p>
          </table:table-cell>
          <table:table-cell office:value-type="float" office:value="10218" table:style-name="ce45">
            <text:p>10,218</text:p>
          </table:table-cell>
          <table:table-cell office:value-type="float" office:value="5227" table:style-name="ce45">
            <text:p>5,227</text:p>
          </table:table-cell>
          <table:table-cell office:value-type="float" office:value="4991" table:style-name="ce60">
            <text:p>4,99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佳冬鄉</text:p>
          </table:table-cell>
          <table:table-cell office:value-type="float" office:value="6989" table:style-name="ce59">
            <text:p>6,989</text:p>
          </table:table-cell>
          <table:table-cell office:value-type="float" office:value="18406" table:style-name="ce45">
            <text:p>18,406</text:p>
          </table:table-cell>
          <table:table-cell office:value-type="float" office:value="9513" table:style-name="ce45">
            <text:p>9,513</text:p>
          </table:table-cell>
          <table:table-cell office:value-type="float" office:value="8893" table:style-name="ce60">
            <text:p>8,89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琉球鄉</text:p>
          </table:table-cell>
          <table:table-cell office:value-type="float" office:value="4710" table:style-name="ce59">
            <text:p>4,710</text:p>
          </table:table-cell>
          <table:table-cell office:value-type="float" office:value="12096" table:style-name="ce45">
            <text:p>12,096</text:p>
          </table:table-cell>
          <table:table-cell office:value-type="float" office:value="6603" table:style-name="ce45">
            <text:p>6,603</text:p>
          </table:table-cell>
          <table:table-cell office:value-type="float" office:value="5493" table:style-name="ce60">
            <text:p>5,49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車城鄉</text:p>
          </table:table-cell>
          <table:table-cell office:value-type="float" office:value="3508" table:style-name="ce59">
            <text:p>3,508</text:p>
          </table:table-cell>
          <table:table-cell office:value-type="float" office:value="8216" table:style-name="ce45">
            <text:p>8,216</text:p>
          </table:table-cell>
          <table:table-cell office:value-type="float" office:value="4383" table:style-name="ce45">
            <text:p>4,383</text:p>
          </table:table-cell>
          <table:table-cell office:value-type="float" office:value="3833" table:style-name="ce60">
            <text:p>3,83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滿州鄉</text:p>
          </table:table-cell>
          <table:table-cell office:value-type="float" office:value="3020" table:style-name="ce59">
            <text:p>3,020</text:p>
          </table:table-cell>
          <table:table-cell office:value-type="float" office:value="7375" table:style-name="ce45">
            <text:p>7,375</text:p>
          </table:table-cell>
          <table:table-cell office:value-type="float" office:value="4006" table:style-name="ce45">
            <text:p>4,006</text:p>
          </table:table-cell>
          <table:table-cell office:value-type="float" office:value="3369" table:style-name="ce60">
            <text:p>3,36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枋山鄉</text:p>
          </table:table-cell>
          <table:table-cell office:value-type="float" office:value="2039" table:style-name="ce59">
            <text:p>2,039</text:p>
          </table:table-cell>
          <table:table-cell office:value-type="float" office:value="5134" table:style-name="ce45">
            <text:p>5,134</text:p>
          </table:table-cell>
          <table:table-cell office:value-type="float" office:value="2701" table:style-name="ce45">
            <text:p>2,701</text:p>
          </table:table-cell>
          <table:table-cell office:value-type="float" office:value="2433" table:style-name="ce60">
            <text:p>2,433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三地門鄉</text:p>
          </table:table-cell>
          <table:table-cell office:value-type="float" office:value="2379" table:style-name="ce59">
            <text:p>2,379</text:p>
          </table:table-cell>
          <table:table-cell office:value-type="float" office:value="7696" table:style-name="ce45">
            <text:p>7,696</text:p>
          </table:table-cell>
          <table:table-cell office:value-type="float" office:value="3883" table:style-name="ce45">
            <text:p>3,883</text:p>
          </table:table-cell>
          <table:table-cell office:value-type="float" office:value="3813" table:style-name="ce60">
            <text:p>3,813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霧臺鄉</text:p>
          </table:table-cell>
          <table:table-cell office:value-type="float" office:value="1091" table:style-name="ce59">
            <text:p>1,091</text:p>
          </table:table-cell>
          <table:table-cell office:value-type="float" office:value="3224" table:style-name="ce45">
            <text:p>3,224</text:p>
          </table:table-cell>
          <table:table-cell office:value-type="float" office:value="1652" table:style-name="ce45">
            <text:p>1,652</text:p>
          </table:table-cell>
          <table:table-cell office:value-type="float" office:value="1572" table:style-name="ce60">
            <text:p>1,572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瑪家鄉</text:p>
          </table:table-cell>
          <table:table-cell office:value-type="float" office:value="2089" table:style-name="ce59">
            <text:p>2,089</text:p>
          </table:table-cell>
          <table:table-cell office:value-type="float" office:value="6705" table:style-name="ce45">
            <text:p>6,705</text:p>
          </table:table-cell>
          <table:table-cell office:value-type="float" office:value="3383" table:style-name="ce45">
            <text:p>3,383</text:p>
          </table:table-cell>
          <table:table-cell office:value-type="float" office:value="3322" table:style-name="ce60">
            <text:p>3,322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泰武鄉</text:p>
          </table:table-cell>
          <table:table-cell office:value-type="float" office:value="1425" table:style-name="ce59">
            <text:p>1,425</text:p>
          </table:table-cell>
          <table:table-cell office:value-type="float" office:value="5356" table:style-name="ce45">
            <text:p>5,356</text:p>
          </table:table-cell>
          <table:table-cell office:value-type="float" office:value="2791" table:style-name="ce45">
            <text:p>2,791</text:p>
          </table:table-cell>
          <table:table-cell office:value-type="float" office:value="2565" table:style-name="ce60">
            <text:p>2,565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來義鄉</text:p>
          </table:table-cell>
          <table:table-cell office:value-type="float" office:value="2269" table:style-name="ce59">
            <text:p>2,269</text:p>
          </table:table-cell>
          <table:table-cell office:value-type="float" office:value="7390" table:style-name="ce45">
            <text:p>7,390</text:p>
          </table:table-cell>
          <table:table-cell office:value-type="float" office:value="3700" table:style-name="ce45">
            <text:p>3,700</text:p>
          </table:table-cell>
          <table:table-cell office:value-type="float" office:value="3690" table:style-name="ce60">
            <text:p>3,690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春日鄉</text:p>
          </table:table-cell>
          <table:table-cell office:value-type="float" office:value="1442" table:style-name="ce59">
            <text:p>1,442</text:p>
          </table:table-cell>
          <table:table-cell office:value-type="float" office:value="4918" table:style-name="ce45">
            <text:p>4,918</text:p>
          </table:table-cell>
          <table:table-cell office:value-type="float" office:value="2491" table:style-name="ce45">
            <text:p>2,491</text:p>
          </table:table-cell>
          <table:table-cell office:value-type="float" office:value="2427" table:style-name="ce60">
            <text:p>2,427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獅子鄉</text:p>
          </table:table-cell>
          <table:table-cell office:value-type="float" office:value="1611" table:style-name="ce59">
            <text:p>1,611</text:p>
          </table:table-cell>
          <table:table-cell office:value-type="float" office:value="4806" table:style-name="ce45">
            <text:p>4,806</text:p>
          </table:table-cell>
          <table:table-cell office:value-type="float" office:value="2478" table:style-name="ce45">
            <text:p>2,478</text:p>
          </table:table-cell>
          <table:table-cell office:value-type="float" office:value="2328" table:style-name="ce60">
            <text:p>2,328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牡丹鄉</text:p>
          </table:table-cell>
          <table:table-cell office:value-type="float" office:value="2007" table:style-name="ce62">
            <text:p>2,007</text:p>
          </table:table-cell>
          <table:table-cell office:value-type="float" office:value="4859" table:style-name="ce50">
            <text:p>4,859</text:p>
          </table:table-cell>
          <table:table-cell office:value-type="float" office:value="2419" table:style-name="ce50">
            <text:p>2,419</text:p>
          </table:table-cell>
          <table:table-cell office:value-type="float" office:value="2440" table:style-name="ce63">
            <text:p>2,440</text:p>
          </table:table-cell>
          <table:table-cell table:number-columns-repeated="16379"/>
        </table:table-row>
        <table:table-row table:style-name="ro8">
          <table:table-cell table:style-name="ce98"/>
          <table:table-cell table:style-name="ce99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100">
            <text:p>臺東縣</text:p>
          </table:table-cell>
          <table:table-cell office:value-type="float" office:value="83975" table:style-name="ce57">
            <text:p>83,975</text:p>
          </table:table-cell>
          <table:table-cell office:value-type="float" office:value="213956" table:style-name="ce41">
            <text:p>213,956</text:p>
          </table:table-cell>
          <table:table-cell office:value-type="float" office:value="109831" table:style-name="ce41">
            <text:p>109,831</text:p>
          </table:table-cell>
          <table:table-cell office:value-type="float" office:value="104125" table:style-name="ce58">
            <text:p>104,12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臺東市</text:p>
          </table:table-cell>
          <table:table-cell office:value-type="float" office:value="40576" table:style-name="ce59">
            <text:p>40,576</text:p>
          </table:table-cell>
          <table:table-cell office:value-type="float" office:value="104311" table:style-name="ce45">
            <text:p>104,311</text:p>
          </table:table-cell>
          <table:table-cell office:value-type="float" office:value="51923" table:style-name="ce45">
            <text:p>51,923</text:p>
          </table:table-cell>
          <table:table-cell office:value-type="float" office:value="52388" table:style-name="ce60">
            <text:p>52,38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成功鎮</text:p>
          </table:table-cell>
          <table:table-cell office:value-type="float" office:value="5362" table:style-name="ce59">
            <text:p>5,362</text:p>
          </table:table-cell>
          <table:table-cell office:value-type="float" office:value="13383" table:style-name="ce45">
            <text:p>13,383</text:p>
          </table:table-cell>
          <table:table-cell office:value-type="float" office:value="7046" table:style-name="ce45">
            <text:p>7,046</text:p>
          </table:table-cell>
          <table:table-cell office:value-type="float" office:value="6337" table:style-name="ce60">
            <text:p>6,33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關山鎮</text:p>
          </table:table-cell>
          <table:table-cell office:value-type="float" office:value="3205" table:style-name="ce59">
            <text:p>3,205</text:p>
          </table:table-cell>
          <table:table-cell office:value-type="float" office:value="8321" table:style-name="ce45">
            <text:p>8,321</text:p>
          </table:table-cell>
          <table:table-cell office:value-type="float" office:value="4289" table:style-name="ce45">
            <text:p>4,289</text:p>
          </table:table-cell>
          <table:table-cell office:value-type="float" office:value="4032" table:style-name="ce60">
            <text:p>4,03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卑南鄉</text:p>
          </table:table-cell>
          <table:table-cell office:value-type="float" office:value="6872" table:style-name="ce59">
            <text:p>6,872</text:p>
          </table:table-cell>
          <table:table-cell office:value-type="float" office:value="16876" table:style-name="ce45">
            <text:p>16,876</text:p>
          </table:table-cell>
          <table:table-cell office:value-type="float" office:value="8862" table:style-name="ce45">
            <text:p>8,862</text:p>
          </table:table-cell>
          <table:table-cell office:value-type="float" office:value="8014" table:style-name="ce60">
            <text:p>8,01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武鄉</text:p>
          </table:table-cell>
          <table:table-cell office:value-type="float" office:value="2474" table:style-name="ce59">
            <text:p>2,474</text:p>
          </table:table-cell>
          <table:table-cell office:value-type="float" office:value="5650" table:style-name="ce45">
            <text:p>5,650</text:p>
          </table:table-cell>
          <table:table-cell office:value-type="float" office:value="2945" table:style-name="ce45">
            <text:p>2,945</text:p>
          </table:table-cell>
          <table:table-cell office:value-type="float" office:value="2705" table:style-name="ce60">
            <text:p>2,70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太麻里鄉</text:p>
          </table:table-cell>
          <table:table-cell office:value-type="float" office:value="4812" table:style-name="ce59">
            <text:p>4,812</text:p>
          </table:table-cell>
          <table:table-cell office:value-type="float" office:value="10829" table:style-name="ce45">
            <text:p>10,829</text:p>
          </table:table-cell>
          <table:table-cell office:value-type="float" office:value="5755" table:style-name="ce45">
            <text:p>5,755</text:p>
          </table:table-cell>
          <table:table-cell office:value-type="float" office:value="5074" table:style-name="ce60">
            <text:p>5,07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東河鄉</text:p>
          </table:table-cell>
          <table:table-cell office:value-type="float" office:value="3692" table:style-name="ce59">
            <text:p>3,692</text:p>
          </table:table-cell>
          <table:table-cell office:value-type="float" office:value="8129" table:style-name="ce45">
            <text:p>8,129</text:p>
          </table:table-cell>
          <table:table-cell office:value-type="float" office:value="4482" table:style-name="ce45">
            <text:p>4,482</text:p>
          </table:table-cell>
          <table:table-cell office:value-type="float" office:value="3647" table:style-name="ce60">
            <text:p>3,64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長濱鄉</text:p>
          </table:table-cell>
          <table:table-cell office:value-type="float" office:value="2877" table:style-name="ce59">
            <text:p>2,877</text:p>
          </table:table-cell>
          <table:table-cell office:value-type="float" office:value="6826" table:style-name="ce45">
            <text:p>6,826</text:p>
          </table:table-cell>
          <table:table-cell office:value-type="float" office:value="3847" table:style-name="ce45">
            <text:p>3,847</text:p>
          </table:table-cell>
          <table:table-cell office:value-type="float" office:value="2979" table:style-name="ce60">
            <text:p>2,97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鹿野鄉</text:p>
          </table:table-cell>
          <table:table-cell office:value-type="float" office:value="3013" table:style-name="ce59">
            <text:p>3,013</text:p>
          </table:table-cell>
          <table:table-cell office:value-type="float" office:value="7516" table:style-name="ce45">
            <text:p>7,516</text:p>
          </table:table-cell>
          <table:table-cell office:value-type="float" office:value="3970" table:style-name="ce45">
            <text:p>3,970</text:p>
          </table:table-cell>
          <table:table-cell office:value-type="float" office:value="3546" table:style-name="ce60">
            <text:p>3,54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池上鄉</text:p>
          </table:table-cell>
          <table:table-cell office:value-type="float" office:value="3170" table:style-name="ce59">
            <text:p>3,170</text:p>
          </table:table-cell>
          <table:table-cell office:value-type="float" office:value="8020" table:style-name="ce45">
            <text:p>8,020</text:p>
          </table:table-cell>
          <table:table-cell office:value-type="float" office:value="4136" table:style-name="ce45">
            <text:p>4,136</text:p>
          </table:table-cell>
          <table:table-cell office:value-type="float" office:value="3884" table:style-name="ce60">
            <text:p>3,88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綠島鄉</text:p>
          </table:table-cell>
          <table:table-cell office:value-type="float" office:value="1198" table:style-name="ce59">
            <text:p>1,198</text:p>
          </table:table-cell>
          <table:table-cell office:value-type="float" office:value="4079" table:style-name="ce45">
            <text:p>4,079</text:p>
          </table:table-cell>
          <table:table-cell office:value-type="float" office:value="2181" table:style-name="ce45">
            <text:p>2,181</text:p>
          </table:table-cell>
          <table:table-cell office:value-type="float" office:value="1898" table:style-name="ce60">
            <text:p>1,898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延平鄉</text:p>
          </table:table-cell>
          <table:table-cell office:value-type="float" office:value="1076" table:style-name="ce59">
            <text:p>1,076</text:p>
          </table:table-cell>
          <table:table-cell office:value-type="float" office:value="3572" table:style-name="ce45">
            <text:p>3,572</text:p>
          </table:table-cell>
          <table:table-cell office:value-type="float" office:value="1897" table:style-name="ce45">
            <text:p>1,897</text:p>
          </table:table-cell>
          <table:table-cell office:value-type="float" office:value="1675" table:style-name="ce60">
            <text:p>1,675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海端鄉</text:p>
          </table:table-cell>
          <table:table-cell office:value-type="float" office:value="1088" table:style-name="ce59">
            <text:p>1,088</text:p>
          </table:table-cell>
          <table:table-cell office:value-type="float" office:value="4123" table:style-name="ce45">
            <text:p>4,123</text:p>
          </table:table-cell>
          <table:table-cell office:value-type="float" office:value="2186" table:style-name="ce45">
            <text:p>2,186</text:p>
          </table:table-cell>
          <table:table-cell office:value-type="float" office:value="1937" table:style-name="ce60">
            <text:p>1,937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達仁鄉</text:p>
          </table:table-cell>
          <table:table-cell office:value-type="float" office:value="1425" table:style-name="ce59">
            <text:p>1,425</text:p>
          </table:table-cell>
          <table:table-cell office:value-type="float" office:value="3439" table:style-name="ce45">
            <text:p>3,439</text:p>
          </table:table-cell>
          <table:table-cell office:value-type="float" office:value="1862" table:style-name="ce45">
            <text:p>1,862</text:p>
          </table:table-cell>
          <table:table-cell office:value-type="float" office:value="1577" table:style-name="ce60">
            <text:p>1,577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金峰鄉</text:p>
          </table:table-cell>
          <table:table-cell office:value-type="float" office:value="1186" table:style-name="ce59">
            <text:p>1,186</text:p>
          </table:table-cell>
          <table:table-cell office:value-type="float" office:value="3678" table:style-name="ce45">
            <text:p>3,678</text:p>
          </table:table-cell>
          <table:table-cell office:value-type="float" office:value="1848" table:style-name="ce45">
            <text:p>1,848</text:p>
          </table:table-cell>
          <table:table-cell office:value-type="float" office:value="1830" table:style-name="ce60">
            <text:p>1,830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蘭嶼鄉</text:p>
          </table:table-cell>
          <table:table-cell office:value-type="float" office:value="1949" table:style-name="ce62">
            <text:p>1,949</text:p>
          </table:table-cell>
          <table:table-cell office:value-type="float" office:value="5204" table:style-name="ce50">
            <text:p>5,204</text:p>
          </table:table-cell>
          <table:table-cell office:value-type="float" office:value="2602" table:style-name="ce50">
            <text:p>2,602</text:p>
          </table:table-cell>
          <table:table-cell office:value-type="float" office:value="2602" table:style-name="ce63">
            <text:p>2,602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花蓮縣</text:p>
          </table:table-cell>
          <table:table-cell office:value-type="float" office:value="127796" table:style-name="ce57">
            <text:p>127,796</text:p>
          </table:table-cell>
          <table:table-cell office:value-type="float" office:value="322506" table:style-name="ce41">
            <text:p>322,506</text:p>
          </table:table-cell>
          <table:table-cell office:value-type="float" office:value="163003" table:style-name="ce41">
            <text:p>163,003</text:p>
          </table:table-cell>
          <table:table-cell office:value-type="float" office:value="159503" table:style-name="ce58">
            <text:p>159,50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花蓮市</text:p>
          </table:table-cell>
          <table:table-cell office:value-type="float" office:value="41855" table:style-name="ce59">
            <text:p>41,855</text:p>
          </table:table-cell>
          <table:table-cell office:value-type="float" office:value="101713" table:style-name="ce45">
            <text:p>101,713</text:p>
          </table:table-cell>
          <table:table-cell office:value-type="float" office:value="48863" table:style-name="ce45">
            <text:p>48,863</text:p>
          </table:table-cell>
          <table:table-cell office:value-type="float" office:value="52850" table:style-name="ce60">
            <text:p>52,85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鳳林鎮</text:p>
          </table:table-cell>
          <table:table-cell office:value-type="float" office:value="4391" table:style-name="ce59">
            <text:p>4,391</text:p>
          </table:table-cell>
          <table:table-cell office:value-type="float" office:value="10743" table:style-name="ce45">
            <text:p>10,743</text:p>
          </table:table-cell>
          <table:table-cell office:value-type="float" office:value="5560" table:style-name="ce45">
            <text:p>5,560</text:p>
          </table:table-cell>
          <table:table-cell office:value-type="float" office:value="5183" table:style-name="ce60">
            <text:p>5,18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玉里鎮</text:p>
          </table:table-cell>
          <table:table-cell office:value-type="float" office:value="8914" table:style-name="ce59">
            <text:p>8,914</text:p>
          </table:table-cell>
          <table:table-cell office:value-type="float" office:value="23080" table:style-name="ce45">
            <text:p>23,080</text:p>
          </table:table-cell>
          <table:table-cell office:value-type="float" office:value="12201" table:style-name="ce45">
            <text:p>12,201</text:p>
          </table:table-cell>
          <table:table-cell office:value-type="float" office:value="10879" table:style-name="ce60">
            <text:p>10,87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新城鄉</text:p>
          </table:table-cell>
          <table:table-cell office:value-type="float" office:value="7893" table:style-name="ce59">
            <text:p>7,893</text:p>
          </table:table-cell>
          <table:table-cell office:value-type="float" office:value="20019" table:style-name="ce45">
            <text:p>20,019</text:p>
          </table:table-cell>
          <table:table-cell office:value-type="float" office:value="10197" table:style-name="ce45">
            <text:p>10,197</text:p>
          </table:table-cell>
          <table:table-cell office:value-type="float" office:value="9822" table:style-name="ce60">
            <text:p>9,82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吉安鄉</text:p>
          </table:table-cell>
          <table:table-cell office:value-type="float" office:value="33067" table:style-name="ce59">
            <text:p>33,067</text:p>
          </table:table-cell>
          <table:table-cell office:value-type="float" office:value="83432" table:style-name="ce45">
            <text:p>83,432</text:p>
          </table:table-cell>
          <table:table-cell office:value-type="float" office:value="41738" table:style-name="ce45">
            <text:p>41,738</text:p>
          </table:table-cell>
          <table:table-cell office:value-type="float" office:value="41694" table:style-name="ce60">
            <text:p>41,69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壽豐鄉</text:p>
          </table:table-cell>
          <table:table-cell office:value-type="float" office:value="7355" table:style-name="ce59">
            <text:p>7,355</text:p>
          </table:table-cell>
          <table:table-cell office:value-type="float" office:value="17418" table:style-name="ce45">
            <text:p>17,418</text:p>
          </table:table-cell>
          <table:table-cell office:value-type="float" office:value="9249" table:style-name="ce45">
            <text:p>9,249</text:p>
          </table:table-cell>
          <table:table-cell office:value-type="float" office:value="8169" table:style-name="ce60">
            <text:p>8,16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光復鄉</text:p>
          </table:table-cell>
          <table:table-cell office:value-type="float" office:value="4972" table:style-name="ce59">
            <text:p>4,972</text:p>
          </table:table-cell>
          <table:table-cell office:value-type="float" office:value="12241" table:style-name="ce45">
            <text:p>12,241</text:p>
          </table:table-cell>
          <table:table-cell office:value-type="float" office:value="6514" table:style-name="ce45">
            <text:p>6,514</text:p>
          </table:table-cell>
          <table:table-cell office:value-type="float" office:value="5727" table:style-name="ce60">
            <text:p>5,72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豐濱鄉</text:p>
          </table:table-cell>
          <table:table-cell office:value-type="float" office:value="1690" table:style-name="ce59">
            <text:p>1,690</text:p>
          </table:table-cell>
          <table:table-cell office:value-type="float" office:value="4317" table:style-name="ce45">
            <text:p>4,317</text:p>
          </table:table-cell>
          <table:table-cell office:value-type="float" office:value="2428" table:style-name="ce45">
            <text:p>2,428</text:p>
          </table:table-cell>
          <table:table-cell office:value-type="float" office:value="1889" table:style-name="ce60">
            <text:p>1,88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瑞穗鄉</text:p>
          </table:table-cell>
          <table:table-cell office:value-type="float" office:value="4808" table:style-name="ce59">
            <text:p>4,808</text:p>
          </table:table-cell>
          <table:table-cell office:value-type="float" office:value="11236" table:style-name="ce45">
            <text:p>11,236</text:p>
          </table:table-cell>
          <table:table-cell office:value-type="float" office:value="6023" table:style-name="ce45">
            <text:p>6,023</text:p>
          </table:table-cell>
          <table:table-cell office:value-type="float" office:value="5213" table:style-name="ce60">
            <text:p>5,21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富里鄉</text:p>
          </table:table-cell>
          <table:table-cell office:value-type="float" office:value="4056" table:style-name="ce59">
            <text:p>4,056</text:p>
          </table:table-cell>
          <table:table-cell office:value-type="float" office:value="9883" table:style-name="ce45">
            <text:p>9,883</text:p>
          </table:table-cell>
          <table:table-cell office:value-type="float" office:value="5366" table:style-name="ce45">
            <text:p>5,366</text:p>
          </table:table-cell>
          <table:table-cell office:value-type="float" office:value="4517" table:style-name="ce60">
            <text:p>4,517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秀林鄉</text:p>
          </table:table-cell>
          <table:table-cell office:value-type="float" office:value="4967" table:style-name="ce59">
            <text:p>4,967</text:p>
          </table:table-cell>
          <table:table-cell office:value-type="float" office:value="16249" table:style-name="ce45">
            <text:p>16,249</text:p>
          </table:table-cell>
          <table:table-cell office:value-type="float" office:value="8340" table:style-name="ce45">
            <text:p>8,340</text:p>
          </table:table-cell>
          <table:table-cell office:value-type="float" office:value="7909" table:style-name="ce60">
            <text:p>7,909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萬榮鄉</text:p>
          </table:table-cell>
          <table:table-cell office:value-type="float" office:value="2123" table:style-name="ce59">
            <text:p>2,123</text:p>
          </table:table-cell>
          <table:table-cell office:value-type="float" office:value="6185" table:style-name="ce45">
            <text:p>6,185</text:p>
          </table:table-cell>
          <table:table-cell office:value-type="float" office:value="3250" table:style-name="ce45">
            <text:p>3,250</text:p>
          </table:table-cell>
          <table:table-cell office:value-type="float" office:value="2935" table:style-name="ce60">
            <text:p>2,935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卓溪鄉</text:p>
          </table:table-cell>
          <table:table-cell office:value-type="float" office:value="1705" table:style-name="ce62">
            <text:p>1,705</text:p>
          </table:table-cell>
          <table:table-cell office:value-type="float" office:value="5990" table:style-name="ce50">
            <text:p>5,990</text:p>
          </table:table-cell>
          <table:table-cell office:value-type="float" office:value="3274" table:style-name="ce50">
            <text:p>3,274</text:p>
          </table:table-cell>
          <table:table-cell office:value-type="float" office:value="2716" table:style-name="ce63">
            <text:p>2,716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64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澎湖縣</text:p>
          </table:table-cell>
          <table:table-cell office:value-type="float" office:value="41835" table:style-name="ce57">
            <text:p>41,835</text:p>
          </table:table-cell>
          <table:table-cell office:value-type="float" office:value="105645" table:style-name="ce41">
            <text:p>105,645</text:p>
          </table:table-cell>
          <table:table-cell office:value-type="float" office:value="54330" table:style-name="ce41">
            <text:p>54,330</text:p>
          </table:table-cell>
          <table:table-cell office:value-type="float" office:value="51315" table:style-name="ce58">
            <text:p>51,31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馬公市</text:p>
          </table:table-cell>
          <table:table-cell office:value-type="float" office:value="25426" table:style-name="ce59">
            <text:p>25,426</text:p>
          </table:table-cell>
          <table:table-cell office:value-type="float" office:value="62881" table:style-name="ce45">
            <text:p>62,881</text:p>
          </table:table-cell>
          <table:table-cell office:value-type="float" office:value="31915" table:style-name="ce45">
            <text:p>31,915</text:p>
          </table:table-cell>
          <table:table-cell office:value-type="float" office:value="30966" table:style-name="ce60">
            <text:p>30,96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湖西鄉</text:p>
          </table:table-cell>
          <table:table-cell office:value-type="float" office:value="6152" table:style-name="ce59">
            <text:p>6,152</text:p>
          </table:table-cell>
          <table:table-cell office:value-type="float" office:value="15265" table:style-name="ce45">
            <text:p>15,265</text:p>
          </table:table-cell>
          <table:table-cell office:value-type="float" office:value="8083" table:style-name="ce45">
            <text:p>8,083</text:p>
          </table:table-cell>
          <table:table-cell office:value-type="float" office:value="7182" table:style-name="ce60">
            <text:p>7,18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白沙鄉</text:p>
          </table:table-cell>
          <table:table-cell office:value-type="float" office:value="3634" table:style-name="ce59">
            <text:p>3,634</text:p>
          </table:table-cell>
          <table:table-cell office:value-type="float" office:value="9932" table:style-name="ce45">
            <text:p>9,932</text:p>
          </table:table-cell>
          <table:table-cell office:value-type="float" office:value="5150" table:style-name="ce45">
            <text:p>5,150</text:p>
          </table:table-cell>
          <table:table-cell office:value-type="float" office:value="4782" table:style-name="ce60">
            <text:p>4,78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西嶼鄉</text:p>
          </table:table-cell>
          <table:table-cell office:value-type="float" office:value="3086" table:style-name="ce59">
            <text:p>3,086</text:p>
          </table:table-cell>
          <table:table-cell office:value-type="float" office:value="8311" table:style-name="ce45">
            <text:p>8,311</text:p>
          </table:table-cell>
          <table:table-cell office:value-type="float" office:value="4278" table:style-name="ce45">
            <text:p>4,278</text:p>
          </table:table-cell>
          <table:table-cell office:value-type="float" office:value="4033" table:style-name="ce60">
            <text:p>4,03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望安鄉</text:p>
          </table:table-cell>
          <table:table-cell office:value-type="float" office:value="2074" table:style-name="ce59">
            <text:p>2,074</text:p>
          </table:table-cell>
          <table:table-cell office:value-type="float" office:value="5401" table:style-name="ce45">
            <text:p>5,401</text:p>
          </table:table-cell>
          <table:table-cell office:value-type="float" office:value="2923" table:style-name="ce45">
            <text:p>2,923</text:p>
          </table:table-cell>
          <table:table-cell office:value-type="float" office:value="2478" table:style-name="ce60">
            <text:p>2,478</text:p>
          </table:table-cell>
          <table:table-cell table:number-columns-repeated="16379"/>
        </table:table-row>
        <table:table-row table:style-name="ro4">
          <table:table-cell office:value-type="string" table:style-name="ce61">
            <text:p>七美鄉</text:p>
          </table:table-cell>
          <table:table-cell office:value-type="float" office:value="1463" table:style-name="ce62">
            <text:p>1,463</text:p>
          </table:table-cell>
          <table:table-cell office:value-type="float" office:value="3855" table:style-name="ce50">
            <text:p>3,855</text:p>
          </table:table-cell>
          <table:table-cell office:value-type="float" office:value="1981" table:style-name="ce50">
            <text:p>1,981</text:p>
          </table:table-cell>
          <table:table-cell office:value-type="float" office:value="1874" table:style-name="ce63">
            <text:p>1,874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46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style-name="ce1"/>
          <table:table-cell table:style-name="ce101"/>
          <table:table-cell office:value-type="string" table:style-name="ce3">
            <text:p>中華民國110年08月底</text:p>
          </table:table-cell>
          <table:table-cell table:number-columns-repeated="2" table:style-name="ce101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67">
            <text:p>人 <text:s text:c="7"/>口 <text:s text:c="7"/>數</text:p>
          </table:table-cell>
          <table:table-cell table:number-columns-repeated="2" table:style-name="ce3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102">
            <text:p>基隆市</text:p>
          </table:table-cell>
          <table:table-cell office:value-type="float" office:value="156127" table:style-name="ce57">
            <text:p>156,127</text:p>
          </table:table-cell>
          <table:table-cell office:value-type="float" office:value="365591" table:style-name="ce41">
            <text:p>365,591</text:p>
          </table:table-cell>
          <table:table-cell office:value-type="float" office:value="182283" table:style-name="ce41">
            <text:p>182,283</text:p>
          </table:table-cell>
          <table:table-cell office:value-type="float" office:value="183308" table:style-name="ce58">
            <text:p>183,308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中正區</text:p>
          </table:table-cell>
          <table:table-cell office:value-type="float" office:value="22914" table:style-name="ce59">
            <text:p>22,914</text:p>
          </table:table-cell>
          <table:table-cell office:value-type="float" office:value="50881" table:style-name="ce45">
            <text:p>50,881</text:p>
          </table:table-cell>
          <table:table-cell office:value-type="float" office:value="25855" table:style-name="ce45">
            <text:p>25,855</text:p>
          </table:table-cell>
          <table:table-cell office:value-type="float" office:value="25026" table:style-name="ce60">
            <text:p>25,026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七堵區</text:p>
          </table:table-cell>
          <table:table-cell office:value-type="float" office:value="21999" table:style-name="ce59">
            <text:p>21,999</text:p>
          </table:table-cell>
          <table:table-cell office:value-type="float" office:value="53514" table:style-name="ce45">
            <text:p>53,514</text:p>
          </table:table-cell>
          <table:table-cell office:value-type="float" office:value="26731" table:style-name="ce45">
            <text:p>26,731</text:p>
          </table:table-cell>
          <table:table-cell office:value-type="float" office:value="26783" table:style-name="ce60">
            <text:p>26,783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暖暖區</text:p>
          </table:table-cell>
          <table:table-cell office:value-type="float" office:value="16184" table:style-name="ce59">
            <text:p>16,184</text:p>
          </table:table-cell>
          <table:table-cell office:value-type="float" office:value="38475" table:style-name="ce45">
            <text:p>38,475</text:p>
          </table:table-cell>
          <table:table-cell office:value-type="float" office:value="19204" table:style-name="ce45">
            <text:p>19,204</text:p>
          </table:table-cell>
          <table:table-cell office:value-type="float" office:value="19271" table:style-name="ce60">
            <text:p>19,271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仁愛區</text:p>
          </table:table-cell>
          <table:table-cell office:value-type="float" office:value="18963" table:style-name="ce59">
            <text:p>18,963</text:p>
          </table:table-cell>
          <table:table-cell office:value-type="float" office:value="42215" table:style-name="ce45">
            <text:p>42,215</text:p>
          </table:table-cell>
          <table:table-cell office:value-type="float" office:value="20805" table:style-name="ce45">
            <text:p>20,805</text:p>
          </table:table-cell>
          <table:table-cell office:value-type="float" office:value="21410" table:style-name="ce60">
            <text:p>21,410</text:p>
          </table:table-cell>
          <table:table-cell table:number-columns-repeated="16379"/>
        </table:table-row>
        <table:table-row table:style-name="ro4">
          <table:table-cell office:value-type="string" table:style-name="ce103">
            <text:p>中山區</text:p>
          </table:table-cell>
          <table:table-cell office:value-type="float" office:value="19224" table:style-name="ce59">
            <text:p>19,224</text:p>
          </table:table-cell>
          <table:table-cell office:value-type="float" office:value="46008" table:style-name="ce45">
            <text:p>46,008</text:p>
          </table:table-cell>
          <table:table-cell office:value-type="float" office:value="23326" table:style-name="ce45">
            <text:p>23,326</text:p>
          </table:table-cell>
          <table:table-cell office:value-type="float" office:value="22682" table:style-name="ce60">
            <text:p>22,682</text:p>
          </table:table-cell>
          <table:table-cell table:number-columns-repeated="16379"/>
        </table:table-row>
        <table:table-row table:style-name="ro4">
          <table:table-cell office:value-type="string" table:style-name="ce103">
            <text:p>安樂區</text:p>
          </table:table-cell>
          <table:table-cell office:value-type="float" office:value="34100" table:style-name="ce59">
            <text:p>34,100</text:p>
          </table:table-cell>
          <table:table-cell office:value-type="float" office:value="81367" table:style-name="ce45">
            <text:p>81,367</text:p>
          </table:table-cell>
          <table:table-cell office:value-type="float" office:value="40278" table:style-name="ce45">
            <text:p>40,278</text:p>
          </table:table-cell>
          <table:table-cell office:value-type="float" office:value="41089" table:style-name="ce60">
            <text:p>41,089</text:p>
          </table:table-cell>
          <table:table-cell table:number-columns-repeated="16379"/>
        </table:table-row>
        <table:table-row table:style-name="ro4">
          <table:table-cell office:value-type="string" table:style-name="ce48">
            <text:p>信義區</text:p>
          </table:table-cell>
          <table:table-cell office:value-type="float" office:value="22743" table:style-name="ce62">
            <text:p>22,743</text:p>
          </table:table-cell>
          <table:table-cell office:value-type="float" office:value="53131" table:style-name="ce50">
            <text:p>53,131</text:p>
          </table:table-cell>
          <table:table-cell office:value-type="float" office:value="26084" table:style-name="ce50">
            <text:p>26,084</text:p>
          </table:table-cell>
          <table:table-cell office:value-type="float" office:value="27047" table:style-name="ce63">
            <text:p>27,047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新竹市</text:p>
          </table:table-cell>
          <table:table-cell office:value-type="float" office:value="173286" table:style-name="ce57">
            <text:p>173,286</text:p>
          </table:table-cell>
          <table:table-cell office:value-type="float" office:value="452781" table:style-name="ce41">
            <text:p>452,781</text:p>
          </table:table-cell>
          <table:table-cell office:value-type="float" office:value="223599" table:style-name="ce41">
            <text:p>223,599</text:p>
          </table:table-cell>
          <table:table-cell office:value-type="float" office:value="229182" table:style-name="ce58">
            <text:p>229,182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東 <text:s text:c="3"/>區</text:p>
          </table:table-cell>
          <table:table-cell office:value-type="float" office:value="84911" table:style-name="ce59">
            <text:p>84,911</text:p>
          </table:table-cell>
          <table:table-cell office:value-type="float" office:value="221387" table:style-name="ce45">
            <text:p>221,387</text:p>
          </table:table-cell>
          <table:table-cell office:value-type="float" office:value="109118" table:style-name="ce45">
            <text:p>109,118</text:p>
          </table:table-cell>
          <table:table-cell office:value-type="float" office:value="112269" table:style-name="ce60">
            <text:p>112,269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北 <text:s text:c="3"/>區</text:p>
          </table:table-cell>
          <table:table-cell office:value-type="float" office:value="59635" table:style-name="ce59">
            <text:p>59,635</text:p>
          </table:table-cell>
          <table:table-cell office:value-type="float" office:value="152619" table:style-name="ce45">
            <text:p>152,619</text:p>
          </table:table-cell>
          <table:table-cell office:value-type="float" office:value="74449" table:style-name="ce45">
            <text:p>74,449</text:p>
          </table:table-cell>
          <table:table-cell office:value-type="float" office:value="78170" table:style-name="ce60">
            <text:p>78,170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香山區</text:p>
          </table:table-cell>
          <table:table-cell office:value-type="float" office:value="28740" table:style-name="ce62">
            <text:p>28,740</text:p>
          </table:table-cell>
          <table:table-cell office:value-type="float" office:value="78775" table:style-name="ce50">
            <text:p>78,775</text:p>
          </table:table-cell>
          <table:table-cell office:value-type="float" office:value="40032" table:style-name="ce50">
            <text:p>40,032</text:p>
          </table:table-cell>
          <table:table-cell office:value-type="float" office:value="38743" table:style-name="ce63">
            <text:p>38,743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嘉義市</text:p>
          </table:table-cell>
          <table:table-cell office:value-type="float" office:value="101629" table:style-name="ce57">
            <text:p>101,629</text:p>
          </table:table-cell>
          <table:table-cell office:value-type="float" office:value="264858" table:style-name="ce41">
            <text:p>264,858</text:p>
          </table:table-cell>
          <table:table-cell office:value-type="float" office:value="127987" table:style-name="ce41">
            <text:p>127,987</text:p>
          </table:table-cell>
          <table:table-cell office:value-type="float" office:value="136871" table:style-name="ce58">
            <text:p>136,871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東 <text:s text:c="3"/>區</text:p>
          </table:table-cell>
          <table:table-cell office:value-type="float" office:value="46082" table:style-name="ce59">
            <text:p>46,082</text:p>
          </table:table-cell>
          <table:table-cell office:value-type="float" office:value="119241" table:style-name="ce45">
            <text:p>119,241</text:p>
          </table:table-cell>
          <table:table-cell office:value-type="float" office:value="57089" table:style-name="ce45">
            <text:p>57,089</text:p>
          </table:table-cell>
          <table:table-cell office:value-type="float" office:value="62152" table:style-name="ce60">
            <text:p>62,152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西 <text:s text:c="3"/>區</text:p>
          </table:table-cell>
          <table:table-cell office:value-type="float" office:value="55547" table:style-name="ce62">
            <text:p>55,547</text:p>
          </table:table-cell>
          <table:table-cell office:value-type="float" office:value="145617" table:style-name="ce50">
            <text:p>145,617</text:p>
          </table:table-cell>
          <table:table-cell office:value-type="float" office:value="70898" table:style-name="ce50">
            <text:p>70,898</text:p>
          </table:table-cell>
          <table:table-cell office:value-type="float" office:value="74719" table:style-name="ce63">
            <text:p>74,719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67">
            <text:p>人 <text:s text:c="7"/>口 <text:s text:c="7"/>數</text:p>
          </table:table-cell>
          <table:table-cell table:number-columns-repeated="2" table:style-name="ce3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金門縣</text:p>
          </table:table-cell>
          <table:table-cell office:value-type="float" office:value="42320" table:style-name="ce57">
            <text:p>42,320</text:p>
          </table:table-cell>
          <table:table-cell office:value-type="float" office:value="140004" table:style-name="ce41">
            <text:p>140,004</text:p>
          </table:table-cell>
          <table:table-cell office:value-type="float" office:value="69796" table:style-name="ce41">
            <text:p>69,796</text:p>
          </table:table-cell>
          <table:table-cell office:value-type="float" office:value="70208" table:style-name="ce58">
            <text:p>70,20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金城鎮</text:p>
          </table:table-cell>
          <table:table-cell office:value-type="float" office:value="13251" table:style-name="ce59">
            <text:p>13,251</text:p>
          </table:table-cell>
          <table:table-cell office:value-type="float" office:value="42795" table:style-name="ce45">
            <text:p>42,795</text:p>
          </table:table-cell>
          <table:table-cell office:value-type="float" office:value="21328" table:style-name="ce45">
            <text:p>21,328</text:p>
          </table:table-cell>
          <table:table-cell office:value-type="float" office:value="21467" table:style-name="ce60">
            <text:p>21,46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金湖鎮</text:p>
          </table:table-cell>
          <table:table-cell office:value-type="float" office:value="9477" table:style-name="ce59">
            <text:p>9,477</text:p>
          </table:table-cell>
          <table:table-cell office:value-type="float" office:value="30427" table:style-name="ce45">
            <text:p>30,427</text:p>
          </table:table-cell>
          <table:table-cell office:value-type="float" office:value="15223" table:style-name="ce45">
            <text:p>15,223</text:p>
          </table:table-cell>
          <table:table-cell office:value-type="float" office:value="15204" table:style-name="ce60">
            <text:p>15,20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金沙鎮</text:p>
          </table:table-cell>
          <table:table-cell office:value-type="float" office:value="6504" table:style-name="ce59">
            <text:p>6,504</text:p>
          </table:table-cell>
          <table:table-cell office:value-type="float" office:value="20653" table:style-name="ce45">
            <text:p>20,653</text:p>
          </table:table-cell>
          <table:table-cell office:value-type="float" office:value="10165" table:style-name="ce45">
            <text:p>10,165</text:p>
          </table:table-cell>
          <table:table-cell office:value-type="float" office:value="10488" table:style-name="ce60">
            <text:p>10,48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金寧鄉</text:p>
          </table:table-cell>
          <table:table-cell office:value-type="float" office:value="9701" table:style-name="ce59">
            <text:p>9,701</text:p>
          </table:table-cell>
          <table:table-cell office:value-type="float" office:value="32815" table:style-name="ce45">
            <text:p>32,815</text:p>
          </table:table-cell>
          <table:table-cell office:value-type="float" office:value="16458" table:style-name="ce45">
            <text:p>16,458</text:p>
          </table:table-cell>
          <table:table-cell office:value-type="float" office:value="16357" table:style-name="ce60">
            <text:p>16,35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烈嶼鄉</text:p>
          </table:table-cell>
          <table:table-cell office:value-type="float" office:value="3255" table:style-name="ce59">
            <text:p>3,255</text:p>
          </table:table-cell>
          <table:table-cell office:value-type="float" office:value="12652" table:style-name="ce45">
            <text:p>12,652</text:p>
          </table:table-cell>
          <table:table-cell office:value-type="float" office:value="6284" table:style-name="ce45">
            <text:p>6,284</text:p>
          </table:table-cell>
          <table:table-cell office:value-type="float" office:value="6368" table:style-name="ce60">
            <text:p>6,368</text:p>
          </table:table-cell>
          <table:table-cell table:number-columns-repeated="16379"/>
        </table:table-row>
        <table:table-row table:style-name="ro4">
          <table:table-cell office:value-type="string" table:style-name="ce61">
            <text:p>烏坵鄉</text:p>
          </table:table-cell>
          <table:table-cell office:value-type="float" office:value="132" table:style-name="ce62">
            <text:p>132</text:p>
          </table:table-cell>
          <table:table-cell office:value-type="float" office:value="662" table:style-name="ce50">
            <text:p>662</text:p>
          </table:table-cell>
          <table:table-cell office:value-type="float" office:value="338" table:style-name="ce50">
            <text:p>338</text:p>
          </table:table-cell>
          <table:table-cell office:value-type="float" office:value="324" table:style-name="ce63">
            <text:p>324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46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0年08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67">
            <text:p>人 <text:s text:c="7"/>口 <text:s text:c="7"/>數</text:p>
          </table:table-cell>
          <table:table-cell table:number-columns-repeated="2" table:style-name="ce3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連江縣</text:p>
          </table:table-cell>
          <table:table-cell office:value-type="float" office:value="3480" table:style-name="ce57">
            <text:p>3,480</text:p>
          </table:table-cell>
          <table:table-cell office:value-type="float" office:value="13420" table:style-name="ce41">
            <text:p>13,420</text:p>
          </table:table-cell>
          <table:table-cell office:value-type="float" office:value="7764" table:style-name="ce41">
            <text:p>7,764</text:p>
          </table:table-cell>
          <table:table-cell office:value-type="float" office:value="5656" table:style-name="ce58">
            <text:p>5,65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南竿鄉</text:p>
          </table:table-cell>
          <table:table-cell office:value-type="float" office:value="1975" table:style-name="ce59">
            <text:p>1,975</text:p>
          </table:table-cell>
          <table:table-cell office:value-type="float" office:value="7636" table:style-name="ce45">
            <text:p>7,636</text:p>
          </table:table-cell>
          <table:table-cell office:value-type="float" office:value="4303" table:style-name="ce45">
            <text:p>4,303</text:p>
          </table:table-cell>
          <table:table-cell office:value-type="float" office:value="3333" table:style-name="ce60">
            <text:p>3,33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北竿鄉</text:p>
          </table:table-cell>
          <table:table-cell office:value-type="float" office:value="826" table:style-name="ce59">
            <text:p>826</text:p>
          </table:table-cell>
          <table:table-cell office:value-type="float" office:value="2840" table:style-name="ce45">
            <text:p>2,840</text:p>
          </table:table-cell>
          <table:table-cell office:value-type="float" office:value="1642" table:style-name="ce45">
            <text:p>1,642</text:p>
          </table:table-cell>
          <table:table-cell office:value-type="float" office:value="1198" table:style-name="ce60">
            <text:p>1,19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莒光鄉</text:p>
          </table:table-cell>
          <table:table-cell office:value-type="float" office:value="324" table:style-name="ce59">
            <text:p>324</text:p>
          </table:table-cell>
          <table:table-cell office:value-type="float" office:value="1492" table:style-name="ce45">
            <text:p>1,492</text:p>
          </table:table-cell>
          <table:table-cell office:value-type="float" office:value="933" table:style-name="ce45">
            <text:p>933</text:p>
          </table:table-cell>
          <table:table-cell office:value-type="float" office:value="559" table:style-name="ce60">
            <text:p>559</text:p>
          </table:table-cell>
          <table:table-cell table:number-columns-repeated="16379"/>
        </table:table-row>
        <table:table-row table:style-name="ro4">
          <table:table-cell office:value-type="string" table:style-name="ce61">
            <text:p>東引鄉</text:p>
          </table:table-cell>
          <table:table-cell office:value-type="float" office:value="355" table:style-name="ce62">
            <text:p>355</text:p>
          </table:table-cell>
          <table:table-cell office:value-type="float" office:value="1452" table:style-name="ce50">
            <text:p>1,452</text:p>
          </table:table-cell>
          <table:table-cell office:value-type="float" office:value="886" table:style-name="ce50">
            <text:p>886</text:p>
          </table:table-cell>
          <table:table-cell office:value-type="float" office:value="566" table:style-name="ce63">
            <text:p>566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style style:name="T1" style:family="text"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</office:automatic-styles>
  <office:master-styles>
    <style:master-page style:name="mp1" style:page-layout-name="pm1">
      <style:header>
        <text:p><text:span text:style-name="T1">各縣市鄉鎮市區戶數及人口數按性別分</text:span></text:p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09-06T03:37:29Z</meta:creation-date>
    <dc:date>2021-09-06T03:38:04Z</dc:date>
  </office:meta>
</office:document-meta>
</file>